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charset="x-symbol"/>
    <style:font-face style:name="Arial4" svg:font-family="Arial" style:font-family-generic="roman" style:font-charset="x-symbol"/>
    <style:font-face style:name="Symbol1" svg:font-family="Symbol" style:font-family-generic="roman"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Academy" svg:font-family="Academy, 'Times New 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4.002cm" fo:margin-left="1cm" table:align="left" style:writing-mode="lr-tb"/>
    </style:style>
    <style:style style:name="Таблица1.A" style:family="table-column">
      <style:table-column-properties style:column-width="5.001cm"/>
    </style:style>
    <style:style style:name="Таблица1.B" style:family="table-column">
      <style:table-column-properties style:column-width="9.001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3.018cm" fo:margin-left="2.992cm" table:align="left" style:writing-mode="lr-tb"/>
    </style:style>
    <style:style style:name="Таблица2.A" style:family="table-column">
      <style:table-column-properties style:column-width="0.751cm"/>
    </style:style>
    <style:style style:name="Таблица2.B" style:family="table-column">
      <style:table-column-properties style:column-width="0.75cm"/>
    </style:style>
    <style:style style:name="Таблица2.D" style:family="table-column">
      <style:table-column-properties style:column-width="0.767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D1" style:family="table-cell">
      <style:table-cell-properties style:vertical-align="top" fo:padding-left="0.191cm" fo:padding-right="0.191cm" fo:padding-top="0cm" fo:padding-bottom="0cm" fo:border="0.018cm solid #000000" style:writing-mode="lr-tb"/>
    </style:style>
    <style:style style:name="Таблица2.4" style:family="table-row">
      <style:table-row-properties style:min-row-height="0.108cm" style:keep-together="true" fo:keep-together="auto"/>
    </style:style>
    <style:style style:name="Таблица3" style:family="table">
      <style:table-properties style:width="4.269cm" fo:margin-left="2.242cm" table:align="left" style:writing-mode="lr-tb"/>
    </style:style>
    <style:style style:name="Таблица3.A" style:family="table-column">
      <style:table-column-properties style:column-width="1cm"/>
    </style:style>
    <style:style style:name="Таблица3.C" style:family="table-column">
      <style:table-column-properties style:column-width="1.251cm"/>
    </style:style>
    <style:style style:name="Таблица3.D" style:family="table-column">
      <style:table-column-properties style:column-width="1.018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D1" style:family="table-cell">
      <style:table-cell-properties style:vertical-align="top" fo:padding-left="0.191cm" fo:padding-right="0.191cm" fo:padding-top="0cm" fo:padding-bottom="0cm" fo:border="0.018cm solid #000000" style:writing-mode="lr-tb"/>
    </style:style>
    <style:style style:name="Таблица3.4" style:family="table-row">
      <style:table-row-properties style:min-row-height="0.108cm" style:keep-together="true" fo:keep-together="auto"/>
    </style:style>
    <style:style style:name="Таблица4" style:family="table">
      <style:table-properties style:width="6.018cm" fo:margin-left="2.242cm" table:align="left" style:writing-mode="lr-tb"/>
    </style:style>
    <style:style style:name="Таблица4.A" style:family="table-column">
      <style:table-column-properties style:column-width="1cm"/>
    </style:style>
    <style:style style:name="Таблица4.B" style:family="table-column">
      <style:table-column-properties style:column-width="2cm"/>
    </style:style>
    <style:style style:name="Таблица4.D" style:family="table-column">
      <style:table-column-properties style:column-width="1.018cm"/>
    </style:style>
    <style:style style:name="Таблица4.1" style:family="table-row">
      <style:table-row-properties style:keep-together="true" fo:keep-together="auto"/>
    </style:style>
    <style:style style:name="Таблица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D1" style:family="table-cell">
      <style:table-cell-properties style:vertical-align="top" fo:padding-left="0.191cm" fo:padding-right="0.191cm" fo:padding-top="0cm" fo:padding-bottom="0cm" fo:border="0.018cm solid #000000" style:writing-mode="lr-tb"/>
    </style:style>
    <style:style style:name="Таблица4.4" style:family="table-row">
      <style:table-row-properties style:min-row-height="0.108cm" style:keep-together="true" fo:keep-together="auto"/>
    </style:style>
    <style:style style:name="Таблица5" style:family="table">
      <style:table-properties style:width="17.336cm" fo:margin-left="-0.199cm" table:align="left" style:writing-mode="lr-tb"/>
    </style:style>
    <style:style style:name="Таблица5.A" style:family="table-column">
      <style:table-column-properties style:column-width="3.942cm"/>
    </style:style>
    <style:style style:name="Таблица5.B" style:family="table-column">
      <style:table-column-properties style:column-width="13.393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B1" style:family="table-cell">
      <style:table-cell-properties style:vertical-align="top" fo:padding-left="0.191cm" fo:padding-right="0.191cm" fo:padding-top="0cm" fo:padding-bottom="0cm" fo:border="0.018cm solid #000000" style:writing-mode="lr-tb"/>
    </style:style>
    <style:style style:name="Таблица6" style:family="table">
      <style:table-properties style:width="13.053cm" table:align="center" style:writing-mode="lr-tb"/>
    </style:style>
    <style:style style:name="Таблица6.A" style:family="table-column">
      <style:table-column-properties style:column-width="3.191cm"/>
    </style:style>
    <style:style style:name="Таблица6.B" style:family="table-column">
      <style:table-column-properties style:column-width="2cm"/>
    </style:style>
    <style:style style:name="Таблица6.D" style:family="table-column">
      <style:table-column-properties style:column-width="1.843cm"/>
    </style:style>
    <style:style style:name="Таблица6.F" style:family="table-column">
      <style:table-column-properties style:column-width="2.018cm"/>
    </style:style>
    <style:style style:name="Таблица6.1" style:family="table-row">
      <style:table-row-properties style:min-row-height="1.034cm" style:keep-together="true" fo:keep-together="auto"/>
    </style:style>
    <style:style style:name="Таблица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F1" style:family="table-cell">
      <style:table-cell-properties style:vertical-align="top" fo:padding-left="0.191cm" fo:padding-right="0.191cm" fo:padding-top="0cm" fo:padding-bottom="0cm" fo:border="0.018cm solid #000000" style:writing-mode="lr-tb"/>
    </style:style>
    <style:style style:name="Таблица6.2" style:family="table-row">
      <style:table-row-properties style:keep-together="false" fo:keep-together="always"/>
    </style:style>
    <style:style style:name="Таблица6.B2.1" style:family="table-row">
      <style:table-row-properties style:row-height="0.635cm" style:keep-together="false" fo:keep-together="always"/>
    </style:style>
    <style:style style:name="P1" style:family="paragraph" style:parent-style-name="Header">
      <style:paragraph-properties fo:margin-left="0cm" fo:margin-right="0.635cm" fo:text-indent="0cm" style:auto-text-indent="false"/>
    </style:style>
    <style:style style:name="P2" style:family="paragraph" style:parent-style-name="Heading_20_3">
      <style:paragraph-properties fo:margin-left="0cm" fo:margin-right="0cm" fo:text-align="start" style:justify-single-word="false" fo:text-indent="0cm" style:auto-text-indent="false"/>
    </style:style>
    <style:style style:name="P3" style:family="paragraph" style:parent-style-name="Heading_20_4">
      <style:paragraph-properties fo:margin-left="0cm" fo:margin-right="0cm" fo:text-align="start" style:justify-single-word="false" fo:text-indent="0cm" style:auto-text-indent="false"/>
      <style:text-properties fo:font-size="12pt" style:font-size-asian="12pt" style:font-size-complex="12pt"/>
    </style:style>
    <style:style style:name="P4" style:family="paragraph" style:parent-style-name="Heading_20_6">
      <style:paragraph-properties fo:margin-left="0cm" fo:margin-right="0cm" fo:text-align="start" style:justify-single-word="false" fo:text-indent="0cm" style:auto-text-indent="false"/>
      <style:text-properties fo:language="en" fo:country="US"/>
    </style:style>
    <style:style style:name="P5" style:family="paragraph" style:parent-style-name="Text_20_body_20_indent">
      <style:paragraph-properties fo:margin-left="0cm" fo:margin-right="0cm" fo:text-align="start" style:justify-single-word="false" fo:text-indent="0cm" style:auto-text-indent="false"/>
      <style:text-properties fo:font-size="12pt" fo:font-weight="bold" style:font-size-asian="12pt" style:font-weight-asian="bold" style:font-size-complex="12pt"/>
    </style:style>
    <style:style style:name="P6" style:family="paragraph" style:parent-style-name="Text_20_body_20_indent">
      <style:paragraph-properties fo:margin-left="0cm" fo:margin-right="0cm" fo:text-align="start" style:justify-single-word="false" fo:text-indent="0cm" style:auto-text-indent="false"/>
      <style:text-properties fo:font-size="12pt" fo:language="en" fo:country="US" fo:font-weight="bold" style:font-size-asian="12pt" style:font-weight-asian="bold" style:font-size-complex="12pt"/>
    </style:style>
    <style:style style:name="P7" style:family="paragraph" style:parent-style-name="Основной_20_текст_20_с_20_отступом_20_3">
      <style:paragraph-properties fo:margin-left="0cm" fo:margin-right="0cm" fo:text-indent="0cm" style:auto-text-indent="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font-size="12pt" fo:font-weight="bold" style:font-size-asian="12pt" style:font-weight-asian="bold" style:font-size-complex="12pt"/>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Standard">
      <style:paragraph-properties fo:text-align="center" style:justify-single-word="false" style:snap-to-layout-grid="false"/>
      <style:text-properties fo:font-size="12pt" style:font-size-asian="12pt"/>
    </style:style>
    <style:style style:name="P13" style:family="paragraph" style:parent-style-name="Standard">
      <style:paragraph-properties fo:text-align="center" style:justify-single-word="false"/>
      <style:text-properties fo:font-size="12pt" fo:language="en" fo:country="US" style:font-size-asian="12pt"/>
    </style:style>
    <style:style style:name="P14" style:family="paragraph" style:parent-style-name="Standard">
      <style:paragraph-properties fo:text-align="center" style:justify-single-word="false" style:snap-to-layout-grid="false"/>
      <style:text-properties fo:font-size="12pt" fo:language="en" fo:country="US" style:font-size-asian="12pt"/>
    </style:style>
    <style:style style:name="P15" style:family="paragraph" style:parent-style-name="Standard">
      <style:paragraph-properties fo:text-align="justify" style:justify-single-word="false"/>
    </style:style>
    <style:style style:name="P16" style:family="paragraph" style:parent-style-name="Standard">
      <style:text-properties fo:font-size="14pt" style:font-size-asian="14pt"/>
    </style:style>
    <style:style style:name="P17" style:family="paragraph" style:parent-style-name="Standard">
      <style:paragraph-properties fo:text-align="justify" style:justify-single-word="false"/>
      <style:text-properties fo:font-size="14pt" style:font-size-asian="14pt"/>
    </style:style>
    <style:style style:name="P18" style:family="paragraph" style:parent-style-name="Standard">
      <style:paragraph-properties fo:text-align="justify" style:justify-single-word="false" style:snap-to-layout-grid="false"/>
      <style:text-properties fo:font-size="14pt" style:font-size-asian="14pt"/>
    </style:style>
    <style:style style:name="P19" style:family="paragraph" style:parent-style-name="Standard">
      <style:paragraph-properties fo:text-align="center" style:justify-single-word="false"/>
      <style:text-properties fo:font-size="14pt" style:font-size-asian="14pt"/>
    </style:style>
    <style:style style:name="P20" style:family="paragraph" style:parent-style-name="Standard">
      <style:paragraph-properties style:snap-to-layout-grid="false"/>
      <style:text-properties fo:font-size="14pt" style:font-size-asian="14pt"/>
    </style:style>
    <style:style style:name="P21" style:family="paragraph" style:parent-style-name="Standard">
      <style:paragraph-properties fo:text-align="center" style:justify-single-word="false" style:snap-to-layout-grid="false"/>
      <style:text-properties fo:font-size="14pt" fo:font-style="italic" style:font-size-asian="14pt" style:font-style-asian="italic"/>
    </style:style>
    <style:style style:name="P22" style:family="paragraph" style:parent-style-name="Standard">
      <style:text-properties fo:font-size="14pt" fo:font-weight="bold" style:font-size-asian="14pt" style:font-weight-asian="bold"/>
    </style:style>
    <style:style style:name="P23" style:family="paragraph" style:parent-style-name="Standard">
      <style:paragraph-properties fo:text-align="justify" style:justify-single-word="false"/>
      <style:text-properties fo:font-size="14pt" fo:font-weight="bold" style:font-size-asian="14pt" style:font-weight-asian="bold"/>
    </style:style>
    <style:style style:name="P24" style:family="paragraph" style:parent-style-name="Standard">
      <style:paragraph-properties fo:text-align="justify" style:justify-single-word="false"/>
      <style:text-properties fo:font-size="14pt" fo:language="zxx" fo:country="none" style:font-size-asian="14pt" style:language-asian="zxx" style:country-asian="none"/>
    </style:style>
    <style:style style:name="P25" style:family="paragraph" style:parent-style-name="Standard">
      <style:paragraph-properties fo:text-align="justify" style:justify-single-word="false"/>
      <style:text-properties fo:font-size="14pt" style:text-underline-style="solid" style:text-underline-width="auto" style:text-underline-color="font-color" style:font-size-asian="14pt"/>
    </style:style>
    <style:style style:name="P26" style:family="paragraph" style:parent-style-name="Standard">
      <style:text-properties fo:font-size="14pt" fo:language="en" fo:country="US" style:font-size-asian="14pt"/>
    </style:style>
    <style:style style:name="P27" style:family="paragraph" style:parent-style-name="Standard">
      <style:paragraph-properties style:snap-to-layout-grid="false"/>
      <style:text-properties style:text-position="sub 58%" fo:font-size="14pt" style:font-size-asian="14pt"/>
    </style:style>
    <style:style style:name="P28" style:family="paragraph" style:parent-style-name="Standard">
      <style:text-properties style:text-position="super 58%" fo:font-size="14pt" style:font-size-asian="14pt"/>
    </style:style>
    <style:style style:name="P29" style:family="paragraph" style:parent-style-name="Standard">
      <style:paragraph-properties fo:text-align="justify" style:justify-single-word="false"/>
      <style:text-properties style:font-name="Courier New" fo:font-size="12pt" style:font-size-asian="12pt"/>
    </style:style>
    <style:style style:name="P30" style:family="paragraph" style:parent-style-name="Standard">
      <style:paragraph-properties fo:text-align="center" style:justify-single-word="false" style:snap-to-layout-grid="false"/>
      <style:text-properties style:font-name="Courier New" fo:font-size="12pt" style:font-size-asian="12pt"/>
    </style:style>
    <style:style style:name="P31" style:family="paragraph" style:parent-style-name="Standard">
      <style:text-properties style:font-name="Courier New" fo:font-size="13pt" style:font-size-asian="13pt"/>
    </style:style>
    <style:style style:name="P32" style:family="paragraph" style:parent-style-name="Standard">
      <style:text-properties style:font-name="Courier New" fo:font-size="8pt" fo:font-weight="bold" style:font-size-asian="8pt" style:font-weight-asian="bold"/>
    </style:style>
    <style:style style:name="P33" style:family="paragraph" style:parent-style-name="Standard">
      <style:text-properties style:font-name="Courier New" fo:font-size="8pt" fo:language="en" fo:country="US" fo:font-weight="bold" style:font-size-asian="8pt" style:font-weight-asian="bold"/>
    </style:style>
    <style:style style:name="P34" style:family="paragraph" style:parent-style-name="Standard">
      <style:text-properties fo:font-size="13pt" fo:font-weight="bold" style:font-size-asian="13pt" style:font-weight-asian="bold"/>
    </style:style>
    <style:style style:name="P35" style:family="paragraph" style:parent-style-name="Standard">
      <style:text-properties fo:font-size="13pt" style:font-size-asian="13pt"/>
    </style:style>
    <style:style style:name="P36" style:family="paragraph" style:parent-style-name="Standard">
      <style:text-properties fo:font-size="13pt" style:text-underline-style="solid" style:text-underline-width="auto" style:text-underline-color="font-color" style:font-size-asian="13pt"/>
    </style:style>
    <style:style style:name="P37" style:family="paragraph" style:parent-style-name="Standard">
      <style:text-properties fo:font-size="13pt" fo:font-style="italic" style:font-size-asian="13pt" style:font-style-asian="italic"/>
    </style:style>
    <style:style style:name="P38" style:family="paragraph" style:parent-style-name="Standard">
      <style:text-properties fo:font-size="13pt" fo:language="en" fo:country="US" style:font-size-asian="13pt"/>
    </style:style>
    <style:style style:name="P39" style:family="paragraph" style:parent-style-name="Standard">
      <style:text-properties fo:font-size="13pt" fo:language="en" fo:country="US" fo:font-style="italic" style:font-size-asian="13pt" style:font-style-asian="italic"/>
    </style:style>
    <style:style style:name="P40" style:family="paragraph" style:parent-style-name="Standard">
      <style:paragraph-properties fo:margin-left="0cm" fo:margin-right="0cm" fo:text-align="justify" style:justify-single-word="false" fo:text-indent="1cm" style:auto-text-indent="false"/>
    </style:style>
    <style:style style:name="P41"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P42" style:family="paragraph" style:parent-style-name="Standard">
      <style:paragraph-properties fo:margin-left="0cm" fo:margin-right="0cm" fo:text-align="justify" style:justify-single-word="false" fo:text-indent="1cm" style:auto-text-indent="false"/>
      <style:text-properties fo:font-size="12pt" style:font-size-asian="12pt" style:font-size-complex="12pt"/>
    </style:style>
    <style:style style:name="P43" style:family="paragraph" style:parent-style-name="Standard">
      <style:paragraph-properties fo:margin-left="0cm" fo:margin-right="0cm" fo:text-indent="1cm" style:auto-text-indent="false"/>
      <style:text-properties fo:font-size="14pt" style:font-size-asian="14pt"/>
    </style:style>
    <style:style style:name="P44" style:family="paragraph" style:parent-style-name="Standard">
      <style:paragraph-properties fo:margin-left="0cm" fo:margin-right="0cm" fo:text-align="justify" style:justify-single-word="false" fo:text-indent="1cm" style:auto-text-indent="false"/>
      <style:text-properties fo:font-size="14pt" style:font-size-asian="14pt"/>
    </style:style>
    <style:style style:name="P45" style:family="paragraph" style:parent-style-name="Standard">
      <style:paragraph-properties fo:margin-left="0cm" fo:margin-right="0cm" fo:text-align="center" style:justify-single-word="false" fo:text-indent="1cm" style:auto-text-indent="false"/>
      <style:text-properties fo:font-size="14pt" style:font-size-asian="14pt"/>
    </style:style>
    <style:style style:name="P46" style:family="paragraph" style:parent-style-name="Standard">
      <style:paragraph-properties fo:margin-left="0cm" fo:margin-right="0cm" fo:text-align="justify" style:justify-single-word="false" fo:text-indent="1cm" style:auto-text-indent="false"/>
      <style:text-properties fo:font-size="14pt" fo:language="zxx" fo:country="none" style:font-size-asian="14pt" style:language-asian="zxx" style:country-asian="none"/>
    </style:style>
    <style:style style:name="P47" style:family="paragraph" style:parent-style-name="Standard">
      <style:paragraph-properties fo:margin-left="0cm" fo:margin-right="0cm" fo:text-align="justify" style:justify-single-word="false" fo:text-indent="1cm" style:auto-text-indent="false"/>
      <style:text-properties fo:font-size="14pt" style:text-underline-style="solid" style:text-underline-width="auto" style:text-underline-color="font-color" style:font-size-asian="14pt"/>
    </style:style>
    <style:style style:name="P48" style:family="paragraph" style:parent-style-name="Standard">
      <style:paragraph-properties fo:margin-left="0cm" fo:margin-right="0cm" fo:text-align="justify" style:justify-single-word="false" fo:text-indent="1cm" style:auto-text-indent="false"/>
      <style:text-properties fo:font-size="14pt" fo:language="en" fo:country="US" style:font-size-asian="14pt"/>
    </style:style>
    <style:style style:name="P49" style:family="paragraph" style:parent-style-name="Standard">
      <style:paragraph-properties fo:margin-left="0cm" fo:margin-right="0cm" fo:text-align="center" style:justify-single-word="false" fo:text-indent="1cm" style:auto-text-indent="false"/>
    </style:style>
    <style:style style:name="P50" style:family="paragraph" style:parent-style-name="Standard">
      <style:paragraph-properties fo:margin-left="0cm" fo:margin-right="0cm" fo:text-align="center" style:justify-single-word="false" fo:text-indent="1cm" style:auto-text-indent="false"/>
      <style:text-properties style:text-position="super 58%" fo:font-size="14pt" style:font-size-asian="14pt"/>
    </style:style>
    <style:style style:name="P51" style:family="paragraph" style:parent-style-name="Диплом">
      <style:paragraph-properties fo:margin-left="0cm" fo:margin-right="0cm" fo:line-height="100%" fo:text-indent="1cm" style:auto-text-indent="false"/>
      <style:text-properties fo:font-size="14pt" fo:language="en" fo:country="US" style:font-size-asian="14pt"/>
    </style:style>
    <style:style style:name="P52" style:family="paragraph" style:parent-style-name="Standard">
      <style:paragraph-properties fo:margin-left="4.001cm" fo:margin-right="0cm" fo:text-indent="0cm" style:auto-text-indent="false"/>
    </style:style>
    <style:style style:name="P53" style:family="paragraph" style:parent-style-name="Standard">
      <style:paragraph-properties fo:margin-left="4.001cm" fo:margin-right="0cm" fo:text-indent="0cm" style:auto-text-indent="false"/>
      <style:text-properties style:text-position="sub 58%" fo:font-size="14pt" style:font-size-asian="14pt"/>
    </style:style>
    <style:style style:name="P54" style:family="paragraph" style:parent-style-name="Standard">
      <style:paragraph-properties fo:margin-left="1cm" fo:margin-right="0cm" fo:text-align="center" style:justify-single-word="false" fo:text-indent="0cm" style:auto-text-indent="false"/>
      <style:text-properties fo:font-size="14pt" style:font-size-asian="14pt"/>
    </style:style>
    <style:style style:name="P55" style:family="paragraph" style:parent-style-name="Standard">
      <style:paragraph-properties fo:margin-left="1cm" fo:margin-right="0cm" fo:text-align="center" style:justify-single-word="false" fo:text-indent="0cm" style:auto-text-indent="false"/>
    </style:style>
    <style:style style:name="P56" style:family="paragraph" style:parent-style-name="Standard">
      <style:paragraph-properties fo:margin-left="6.251cm" fo:margin-right="0cm" fo:text-indent="0cm" style:auto-text-indent="false"/>
    </style:style>
    <style:style style:name="P57" style:family="paragraph" style:parent-style-name="Standard">
      <style:paragraph-properties fo:margin-left="0cm" fo:margin-right="0cm" fo:text-align="justify" style:justify-single-word="false" fo:text-indent="1.27cm" style:auto-text-indent="false"/>
    </style:style>
    <style:style style:name="P58" style:family="paragraph" style:parent-style-name="Standard">
      <style:paragraph-properties fo:margin-left="0cm" fo:margin-right="0cm" fo:text-indent="1.27cm" style:auto-text-indent="false"/>
      <style:text-properties fo:font-size="14pt" style:font-size-asian="14pt"/>
    </style:style>
    <style:style style:name="P59" style:family="paragraph" style:parent-style-name="Standard">
      <style:paragraph-properties fo:margin-left="0cm" fo:margin-right="0cm" fo:text-align="justify" style:justify-single-word="false" fo:text-indent="1.27cm" style:auto-text-indent="false"/>
      <style:text-properties fo:font-size="14pt" style:font-size-asian="14pt"/>
    </style:style>
    <style:style style:name="P60" style:family="paragraph" style:parent-style-name="Text">
      <style:paragraph-properties fo:margin-left="0cm" fo:margin-right="0cm" fo:text-align="justify" style:justify-single-word="false" fo:text-indent="1.27cm" style:auto-text-indent="false"/>
      <style:text-properties style:font-name="Times New Roman" fo:font-size="12pt" style:font-size-asian="12pt"/>
    </style:style>
    <style:style style:name="P61" style:family="paragraph" style:parent-style-name="Text">
      <style:paragraph-properties fo:margin-left="0cm" fo:margin-right="0cm" fo:text-align="justify" style:justify-single-word="false" fo:text-indent="1.27cm" style:auto-text-indent="false"/>
    </style:style>
    <style:style style:name="P62" style:family="paragraph" style:parent-style-name="Text_20_body">
      <style:paragraph-properties fo:margin-left="0cm" fo:margin-right="0cm" fo:text-indent="1.27cm" style:auto-text-indent="false"/>
    </style:style>
    <style:style style:name="P63" style:family="paragraph" style:parent-style-name="Text_20_body">
      <style:paragraph-properties fo:margin-left="0cm" fo:margin-right="0cm" fo:text-indent="1.27cm" style:auto-text-indent="false"/>
      <style:text-properties fo:font-weight="normal" style:font-weight-asian="normal"/>
    </style:style>
    <style:style style:name="P64" style:family="paragraph" style:parent-style-name="Text_20_body">
      <style:paragraph-properties fo:margin-left="0cm" fo:margin-right="0cm" fo:text-align="justify" style:justify-single-word="false" fo:text-indent="1.27cm" style:auto-text-indent="false"/>
      <style:text-properties fo:font-weight="normal" style:font-weight-asian="normal"/>
    </style:style>
    <style:style style:name="P65" style:family="paragraph" style:parent-style-name="Standard">
      <style:paragraph-properties fo:margin-left="0cm" fo:margin-right="0cm" fo:text-align="justify" style:justify-single-word="false" fo:text-indent="2cm" style:auto-text-indent="false"/>
    </style:style>
    <style:style style:name="P66" style:family="paragraph" style:parent-style-name="Standard">
      <style:paragraph-properties fo:margin-left="2.54cm" fo:margin-right="0cm" fo:text-align="justify" style:justify-single-word="false" fo:text-indent="0cm" style:auto-text-indent="false"/>
      <style:text-properties fo:font-size="14pt" style:text-underline-style="solid" style:text-underline-width="auto" style:text-underline-color="font-color" style:font-size-asian="14pt"/>
    </style:style>
    <style:style style:name="P67" style:family="paragraph" style:parent-style-name="Standard">
      <style:paragraph-properties fo:margin-left="2.54cm" fo:margin-right="0cm" fo:text-align="justify" style:justify-single-word="false" fo:text-indent="0cm" style:auto-text-indent="false"/>
    </style:style>
    <style:style style:name="P68" style:family="paragraph" style:parent-style-name="Standard">
      <style:paragraph-properties fo:margin-left="1.27cm" fo:margin-right="0cm" fo:text-align="justify" style:justify-single-word="false" fo:text-indent="1.27cm" style:auto-text-indent="false"/>
      <style:text-properties fo:font-size="14pt" style:text-underline-style="solid" style:text-underline-width="auto" style:text-underline-color="font-color" style:font-size-asian="14pt"/>
    </style:style>
    <style:style style:name="P69" style:family="paragraph" style:parent-style-name="Heading_20_6">
      <style:paragraph-properties fo:margin-left="1.27cm" fo:margin-right="0cm" fo:text-align="start" style:justify-single-word="false" fo:text-indent="1.27cm" style:auto-text-indent="false"/>
    </style:style>
    <style:style style:name="P70" style:family="paragraph" style:parent-style-name="Text_20_body">
      <style:paragraph-properties fo:margin-left="1.27cm" fo:margin-right="0cm" fo:text-indent="1.27cm" style:auto-text-indent="false"/>
    </style:style>
    <style:style style:name="P71" style:family="paragraph" style:parent-style-name="Text_20_body">
      <style:paragraph-properties fo:margin-left="1.27cm" fo:margin-right="0cm" fo:text-align="justify" style:justify-single-word="false" fo:text-indent="1.27cm" style:auto-text-indent="false"/>
    </style:style>
    <style:style style:name="P72" style:family="paragraph" style:parent-style-name="Text_20_body">
      <style:paragraph-properties fo:margin-left="1.27cm" fo:margin-right="0cm" fo:text-indent="1.27cm" style:auto-text-indent="false"/>
      <style:text-properties fo:font-weight="normal" style:font-weight-asian="normal"/>
    </style:style>
    <style:style style:name="P73" style:family="paragraph" style:parent-style-name="Standard">
      <style:paragraph-properties fo:margin-left="2.136cm" fo:margin-right="0cm" fo:text-align="justify" style:justify-single-word="false" fo:text-indent="0cm" style:auto-text-indent="false"/>
    </style:style>
    <style:style style:name="P74" style:family="paragraph" style:parent-style-name="Standard">
      <style:paragraph-properties fo:margin-left="0.635cm" fo:margin-right="0cm" fo:text-indent="0cm" style:auto-text-indent="false"/>
      <style:text-properties fo:font-size="14pt" style:font-size-asian="14pt"/>
    </style:style>
    <style:style style:name="P75" style:family="paragraph" style:parent-style-name="Standard">
      <style:paragraph-properties fo:margin-left="0cm" fo:margin-right="0cm" fo:text-indent="0.751cm" style:auto-text-indent="false"/>
    </style:style>
    <style:style style:name="P76" style:family="paragraph" style:parent-style-name="Standard">
      <style:paragraph-properties fo:margin-left="0cm" fo:margin-right="0cm" fo:text-indent="0.751cm" style:auto-text-indent="false"/>
      <style:text-properties fo:font-size="14pt" style:font-size-asian="14pt"/>
    </style:style>
    <style:style style:name="P77" style:family="paragraph" style:parent-style-name="Standard">
      <style:paragraph-properties fo:margin-left="0cm" fo:margin-right="0cm" fo:text-indent="0.751cm" style:auto-text-indent="false"/>
      <style:text-properties style:font-name="Courier New" fo:font-size="13pt" style:font-size-asian="13pt"/>
    </style:style>
    <style:style style:name="P78" style:family="paragraph" style:parent-style-name="Standard">
      <style:paragraph-properties fo:margin-left="0cm" fo:margin-right="0cm" fo:text-indent="0.751cm" style:auto-text-indent="false"/>
      <style:text-properties style:font-name="Courier New" fo:font-size="13pt" fo:language="en" fo:country="US" style:font-size-asian="13pt"/>
    </style:style>
    <style:style style:name="P79" style:family="paragraph" style:parent-style-name="Header">
      <style:paragraph-properties>
        <style:tab-stops/>
      </style:paragraph-properties>
      <style:text-properties style:text-position="sub 58%" style:font-name="Times New Roman" fo:language="en" fo:country="US"/>
    </style:style>
    <style:style style:name="P80" style:family="paragraph" style:parent-style-name="Header">
      <style:paragraph-properties>
        <style:tab-stops/>
      </style:paragraph-properties>
      <style:text-properties style:font-name="Times New Roman"/>
    </style:style>
    <style:style style:name="P81" style:family="paragraph" style:parent-style-name="Text_20_body_20_indent">
      <style:text-properties fo:font-size="12pt" style:font-size-asian="12pt" style:font-size-complex="12pt"/>
    </style:style>
    <style:style style:name="P82" style:family="paragraph" style:parent-style-name="Диплом">
      <style:paragraph-properties fo:line-height="100%"/>
      <style:text-properties fo:font-size="14pt" style:font-size-asian="14pt"/>
    </style:style>
    <style:style style:name="P83" style:family="paragraph" style:parent-style-name="Диплом">
      <style:paragraph-properties fo:line-height="100%" style:snap-to-layout-grid="false"/>
      <style:text-properties fo:font-size="14pt" style:font-size-asian="14pt"/>
    </style:style>
    <style:style style:name="P84" style:family="paragraph" style:parent-style-name="Text">
      <style:paragraph-properties fo:text-align="center" style:justify-single-word="false"/>
    </style:style>
    <style:style style:name="P85" style:family="paragraph" style:parent-style-name="Text">
      <style:text-properties fo:font-size="12pt" style:font-size-asian="12pt"/>
    </style:style>
    <style:style style:name="P86" style:family="paragraph" style:parent-style-name="Text">
      <style:paragraph-properties fo:text-align="center" style:justify-single-word="false"/>
      <style:text-properties style:font-name="Arial1" fo:font-size="12pt" style:font-size-asian="12pt" style:font-size-complex="12pt"/>
    </style:style>
    <style:style style:name="P87" style:family="paragraph" style:parent-style-name="Text">
      <style:text-properties style:font-name="Arial1" fo:font-size="12pt" fo:language="en" fo:country="US" style:font-size-asian="12pt" style:font-size-complex="12pt"/>
    </style:style>
    <style:style style:name="P88" style:family="paragraph" style:parent-style-name="Text">
      <style:paragraph-properties fo:text-align="center" style:justify-single-word="false"/>
      <style:text-properties style:font-name="Arial1" fo:font-size="12pt" fo:language="en" fo:country="US" style:font-size-asian="12pt" style:font-size-complex="12pt"/>
    </style:style>
    <style:style style:name="P89" style:family="paragraph" style:parent-style-name="Text">
      <style:paragraph-properties fo:text-align="center" style:justify-single-word="false"/>
      <style:text-properties style:font-name="Times New Roman" fo:font-size="14pt" fo:font-weight="bold" style:font-size-asian="14pt" style:font-weight-asian="bold"/>
    </style:style>
    <style:style style:name="P90" style:family="paragraph" style:parent-style-name="Text">
      <style:text-properties style:font-name="Times New Roman" fo:font-size="12pt" style:font-size-asian="12pt"/>
    </style:style>
    <style:style style:name="P91" style:family="paragraph" style:parent-style-name="Text">
      <style:paragraph-properties fo:text-align="center" style:justify-single-word="false"/>
      <style:text-properties style:font-name="Times New Roman" fo:font-size="12pt" style:font-size-asian="12pt"/>
    </style:style>
    <style:style style:name="P92" style:family="paragraph" style:parent-style-name="Text">
      <style:paragraph-properties fo:text-align="justify" style:justify-single-word="false"/>
      <style:text-properties style:font-name="Times New Roman" fo:font-size="12pt" style:font-size-asian="12pt"/>
    </style:style>
    <style:style style:name="P93" style:family="paragraph" style:parent-style-name="Text">
      <style:paragraph-properties fo:text-align="justify" style:justify-single-word="false"/>
    </style:style>
    <style:style style:name="P94" style:family="paragraph" style:parent-style-name="Text_20_body">
      <style:paragraph-properties fo:text-align="justify" style:justify-single-word="false"/>
    </style:style>
    <style:style style:name="P95" style:family="paragraph" style:parent-style-name="Text_20_body">
      <style:paragraph-properties fo:text-align="justify" style:justify-single-word="false" style:snap-to-layout-grid="false"/>
    </style:style>
    <style:style style:name="P96" style:family="paragraph" style:parent-style-name="Text_20_body">
      <style:text-properties fo:font-weight="normal" style:font-weight-asian="normal"/>
    </style:style>
    <style:style style:name="P97" style:family="paragraph" style:parent-style-name="Text_20_body">
      <style:paragraph-properties fo:text-align="justify" style:justify-single-word="false"/>
      <style:text-properties fo:font-weight="normal" style:font-weight-asian="normal"/>
    </style:style>
    <style:style style:name="P98" style:family="paragraph" style:parent-style-name="Text_20_body">
      <style:text-properties fo:font-size="14pt" fo:font-weight="normal" style:font-size-asian="14pt" style:font-weight-asian="normal"/>
    </style:style>
    <style:style style:name="P99" style:family="paragraph" style:parent-style-name="Text_20_body">
      <style:paragraph-properties fo:text-align="justify" style:justify-single-word="false"/>
      <style:text-properties fo:font-size="14pt" fo:font-weight="normal" style:font-size-asian="14pt" style:font-weight-asian="normal"/>
    </style:style>
    <style:style style:name="P100" style:family="paragraph" style:parent-style-name="Text_20_body">
      <style:text-properties fo:font-size="14pt" style:font-size-asian="14pt"/>
    </style:style>
    <style:style style:name="P101" style:family="paragraph" style:parent-style-name="Text_20_body">
      <style:paragraph-properties fo:text-align="justify" style:justify-single-word="false"/>
      <style:text-properties fo:font-size="14pt" style:font-size-asian="14pt"/>
    </style:style>
    <style:style style:name="P102" style:family="paragraph" style:parent-style-name="Text_20_body">
      <style:text-properties fo:language="zxx" fo:country="none" style:language-asian="zxx" style:country-asian="none"/>
    </style:style>
    <style:style style:name="P103" style:family="paragraph" style:parent-style-name="Text_20_body">
      <style:paragraph-properties fo:text-align="justify" style:justify-single-word="false"/>
      <style:text-properties fo:language="zxx" fo:country="none" style:language-asian="zxx" style:country-asian="none"/>
    </style:style>
    <style:style style:name="P104" style:family="paragraph" style:parent-style-name="Text_20_body">
      <style:paragraph-properties fo:text-align="justify" style:justify-single-word="false"/>
      <style:text-properties fo:language="zxx" fo:country="none" fo:font-style="italic" style:language-asian="zxx" style:country-asian="none" style:font-style-asian="italic"/>
    </style:style>
    <style:style style:name="P105" style:family="paragraph" style:parent-style-name="Text_20_body">
      <style:text-properties fo:language="zxx" fo:country="none" fo:font-weight="normal" style:language-asian="zxx" style:country-asian="none" style:font-weight-asian="normal"/>
    </style:style>
    <style:style style:name="P106" style:family="paragraph" style:parent-style-name="Text_20_body">
      <style:paragraph-properties fo:text-align="justify" style:justify-single-word="false"/>
      <style:text-properties fo:font-style="italic" style:font-style-asian="italic"/>
    </style:style>
    <style:style style:name="P107" style:family="paragraph" style:parent-style-name="Text_20_body">
      <style:paragraph-properties fo:text-align="center" style:justify-single-word="false"/>
      <style:text-properties fo:font-style="italic" fo:font-weight="normal" style:font-style-asian="italic" style:font-weight-asian="normal"/>
    </style:style>
    <style:style style:name="P108" style:family="paragraph" style:parent-style-name="Text_20_body">
      <style:text-properties style:text-underline-style="solid" style:text-underline-width="auto" style:text-underline-color="font-color"/>
    </style:style>
    <style:style style:name="P109" style:family="paragraph" style:parent-style-name="Text_20_body">
      <style:text-properties fo:language="en" fo:country="US"/>
    </style:style>
    <style:style style:name="P110" style:family="paragraph" style:parent-style-name="Text_20_body">
      <style:text-properties fo:language="en" fo:country="US" fo:font-weight="normal" style:font-weight-asian="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margin-left="0.501cm" fo:margin-right="0cm" fo:text-indent="0cm" style:auto-text-indent="false"/>
      <style:text-properties style:text-underline-style="solid" style:text-underline-width="auto" style:text-underline-color="font-color"/>
    </style:style>
    <style:style style:name="P113" style:family="paragraph" style:parent-style-name="Text_20_body">
      <style:paragraph-properties fo:margin-left="6.35cm" fo:margin-right="0cm" fo:text-indent="0cm" style:auto-text-indent="false"/>
    </style:style>
    <style:style style:name="P114" style:family="paragraph" style:parent-style-name="Text_20_body">
      <style:paragraph-properties fo:margin-left="2.54cm" fo:margin-right="0cm" fo:text-indent="1.27cm" style:auto-text-indent="false"/>
    </style:style>
    <style:style style:name="P115" style:family="paragraph" style:parent-style-name="Text_20_body">
      <style:paragraph-properties fo:margin-left="2.54cm" fo:margin-right="0cm" fo:text-indent="1.27cm" style:auto-text-indent="false"/>
      <style:text-properties fo:font-weight="normal" style:font-weight-asian="normal"/>
    </style:style>
    <style:style style:name="P116" style:family="paragraph" style:parent-style-name="Text_20_body">
      <style:paragraph-properties fo:margin-left="2.54cm" fo:margin-right="0cm" fo:text-indent="1.27cm" style:auto-text-indent="false"/>
      <style:text-properties fo:language="en" fo:country="US" fo:font-weight="normal" style:font-weight-asian="normal"/>
    </style:style>
    <style:style style:name="P117" style:family="paragraph" style:parent-style-name="Text_20_body">
      <style:paragraph-properties fo:margin-left="6.35cm" fo:margin-right="0cm" fo:text-indent="1.27cm" style:auto-text-indent="false"/>
      <style:text-properties fo:font-weight="normal" style:font-weight-asian="normal"/>
    </style:style>
    <style:style style:name="P118" style:family="paragraph" style:parent-style-name="Text_20_body">
      <style:paragraph-properties fo:margin-left="6.35cm" fo:margin-right="0cm" fo:text-indent="1.27cm" style:auto-text-indent="false"/>
      <style:text-properties fo:language="en" fo:country="US" fo:font-weight="normal" style:font-weight-asian="normal"/>
    </style:style>
    <style:style style:name="P119" style:family="paragraph" style:parent-style-name="Text_20_body">
      <style:paragraph-properties fo:margin-left="5.08cm" fo:margin-right="0cm" fo:text-indent="0cm" style:auto-text-indent="false"/>
    </style:style>
    <style:style style:name="P120" style:family="paragraph" style:parent-style-name="Text_20_body">
      <style:paragraph-properties fo:margin-left="5.08cm" fo:margin-right="0cm" fo:text-indent="0cm" style:auto-text-indent="false"/>
      <style:text-properties fo:font-weight="normal" style:font-weight-asian="normal"/>
    </style:style>
    <style:style style:name="P121" style:family="paragraph" style:parent-style-name="Text_20_body">
      <style:paragraph-properties fo:margin-left="7.62cm" fo:margin-right="0cm" fo:text-indent="1.27cm" style:auto-text-indent="false"/>
    </style:style>
    <style:style style:name="P122" style:family="paragraph" style:parent-style-name="Text_20_body">
      <style:paragraph-properties fo:margin-left="7.62cm" fo:margin-right="0cm" fo:text-indent="1.27cm" style:auto-text-indent="false"/>
      <style:text-properties fo:font-weight="normal" style:font-weight-asian="normal"/>
    </style:style>
    <style:style style:name="P123" style:family="paragraph" style:parent-style-name="Text_20_body">
      <style:paragraph-properties fo:margin-left="8.89cm" fo:margin-right="0cm" fo:text-indent="0cm" style:auto-text-indent="false"/>
      <style:text-properties fo:font-weight="normal" style:font-weight-asian="normal"/>
    </style:style>
    <style:style style:name="P124" style:family="paragraph" style:parent-style-name="Heading_20_1">
      <style:text-properties fo:font-size="12pt" style:font-size-asian="12pt"/>
    </style:style>
    <style:style style:name="P125" style:family="paragraph" style:parent-style-name="Heading_20_1">
      <style:paragraph-properties style:snap-to-layout-grid="false"/>
      <style:text-properties fo:font-size="12pt" style:font-size-asian="12pt"/>
    </style:style>
    <style:style style:name="P126" style:family="paragraph" style:parent-style-name="Heading_20_1">
      <style:text-properties fo:font-size="12pt" fo:language="en" fo:country="US" style:font-size-asian="12pt" style:font-size-complex="12pt"/>
    </style:style>
    <style:style style:name="P127" style:family="paragraph" style:parent-style-name="Heading_20_1">
      <style:text-properties style:font-name="Arial1" fo:font-size="12pt" style:font-size-asian="12pt" style:font-size-complex="12pt"/>
    </style:style>
    <style:style style:name="P128" style:family="paragraph" style:parent-style-name="Heading_20_1">
      <style:paragraph-properties style:snap-to-layout-grid="false"/>
    </style:style>
    <style:style style:name="P129" style:family="paragraph" style:parent-style-name="Text_20_body_20_indent">
      <style:text-properties fo:font-size="12pt" style:font-size-asian="12pt" style:font-size-complex="12pt"/>
    </style:style>
    <style:style style:name="P130" style:family="paragraph" style:parent-style-name="Text_20_body_20_indent" style:list-style-name="WW8Num13">
      <style:paragraph-properties fo:margin-left="0cm" fo:margin-right="0cm" fo:text-align="start" style:justify-single-word="false" fo:text-indent="0cm" style:auto-text-indent="false"/>
      <style:text-properties fo:font-size="12pt" fo:language="en" fo:country="US" fo:font-weight="bold" style:font-size-asian="12pt" style:font-weight-asian="bold" style:font-size-complex="12pt"/>
    </style:style>
    <style:style style:name="P131" style:family="paragraph" style:parent-style-name="Text" style:master-page-name="Standard">
      <style:paragraph-properties fo:text-align="center" style:justify-single-word="false" style:page-number="23"/>
      <style:text-properties style:font-name="Arial1" fo:font-size="12pt" style:font-size-asian="12pt" style:font-size-complex="12pt"/>
    </style:style>
    <style:style style:name="P132" style:family="paragraph" style:parent-style-name="Text" style:list-style-name="WW8Num4">
      <style:paragraph-properties fo:text-align="justify" style:justify-single-word="false"/>
      <style:text-properties style:font-name="Times New Roman" fo:font-size="12pt" style:font-size-asian="12pt"/>
    </style:style>
    <style:style style:name="P133" style:family="paragraph" style:parent-style-name="Text" style:list-style-name="WW8Num4">
      <style:paragraph-properties fo:text-align="justify" style:justify-single-word="false"/>
      <style:text-properties style:font-name="Times New Roman" fo:font-size="12pt" style:font-size-asian="12pt"/>
    </style:style>
    <style:style style:name="P134" style:family="paragraph" style:parent-style-name="Standard" style:list-style-name="WW8Num18">
      <style:paragraph-properties fo:text-align="center" style:justify-single-word="false"/>
      <style:text-properties fo:font-size="12pt" fo:font-weight="bold" style:font-size-asian="12pt" style:font-weight-asian="bold" style:font-size-complex="12pt"/>
    </style:style>
    <style:style style:name="P135" style:family="paragraph" style:parent-style-name="Standard">
      <style:paragraph-properties fo:text-align="justify" style:justify-single-word="false"/>
      <style:text-properties fo:font-size="12pt" style:font-size-asian="12pt"/>
    </style:style>
    <style:style style:name="P136" style:family="paragraph" style:parent-style-name="Standard" style:list-style-name="WW8Num7">
      <style:paragraph-properties fo:text-align="justify" style:justify-single-word="false"/>
      <style:text-properties fo:font-size="14pt" style:font-size-asian="14pt"/>
    </style:style>
    <style:style style:name="P137" style:family="paragraph" style:parent-style-name="Standard" style:list-style-name="WW8Num7">
      <style:paragraph-properties fo:text-align="justify" style:justify-single-word="false"/>
      <style:text-properties fo:font-size="14pt" style:font-size-asian="14pt"/>
    </style:style>
    <style:style style:name="P138" style:family="paragraph" style:parent-style-name="Standard" style:list-style-name="WW8Num7">
      <style:paragraph-properties fo:text-align="justify" style:justify-single-word="false"/>
      <style:text-properties fo:font-size="14pt" style:font-size-asian="14pt"/>
    </style:style>
    <style:style style:name="P139" style:family="paragraph" style:parent-style-name="Standard" style:list-style-name="WW8Num7">
      <style:paragraph-properties fo:text-align="justify" style:justify-single-word="false"/>
      <style:text-properties fo:font-size="14pt" style:font-size-asian="14pt"/>
    </style:style>
    <style:style style:name="P140" style:family="paragraph" style:parent-style-name="Standard" style:list-style-name="WW8Num7">
      <style:paragraph-properties fo:text-align="justify" style:justify-single-word="false"/>
      <style:text-properties fo:font-size="14pt" style:font-size-asian="14pt"/>
    </style:style>
    <style:style style:name="P141" style:family="paragraph" style:parent-style-name="Standard" style:list-style-name="WW8Num17">
      <style:paragraph-properties fo:text-align="justify" style:justify-single-word="false"/>
      <style:text-properties fo:font-size="14pt" style:font-size-asian="14pt"/>
    </style:style>
    <style:style style:name="P142" style:family="paragraph" style:parent-style-name="Standard" style:list-style-name="WW8Num17">
      <style:paragraph-properties fo:text-align="justify" style:justify-single-word="false"/>
      <style:text-properties fo:font-size="14pt" style:font-size-asian="14pt"/>
    </style:style>
    <style:style style:name="P143" style:family="paragraph" style:parent-style-name="Standard" style:list-style-name="WW8Num17">
      <style:paragraph-properties fo:text-align="justify" style:justify-single-word="false"/>
      <style:text-properties fo:font-size="14pt" style:font-size-asian="14pt"/>
    </style:style>
    <style:style style:name="P144" style:family="paragraph" style:parent-style-name="Standard" style:list-style-name="WW8Num11">
      <style:paragraph-properties fo:text-align="justify" style:justify-single-word="false"/>
      <style:text-properties fo:font-size="14pt" style:font-size-asian="14pt"/>
    </style:style>
    <style:style style:name="P145" style:family="paragraph" style:parent-style-name="Standard" style:list-style-name="WW8Num11">
      <style:text-properties fo:font-size="14pt" style:font-size-asian="14pt"/>
    </style:style>
    <style:style style:name="P146" style:family="paragraph" style:parent-style-name="Standard" style:list-style-name="WW8Num16">
      <style:text-properties fo:font-size="14pt" style:font-size-asian="14pt"/>
    </style:style>
    <style:style style:name="P147" style:family="paragraph" style:parent-style-name="Standard" style:list-style-name="WW8Num7">
      <style:paragraph-properties fo:text-align="justify" style:justify-single-word="false"/>
    </style:style>
    <style:style style:name="P148" style:family="paragraph" style:parent-style-name="Standard" style:list-style-name="WW8Num5"/>
    <style:style style:name="P149" style:family="paragraph" style:parent-style-name="Standard" style:list-style-name="WW8Num5"/>
    <style:style style:name="P150" style:family="paragraph" style:parent-style-name="Standard">
      <style:paragraph-properties fo:margin-left="0cm" fo:margin-right="0cm" fo:text-align="justify" style:justify-single-word="false" fo:text-indent="1cm" style:auto-text-indent="false"/>
      <style:text-properties fo:font-size="14pt" style:font-size-asian="14pt"/>
    </style:style>
    <style:style style:name="P151" style:family="paragraph" style:parent-style-name="Standard">
      <style:paragraph-properties fo:margin-left="0cm" fo:margin-right="0cm" fo:text-indent="0.751cm" style:auto-text-indent="false"/>
      <style:text-properties style:font-name="Courier New" fo:font-size="13pt" fo:language="en" fo:country="US" style:font-size-asian="13pt"/>
    </style:style>
    <style:style style:name="P152" style:family="paragraph" style:parent-style-name="Основной_20_текст_20_3" style:list-style-name="WW8Num12"/>
    <style:style style:name="P153" style:family="paragraph" style:parent-style-name="Text_20_body">
      <style:text-properties fo:font-weight="normal" style:font-weight-asian="normal"/>
    </style:style>
    <style:style style:name="P154" style:family="paragraph" style:parent-style-name="Text_20_body" style:list-style-name="WW8Num20">
      <style:paragraph-properties fo:text-align="justify" style:justify-single-word="false"/>
      <style:text-properties fo:font-weight="normal" style:font-weight-asian="normal"/>
    </style:style>
    <style:style style:name="P155" style:family="paragraph" style:parent-style-name="Text_20_body" style:list-style-name="WW8Num20">
      <style:paragraph-properties fo:text-align="justify" style:justify-single-word="false"/>
      <style:text-properties fo:font-weight="normal" style:font-weight-asian="normal"/>
    </style:style>
    <style:style style:name="P156" style:family="paragraph" style:parent-style-name="Text_20_body" style:list-style-name="WW8Num20">
      <style:paragraph-properties fo:text-align="justify" style:justify-single-word="false"/>
      <style:text-properties fo:font-weight="normal" style:font-weight-asian="normal"/>
    </style:style>
    <style:style style:name="P157" style:family="paragraph" style:parent-style-name="Text_20_body" style:list-style-name="WW8Num20">
      <style:paragraph-properties fo:text-align="justify" style:justify-single-word="false"/>
      <style:text-properties fo:font-weight="normal" style:font-weight-asian="normal"/>
    </style:style>
    <style:style style:name="P158" style:family="paragraph" style:parent-style-name="Text_20_body" style:list-style-name="WW8Num21">
      <style:text-properties fo:font-weight="normal" style:font-weight-asian="normal"/>
    </style:style>
    <style:style style:name="P159" style:family="paragraph" style:parent-style-name="Text_20_body" style:list-style-name="WW8Num21">
      <style:text-properties fo:font-weight="normal" style:font-weight-asian="normal"/>
    </style:style>
    <style:style style:name="P160" style:family="paragraph" style:parent-style-name="Text_20_body" style:list-style-name="WW8Num1">
      <style:text-properties fo:font-weight="normal" style:font-weight-asian="normal"/>
    </style:style>
    <style:style style:name="P161" style:family="paragraph" style:parent-style-name="Text_20_body" style:list-style-name="WW8Num21">
      <style:text-properties fo:font-weight="normal" style:font-weight-asian="normal"/>
    </style:style>
    <style:style style:name="P162" style:family="paragraph" style:parent-style-name="Text_20_body" style:list-style-name="WW8Num21">
      <style:text-properties fo:font-weight="normal" style:font-weight-asian="normal"/>
    </style:style>
    <style:style style:name="P163" style:family="paragraph" style:parent-style-name="Text_20_body" style:list-style-name="WW8Num1">
      <style:text-properties fo:font-weight="normal" style:font-weight-asian="normal"/>
    </style:style>
    <style:style style:name="P164" style:family="paragraph" style:parent-style-name="Text_20_body" style:list-style-name="WW8Num19">
      <style:text-properties fo:font-weight="normal" style:font-weight-asian="normal"/>
    </style:style>
    <style:style style:name="P165" style:family="paragraph" style:parent-style-name="Text_20_body" style:list-style-name="WW8Num19">
      <style:text-properties fo:font-weight="normal" style:font-weight-asian="normal"/>
    </style:style>
    <style:style style:name="P166" style:family="paragraph" style:parent-style-name="Text_20_body" style:list-style-name="WW8Num6">
      <style:text-properties fo:font-weight="normal" style:font-weight-asian="normal"/>
    </style:style>
    <style:style style:name="P167" style:family="paragraph" style:parent-style-name="Text_20_body" style:list-style-name="WW8Num15">
      <style:text-properties fo:font-weight="normal" style:font-weight-asian="normal"/>
    </style:style>
    <style:style style:name="P168" style:family="paragraph" style:parent-style-name="Text_20_body" style:list-style-name="WW8Num9">
      <style:text-properties fo:font-weight="normal" style:font-weight-asian="normal"/>
    </style:style>
    <style:style style:name="P169" style:family="paragraph" style:parent-style-name="Text_20_body" style:list-style-name="WW8Num9">
      <style:text-properties fo:font-weight="normal" style:font-weight-asian="normal"/>
    </style:style>
    <style:style style:name="P170" style:family="paragraph" style:parent-style-name="Text_20_body" style:list-style-name="WW8Num15">
      <style:text-properties fo:font-weight="normal" style:font-weight-asian="normal"/>
    </style:style>
    <style:style style:name="P171" style:family="paragraph" style:parent-style-name="Text_20_body" style:list-style-name="WW8Num3">
      <style:text-properties fo:font-weight="normal" style:font-weight-asian="normal"/>
    </style:style>
    <style:style style:name="P172" style:family="paragraph" style:parent-style-name="Text_20_body" style:list-style-name="WW8Num3">
      <style:text-properties fo:font-weight="normal" style:font-weight-asian="normal"/>
    </style:style>
    <style:style style:name="P173" style:family="paragraph" style:parent-style-name="Text_20_body" style:list-style-name="WW8Num3">
      <style:text-properties fo:font-weight="normal" style:font-weight-asian="normal"/>
    </style:style>
    <style:style style:name="P174" style:family="paragraph" style:parent-style-name="Text_20_body" style:list-style-name="WW8Num3">
      <style:text-properties fo:font-weight="normal" style:font-weight-asian="normal"/>
    </style:style>
    <style:style style:name="P175" style:family="paragraph" style:parent-style-name="Text_20_body" style:list-style-name="WW8Num10">
      <style:text-properties fo:font-weight="normal" style:font-weight-asian="normal"/>
    </style:style>
    <style:style style:name="P176" style:family="paragraph" style:parent-style-name="Text_20_body" style:list-style-name="WW8Num10">
      <style:text-properties fo:font-weight="normal" style:font-weight-asian="normal"/>
    </style:style>
    <style:style style:name="P177" style:family="paragraph" style:parent-style-name="Text_20_body" style:list-style-name="WW8Num10">
      <style:text-properties fo:font-weight="normal" style:font-weight-asian="normal"/>
    </style:style>
    <style:style style:name="P178" style:family="paragraph" style:parent-style-name="Text_20_body" style:list-style-name="WW8Num14">
      <style:text-properties fo:font-weight="normal" style:font-weight-asian="normal"/>
    </style:style>
    <style:style style:name="P179" style:family="paragraph" style:parent-style-name="Text_20_body" style:list-style-name="WW8Num14">
      <style:text-properties fo:font-weight="normal" style:font-weight-asian="normal"/>
    </style:style>
    <style:style style:name="P180" style:family="paragraph" style:parent-style-name="Text_20_body" style:list-style-name="WW8Num14">
      <style:text-properties fo:font-weight="normal" style:font-weight-asian="normal"/>
    </style:style>
    <style:style style:name="P181" style:family="paragraph" style:parent-style-name="Text_20_body" style:list-style-name="WW8Num8">
      <style:paragraph-properties fo:text-align="justify" style:justify-single-word="false"/>
    </style:style>
    <style:style style:name="P182" style:family="paragraph" style:parent-style-name="Text_20_body" style:list-style-name="WW8Num2">
      <style:paragraph-properties fo:text-align="justify" style:justify-single-word="false"/>
    </style:style>
    <style:style style:name="P183" style:family="paragraph" style:parent-style-name="Text_20_body" style:list-style-name="WW8Num2">
      <style:paragraph-properties fo:text-align="justify" style:justify-single-word="false"/>
    </style:style>
    <style:style style:name="P184" style:family="paragraph" style:parent-style-name="Text_20_body" style:list-style-name="WW8Num18"/>
    <style:style style:name="P185" style:family="paragraph" style:parent-style-name="Text_20_body" style:list-style-name="WW8Num21"/>
    <style:style style:name="P186" style:family="paragraph" style:parent-style-name="Text_20_body" style:list-style-name="WW8Num21"/>
    <style:style style:name="P187" style:family="paragraph" style:parent-style-name="Text_20_body">
      <style:paragraph-properties fo:text-align="justify" style:justify-single-word="false"/>
      <style:text-properties fo:font-size="14pt" fo:font-weight="normal" style:font-size-asian="14pt" style:font-weight-asian="normal"/>
    </style:style>
    <style:style style:name="P188" style:family="paragraph">
      <style:paragraph-properties style:writing-mode="lr-tb"/>
    </style:style>
    <style:style style:name="P189" style:family="paragraph">
      <style:paragraph-properties fo:text-align="center" style:writing-mode="lr-tb"/>
      <style:text-properties fo:font-size="24pt"/>
    </style:style>
    <style:style style:name="P190" style:family="paragraph">
      <style:paragraph-properties fo:text-align="center" style:writing-mode="lr-tb"/>
    </style:style>
    <style:style style:name="T1" style:family="text">
      <style:text-properties fo:font-size="12pt" style:font-size-asian="12pt"/>
    </style:style>
    <style:style style:name="T2" style:family="text">
      <style:text-properties fo:font-size="12pt" fo:language="en" fo:country="US" style:font-size-asian="12pt"/>
    </style:style>
    <style:style style:name="T3" style:family="text">
      <style:text-properties style:font-name="Arial1" fo:font-size="12pt" style:font-size-asian="12pt" style:font-size-complex="12pt"/>
    </style:style>
    <style:style style:name="T4" style:family="text">
      <style:text-properties style:font-name="Arial1" fo:font-size="12pt" fo:language="en" fo:country="US" style:font-size-asian="12pt" style:font-size-complex="12pt"/>
    </style:style>
    <style:style style:name="T5" style:family="text">
      <style:text-properties fo:language="en" fo:country="US"/>
    </style:style>
    <style:style style:name="T6" style:family="text">
      <style:text-properties fo:language="en" fo:country="US" fo:font-weight="normal" style:font-weight-asian="normal"/>
    </style:style>
    <style:style style:name="T7" style:family="text">
      <style:text-properties fo:language="en" fo:country="US" fo:font-style="italic" fo:font-weight="normal" style:font-style-asian="italic" style:font-weight-asian="normal"/>
    </style:style>
    <style:style style:name="T8" style:family="text">
      <style:text-properties fo:language="en" fo:country="US" fo:font-style="italic" style:font-style-asian="italic"/>
    </style:style>
    <style:style style:name="T9" style:family="text">
      <style:text-properties fo:font-weight="normal" style:font-weight-asian="normal"/>
    </style:style>
    <style:style style:name="T10" style:family="text">
      <style:text-properties fo:font-style="italic" fo:font-weight="normal" style:font-style-asian="italic" style:font-weight-asian="normal"/>
    </style:style>
    <style:style style:name="T11" style:family="text">
      <style:text-properties fo:font-style="italic" style:font-style-asian="italic"/>
    </style:style>
    <style:style style:name="T12" style:family="text">
      <style:text-properties style:text-position="sub 58%" fo:font-style="italic" fo:font-weight="normal" style:font-style-asian="italic" style:font-weight-asian="normal"/>
    </style:style>
    <style:style style:name="T13" style:family="text">
      <style:text-properties style:text-position="sub 58%" fo:language="en" fo:country="US" fo:font-style="italic" fo:font-weight="normal" style:font-style-asian="italic" style:font-weight-asian="normal"/>
    </style:style>
    <style:style style:name="T14" style:family="text">
      <style:text-properties style:text-position="sub 58%" fo:font-size="14pt" style:font-size-asian="14pt"/>
    </style:style>
    <style:style style:name="T15" style:family="text">
      <style:text-properties style:text-position="sub 58%" fo:font-size="14pt" fo:language="en" fo:country="US" style:font-size-asian="14pt"/>
    </style:style>
    <style:style style:name="T16" style:family="text">
      <style:text-properties style:text-position="sub 58%" fo:font-size="14pt" fo:language="en" fo:country="US" fo:font-style="italic" style:font-size-asian="14pt" style:font-style-asian="italic"/>
    </style:style>
    <style:style style:name="T17" style:family="text">
      <style:text-properties style:text-position="sub 58%" fo:font-size="14pt" fo:font-style="italic" style:font-size-asian="14pt" style:font-style-asian="italic"/>
    </style:style>
    <style:style style:name="T18" style:family="text">
      <style:text-properties fo:font-size="14pt" fo:font-weight="normal" style:font-size-asian="14pt" style:font-weight-asian="normal"/>
    </style:style>
    <style:style style:name="T19" style:family="text">
      <style:text-properties fo:font-size="14pt" style:text-underline-style="solid" style:text-underline-width="auto" style:text-underline-color="font-color" fo:font-weight="normal" style:font-size-asian="14pt" style:font-weight-asian="normal"/>
    </style:style>
    <style:style style:name="T20" style:family="text">
      <style:text-properties fo:font-size="14pt" style:text-underline-style="solid" style:text-underline-width="auto" style:text-underline-color="font-color" style:font-size-asian="14pt"/>
    </style:style>
    <style:style style:name="T21" style:family="text">
      <style:text-properties fo:font-size="14pt" style:font-size-asian="14pt"/>
    </style:style>
    <style:style style:name="T22" style:family="text">
      <style:text-properties fo:font-size="14pt" fo:language="en" fo:country="US" style:font-size-asian="14pt"/>
    </style:style>
    <style:style style:name="T23" style:family="text">
      <style:text-properties fo:font-size="14pt" fo:language="en" fo:country="US" fo:font-style="italic" fo:font-weight="bold" style:font-size-asian="14pt" style:font-style-asian="italic" style:font-weight-asian="bold"/>
    </style:style>
    <style:style style:name="T24" style:family="text">
      <style:text-properties fo:font-size="14pt" fo:language="en" fo:country="US" fo:font-style="italic" style:font-size-asian="14pt" style:font-style-asian="italic"/>
    </style:style>
    <style:style style:name="T25" style:family="text">
      <style:text-properties fo:font-size="14pt" fo:language="en" fo:country="US" style:text-underline-style="solid" style:text-underline-width="auto" style:text-underline-color="font-color" style:font-size-asian="14pt"/>
    </style:style>
    <style:style style:name="T26" style:family="text">
      <style:text-properties fo:font-size="14pt" fo:language="en" fo:country="US" fo:font-weight="normal" style:font-size-asian="14pt" style:font-weight-asian="normal"/>
    </style:style>
    <style:style style:name="T27" style:family="text">
      <style:text-properties fo:font-size="14pt" fo:font-style="italic" style:font-size-asian="14pt" style:font-style-asian="italic"/>
    </style:style>
    <style:style style:name="T28" style:family="text">
      <style:text-properties fo:font-size="14pt" fo:font-style="italic" fo:font-weight="bold" style:font-size-asian="14pt" style:font-style-asian="italic" style:font-weight-asian="bold"/>
    </style:style>
    <style:style style:name="T29" style:family="text">
      <style:text-properties fo:font-size="14pt" fo:language="zxx" fo:country="none" style:font-size-asian="14pt" style:language-asian="zxx" style:country-asian="none"/>
    </style:style>
    <style:style style:name="T30" style:family="text">
      <style:text-properties fo:font-size="14pt" fo:font-weight="bold" style:font-size-asian="14pt" style:font-weight-asian="bold"/>
    </style:style>
    <style:style style:name="T31" style:family="text">
      <style:text-properties style:text-underline-style="solid" style:text-underline-width="auto" style:text-underline-color="font-color" fo:font-weight="normal" style:font-weight-asian="normal"/>
    </style:style>
    <style:style style:name="T32" style:family="text">
      <style:text-properties style:font-name="Symbol" fo:font-size="14pt" style:font-size-asian="14pt"/>
    </style:style>
    <style:style style:name="T33" style:family="text">
      <style:text-properties style:font-name="Symbol" fo:font-size="14pt" fo:language="en" fo:country="US" style:font-size-asian="14pt"/>
    </style:style>
    <style:style style:name="T34" style:family="text">
      <style:text-properties style:text-position="super 58%" fo:font-size="14pt" style:font-size-asian="14pt"/>
    </style:style>
    <style:style style:name="T35" style:family="text">
      <style:text-properties style:font-name="Courier New" fo:font-size="14pt" style:font-size-asian="14pt"/>
    </style:style>
    <style:style style:name="T36" style:family="text">
      <style:text-properties style:font-name="Courier New" fo:font-size="13pt" style:font-size-asian="13pt"/>
    </style:style>
    <style:style style:name="T37" style:family="text">
      <style:text-properties style:font-name="Courier New" fo:font-size="13pt" fo:language="en" fo:country="US" style:font-size-asian="13pt"/>
    </style:style>
    <style:style style:name="T38" style:family="text">
      <style:text-properties style:font-name="Courier New" fo:font-size="8pt" fo:font-weight="bold" style:font-size-asian="8pt" style:font-weight-asian="bold"/>
    </style:style>
    <style:style style:name="T39" style:family="text">
      <style:text-properties style:font-name="Courier New" fo:font-size="8pt" fo:language="en" fo:country="US" fo:font-weight="bold" style:font-size-asian="8pt" style:font-weight-asian="bold"/>
    </style:style>
    <style:style style:name="T40" style:family="text">
      <style:text-properties fo:font-size="13pt" fo:font-weight="bold" style:font-size-asian="13pt" style:font-weight-asian="bold"/>
    </style:style>
    <style:style style:name="T41" style:family="text">
      <style:text-properties fo:font-size="13pt" style:font-size-asian="13pt"/>
    </style:style>
    <style:style style:name="T42" style:family="text">
      <style:text-properties fo:font-size="13pt" fo:font-style="italic" style:font-size-asian="13pt" style:font-style-asian="italic"/>
    </style:style>
    <style:style style:name="T43" style:family="text">
      <style:text-properties fo:font-size="13pt" fo:language="en" fo:country="US" fo:font-style="italic" style:font-size-asian="13pt" style:font-style-asian="italic"/>
    </style:style>
    <style:style style:name="T44" style:family="text">
      <style:text-properties fo:font-size="13pt" fo:language="en" fo:country="US" style:font-size-asian="13pt"/>
    </style:style>
    <style:style style:name="T45" style:family="text">
      <style:text-properties style:font-name="Times New Roman" fo:font-size="12pt" style:font-size-asian="12pt"/>
    </style:style>
    <style:style style:name="T46" style:family="text">
      <style:text-properties style:font-name="Times New Roman" fo:font-size="12pt" fo:font-style="italic" fo:font-weight="bold" style:font-size-asian="12pt" style:font-style-asian="italic" style:font-weight-asian="bold"/>
    </style:style>
    <style:style style:name="T47" style:family="text">
      <style:text-properties style:font-name="Times New Roman" fo:font-size="12pt" fo:language="en" fo:country="US" style:font-size-asian="12pt"/>
    </style:style>
    <style:style style:name="T48"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49" style:family="text">
      <style:text-properties style:use-window-font-color="true" style:font-name="Symbol" fo:font-size="12pt" fo:language="en" fo:country="US" style:font-name-asian="Times New Roman" style:font-size-asian="12pt" style:font-name-complex="Times New Roman" style:font-size-complex="10pt" style:language-complex="ar" style:country-complex="SA"/>
    </style:style>
    <style:style style:name="T50" style:family="text">
      <style:text-properties style:use-window-font-color="true" style:font-name="Times New Roman" fo:font-size="14pt" fo:language="ru" fo:country="RU" style:font-name-asian="Times New Roman" style:font-size-asian="14pt" style:font-name-complex="Times New Roman" style:font-size-complex="10pt" style:language-complex="ar" style:country-complex="SA"/>
    </style:style>
    <style:style style:name="T51"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52" style:family="text">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53" style:family="text">
      <style:text-properties style:use-window-font-color="true" style:text-position="super 58%" style:font-name="Times New Roman" fo:font-size="10pt" fo:language="ru" fo:country="RU" style:font-name-asian="Times New Roman" style:font-size-asian="10pt" style:font-name-complex="Times New Roman" style:font-size-complex="10pt" style:language-complex="ar" style:country-complex="SA"/>
    </style:style>
    <style:style style:name="T54" style:family="text">
      <style:text-properties style:use-window-font-color="true" style:text-position="super 58%" style:font-name="Times New Roman" fo:font-size="14pt" fo:language="ru" fo:country="RU" style:font-name-asian="Times New Roman" style:font-size-asian="14pt"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start="" draw:marker-start-width="0.37cm" draw:marker-start-center="false" draw:marker-end="msArrowEnd_20_5" draw:marker-end-width="0.37cm" draw:marker-end-center="false" svg:stroke-opacity="100%" draw:stroke-linejoin="round" draw:fill="none" draw:fill-color="#ffffff" draw:textarea-horizontal-align="left" draw:textarea-vertical-align="top" draw:auto-grow-height="false" fo:padding-top="0.224cm" fo:padding-bottom="0.224cm" fo:padding-left="0.448cm" fo:padding-right="0.448cm" fo:wrap-option="no-wrap" draw:shadow="hidden" draw:shadow-offset-x="0.071cm" draw:shadow-offset-y="0.071cm" draw:shadow-color="#808080" draw:shadow-opacity="100%" fo:margin-left="0.318cm" fo:margin-r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background"/>
    </style:style>
    <style:style style:name="gr10"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Учебный цикл "Архитектура ВС"</text:p>
      <text:p text:style-name="P88"/>
      <text:p text:style-name="P88"/>
      <text:p text:style-name="P86">Дисциплины</text:p>
      <text:p text:style-name="P86">«Анализ производительности ВС»,</text:p>
      <text:p text:style-name="P86">«Анализ производительности МПС»</text:p>
      <text:h text:style-name="P126" text:outline-level="1"/>
      <text:p text:style-name="P8"/>
      <text:h text:style-name="P127" text:outline-level="1">Теоретические и практические <text:s/>указания <text:s/>к выполнению </text:h>
      <text:h text:style-name="P127" text:outline-level="1">лабораторной работы №1</text:h>
      <text:p text:style-name="P8"/>
      <text:p text:style-name="P86">“Построение операционных графовых моделей последовательных</text:p>
      <text:p text:style-name="P86">программ и их анализ на основе аппарата</text:p>
      <text:p text:style-name="P84"><text:span text:style-name="T3">поглощающих цепей Маркова</text:span><text:span text:style-name="T4">”</text:span></text:p>
      <text:p text:style-name="P87"/>
      <text:p text:style-name="P10"/>
      <text:list text:style-name="WW8Num18">
        <text:list-item>
          <text:p text:style-name="P134">Введение.</text:p>
        </text:list-item>
      </text:list>
      <text:p text:style-name="P10"/>
      <text:p text:style-name="P81">Курс “Анализ производительности ВС (МПС) ” направлен на оценку показателей, характеризующих организацию и функционирование программных средств ВС, и позволяют снабдить инженеров-программистов <text:s/>профессиональными знаниями для создания высокоэффективных программных продуктов.</text:p>
      <text:p text:style-name="P81">Основной целью лабораторного практикума является приобретение студентами навыков в теоретическом и практическом анализе производительности своих программ.</text:p>
      <text:p text:style-name="P81">В настоящем разделе для моделей программ, представленных в виде поглощающих цепей Маркова (ПЦМ), рассматриваются методы анализа производительности, основанные на использовании фундаментальной матрицы ПЦМ. Для обеспечения лабораторного практикума предлагаются программные средства автоматизации процесса анализа программ с помощью этих методов. </text:p>
      <text:p text:style-name="P42"/>
      <text:h text:style-name="P3" text:outline-level="4">2. Теоретическое описание моделей и методов анализа</text:h>
      <text:p text:style-name="P5"/>
      <text:list text:style-name="WW8Num13">
        <text:list-item>
          <text:list>
            <text:list-item>
              <text:p text:style-name="P130">Понятие <text:s/>операционной графовой модели.</text:p>
            </text:list-item>
          </text:list>
        </text:list-item>
      </text:list>
      <text:p text:style-name="P6"/>
      <text:p text:style-name="P42">Моделирование производительности программ основывается на их представлении графовыми моделями. Ориентированные нагруженные графы программ, вершинам или дугам которых сопоставляются параметры потребления ресурсов исследуемой программой, называются операционными графовыми моделями (ОГМ). Различаются ОГМ с нагруженными вершинами – ГНВ <text:s/>и ОГМ с нагруженными дугами - ГНД, которые являются дуальными и могут быть <text:s/>преобразованы друг в друга. Эти модели представляют формальную спецификацию потребления ресурсов вычислительных процессов. </text:p>
      <text:p text:style-name="P44"/>
      <text:p text:style-name="P64">Для ГНВ вершинам сопоставляется процесс, потребляющий ресурсы, и вершины нагружаются соответствующими параметрами. В качестве процесса может быть команда, оператор ЯВУ, фрагмент программы. В качестве параметров: количество команд, время выполнения оператора или фрагмента, количество используемых ячеек памяти. Дуги задают взаимодействие процессов по управлению (или порядок выполнения процессов). Если взаимодействующие программы имеют статистический разброс, то дугам сопоставляется вероятность выбора пути или процесса для очередного выполнения. Хотя допускается и детерминированный выбор дуг при фиксированных данных.</text:p>
      <text:p text:style-name="P64"><text:soft-page-break/>Отличительная особенность ОГМ – она не обязана обеспечивать конечный функциональный результат работы программы, а должна верно отражать потребление ресурсов при ее выполнении. Это позволяет заменить в алгоритме программы одни участки другими, если их потребление ресурсов одинаковое. <text:s/></text:p>
      <text:p text:style-name="P64">При изображении ОГМ обычно используют 4 варианта представления:</text:p>
      <text:list text:style-name="WW8Num20">
        <text:list-item>
          <text:p text:style-name="P154">Блок-схема</text:p>
        </text:list-item>
        <text:list-item>
          <text:p text:style-name="P154">ГНВ</text:p>
        </text:list-item>
        <text:list-item>
          <text:p text:style-name="P154">ГНД</text:p>
        </text:list-item>
        <text:list-item>
          <text:p text:style-name="P154">Сеть Петри (рассматриваются ниже)</text:p>
        </text:list-item>
      </text:list>
      <text:p text:style-name="P97"/>
      <text:p text:style-name="P99">1.Блок-схемы.</text:p>
      <text:p text:style-name="P97">Используют 3 основных элемента:</text:p>
      <text:list text:style-name="WW8Num8">
        <text:list-item>
          <text:p text:style-name="P181"><text:span text:style-name="T10">Процесс</text:span> – <text:span text:style-name="T9">может соответствовать некоторому линейному участку программы или подпрограмме</text:span></text:p>
        </text:list-item>
      </text:list>
      <text:p text:style-name="P103"><draw:line text:anchor-type="char" draw:z-index="50" draw:style-name="gr2" draw:text-style-name="P189" svg:x1="5.103cm" svg:y1="0.427cm" svg:x2="5.103cm" svg:y2="1.189cm">
     <text:p/>
    </draw:line></text:p>
      <text:p text:style-name="P94"/>
      <text:p text:style-name="P103"><draw:custom-shape text:anchor-type="char" draw:z-index="49" draw:style-name="gr7" draw:text-style-name="P188" svg:width="1.525cm" svg:height="1.271cm" svg:x="4.341cm" svg:y="0.215cm">
     <text:p/>
     <draw:enhanced-geometry svg:viewBox="0 0 21600 21600" draw:type="rectangle" draw:enhanced-path="M 0 0 L 21600 0 21600 21600 0 21600 0 0 Z N"/>
    </draw:custom-shape></text:p>
      <text:p text:style-name="P94"><text:span text:style-name="T9"><text:s text:c="46"/>А</text:span><text:span text:style-name="T6">i</text:span><text:span text:style-name="T9"><text:tab/></text:span><text:span text:style-name="T7">L</text:span><text:span text:style-name="T12">А</text:span><text:span text:style-name="T13">i</text:span><text:span text:style-name="T10"> – потребление ресурса данным процессом</text:span></text:p>
      <text:p text:style-name="P97"/>
      <text:p text:style-name="P106"><draw:line text:anchor-type="char" draw:z-index="51" draw:style-name="gr2" draw:text-style-name="P189" svg:x1="5.103cm" svg:y1="0.025cm" svg:x2="5.103cm" svg:y2="0.787cm">
     <text:p/>
    </draw:line><text:tab/><text:tab/><text:tab/><text:tab/><text:tab/><text:tab/></text:p>
      <text:p text:style-name="P106"/>
      <text:p text:style-name="P104"><draw:line text:anchor-type="char" draw:z-index="61" draw:style-name="gr2" draw:text-style-name="P189" svg:x1="5.103cm" svg:y1="0.342cm" svg:x2="5.103cm" svg:y2="1.358cm">
     <text:p/>
    </draw:line></text:p>
      <text:p text:style-name="P106"><text:tab/><text:tab/><text:tab/><text:tab/><text:tab/></text:p>
      <text:p text:style-name="P94"><text:span text:style-name="T11">2) </text:span><text:span text:style-name="T10">Ветвление</text:span><text:span text:style-name="T11"> – <text:tab/><text:tab/></text:span><text:span text:style-name="T10"><text:tab/></text:span><text:span text:style-name="T6">L</text:span><text:span text:style-name="T12">А</text:span><text:span text:style-name="T13">i</text:span></text:p>
      <text:p text:style-name="P97"><draw:custom-shape text:anchor-type="char" draw:z-index="52" draw:style-name="gr7" draw:text-style-name="P188" svg:width="1.525cm" svg:height="1.525cm" draw:transform="rotate (-0.763930613598961) translate (5.39573611111111cm 0.171097222222222cm)">
     <text:p/>
     <draw:enhanced-geometry svg:viewBox="0 0 21600 21600" draw:type="rectangle" draw:enhanced-path="M 0 0 L 21600 0 21600 21600 0 21600 0 0 Z N"/>
    </draw:custom-shape><draw:line text:anchor-type="char" draw:z-index="56" draw:style-name="gr2" draw:text-style-name="P189" svg:x1="1.801cm" svg:y1="0.406cm" svg:x2="1.801cm" svg:y2="1.93cm">
     <text:p/>
    </draw:line><draw:line text:anchor-type="char" draw:z-index="55" draw:style-name="gr2" draw:text-style-name="P189" svg:x1="9.421cm" svg:y1="0.406cm" svg:x2="9.421cm" svg:y2="1.93cm">
     <text:p/>
    </draw:line><draw:line text:anchor-type="char" draw:z-index="54" draw:style-name="gr1" draw:text-style-name="P189" svg:x1="4.087cm" svg:y1="0.406cm" svg:x2="1.801cm" svg:y2="0.406cm">
     <text:p/>
    </draw:line><draw:line text:anchor-type="char" draw:z-index="53" draw:style-name="gr1" draw:text-style-name="P189" svg:x1="6.119cm" svg:y1="0.406cm" svg:x2="9.421cm" svg:y2="0.406cm">
     <text:p/>
    </draw:line><text:tab/><text:tab/></text:p>
      <text:p text:style-name="P71"><text:span text:style-name="T9">да<text:tab/><text:tab/></text:span><text:span text:style-name="T6">Ai</text:span><text:span text:style-name="T9"><text:tab/><text:tab/>нет </text:span></text:p>
      <text:p text:style-name="P97"/>
      <text:p text:style-name="P94"><text:span text:style-name="T9"><text:tab/><text:tab/></text:span><text:span text:style-name="T6">Pi</text:span><text:span text:style-name="T9"><text:tab/><text:tab/><text:tab/><text:tab/><text:tab/><text:tab/></text:span><text:span text:style-name="T6">Qi</text:span><text:span text:style-name="T9">=1-</text:span><text:span text:style-name="T6">Pi</text:span></text:p>
      <text:p text:style-name="P97"/>
      <text:p text:style-name="Text_20_body"><text:span text:style-name="T6">L</text:span><text:span text:style-name="T12">А</text:span><text:span text:style-name="T13">i</text:span><text:span text:style-name="T9"> – нагрузочный параметр, характеризующий потребление ресурсов для выполнения предиката и выбора пути</text:span></text:p>
      <text:p text:style-name="P96"/>
      <text:p text:style-name="P105"><draw:line text:anchor-type="char" draw:z-index="58" draw:style-name="gr2" draw:text-style-name="P189" svg:x1="5.865cm" svg:y1="0.067cm" svg:x2="6.627cm" svg:y2="0.829cm">
     <text:p/>
    </draw:line><draw:line text:anchor-type="char" draw:z-index="59" draw:style-name="gr2" draw:text-style-name="P189" svg:x1="7.897cm" svg:y1="0.067cm" svg:x2="7.135cm" svg:y2="0.829cm">
     <text:p/>
    </draw:line></text:p>
      <text:p text:style-name="Text_20_body"><draw:custom-shape text:anchor-type="char" draw:z-index="57" draw:style-name="gr7" draw:text-style-name="P188" svg:width="1.017cm" svg:height="1.017cm" svg:x="6.373cm" svg:y="0.342cm">
     <text:p/>
     <draw:enhanced-geometry svg:viewBox="0 0 21600 21600" draw:glue-points="10800 0 3160 3160 0 10800 3160 18440 10800 21600 18440 18440 21600 10800 18440 3160" draw:text-areas="3200 3200 18400 18400" draw:type="ellipse"/>
    </draw:custom-shape><text:span text:style-name="T11">3)</text:span><text:span text:style-name="T10"> Объединение</text:span><text:span text:style-name="T11"><text:tab/></text:span><text:tab/><text:span text:style-name="T9">от </text:span><text:span text:style-name="T6">Ai</text:span><text:span text:style-name="T9"><text:tab/><text:tab/>от </text:span><text:span text:style-name="T6">Aj</text:span><text:span text:style-name="T10"> </text:span></text:p>
      <text:p text:style-name="Text_20_body"><text:span text:style-name="T9">Этот процесс не потребляет</text:span> <text:s text:c="15"/>+ <text:s text:c="2"/></text:p>
      <text:p text:style-name="P96">ресурсы <text:s text:c="44"/></text:p>
      <text:p text:style-name="Text_20_body"><draw:line text:anchor-type="char" draw:z-index="60" draw:style-name="gr2" draw:text-style-name="P189" svg:x1="6.881cm" svg:y1="0.065cm" svg:x2="6.881cm" svg:y2="0.892cm">
     <text:p/>
    </draw:line><text:span text:style-name="T9"><text:tab/><text:tab/><text:tab/><text:tab/></text:span><text:span text:style-name="T6">Ak</text:span><text:span text:style-name="T9"><text:tab/><text:tab/><text:tab/></text:span></text:p>
      <text:p text:style-name="P94"><text:span text:style-name="T9">Связывает выходы процессов </text:span><text:span text:style-name="T6">Ai</text:span><text:span text:style-name="T9">, </text:span><text:span text:style-name="T6">Aj</text:span><text:span text:style-name="T9"> по дизъюнктивному принципу управления и передает управление процессу Ак. Для запуска Ак достаточно завершения одного из процессов </text:span><text:span text:style-name="T6">Ai</text:span><text:span text:style-name="T9"> и </text:span><text:span text:style-name="T6">Aj</text:span><text:span text:style-name="T9">. </text:span></text:p>
      <text:p text:style-name="P112"/>
      <text:p text:style-name="P112"/>
      <text:list text:style-name="WW8Num18" text:continue-numbering="true">
        <text:list-item>
          <text:p text:style-name="P184"><text:span text:style-name="T18">Графы с нагруженными вершинами (ГНВ</text:span><text:span text:style-name="T19">)</text:span></text:p>
        </text:list-item>
      </text:list>
      <text:p text:style-name="P63"/>
      <text:p text:style-name="P62"><draw:g text:anchor-type="char" draw:z-index="62" draw:style-name="gr8"><draw:custom-shape draw:style-name="gr9" draw:text-style-name="P188" svg:width="0.763cm" svg:height="0.763cm" svg:x="3.604cm" svg:y="0.353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6.144cm" svg:y="0.353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8.684cm" svg:y="0.353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1.224cm" svg:y="0.353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3.764cm" svg:y="0.353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3.604cm" svg:y="2.34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6.144cm" svg:y="2.34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8.684cm" svg:y="2.34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1.224cm" svg:y="2.34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3.764cm" svg:y="2.34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1.017cm" svg:height="1.017cm" svg:x="3.604cm" svg:y="6.073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1.017cm" svg:height="1.017cm" svg:x="5.89cm" svg:y="6.073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1.017cm" svg:height="1.017cm" svg:x="8.684cm" svg:y="6.073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1.017cm" svg:height="1.017cm" svg:x="11.224cm" svg:y="6.073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1.017cm" svg:height="1.017cm" svg:x="13.764cm" svg:y="6.073cm">
      <text:p/>
      <draw:enhanced-geometry svg:viewBox="0 0 21600 21600" draw:glue-points="10800 0 3160 3160 0 10800 3160 18440 10800 21600 18440 18440 21600 10800 18440 3160" draw:text-areas="3200 3200 18400 18400" draw:type="ellipse"/>
     </draw:custom-shape><draw:line draw:style-name="gr10" draw:text-style-name="P189" svg:x1="4.366cm" svg:y1="0.862cm" svg:x2="6.144cm" svg:y2="0.862cm">
      <text:p/>
     </draw:line><draw:line draw:style-name="gr10" draw:text-style-name="P189" svg:x1="6.906cm" svg:y1="0.862cm" svg:x2="8.684cm" svg:y2="0.862cm">
      <text:p/>
     </draw:line><draw:line draw:style-name="gr10" draw:text-style-name="P189" svg:x1="9.446cm" svg:y1="0.862cm" svg:x2="11.224cm" svg:y2="0.862cm">
      <text:p/>
     </draw:line><draw:line draw:style-name="gr10" draw:text-style-name="P189" svg:x1="11.986cm" svg:y1="0.862cm" svg:x2="13.764cm" svg:y2="0.862cm">
      <text:p/>
     </draw:line><draw:line draw:style-name="gr10" draw:text-style-name="P189" svg:x1="4.366cm" svg:y1="2.852cm" svg:x2="6.144cm" svg:y2="2.852cm">
      <text:p/>
     </draw:line><draw:line draw:style-name="gr10" draw:text-style-name="P189" svg:x1="6.906cm" svg:y1="2.852cm" svg:x2="8.684cm" svg:y2="2.852cm">
      <text:p/>
     </draw:line><draw:line draw:style-name="gr10" draw:text-style-name="P189" svg:x1="11.986cm" svg:y1="2.852cm" svg:x2="13.764cm" svg:y2="2.852cm">
      <text:p/>
     </draw:line><draw:line draw:style-name="gr10" draw:text-style-name="P189" svg:x1="6.652cm" svg:y1="3.152cm" svg:x2="11.478cm" svg:y2="3.152cm">
      <text:p/>
     </draw:line><draw:line draw:style-name="gr10" draw:text-style-name="P189" svg:x1="4.62cm" svg:y1="6.581cm" svg:x2="5.89cm" svg:y2="6.581cm">
      <text:p/>
     </draw:line><draw:line draw:style-name="gr10" draw:text-style-name="P189" svg:x1="9.192cm" svg:y1="2.388cm" svg:x2="13.764cm" svg:y2="2.388cm">
      <text:p/>
     </draw:line><draw:line draw:style-name="gr10" draw:text-style-name="P189" svg:x1="6.906cm" svg:y1="6.581cm" svg:x2="8.684cm" svg:y2="6.581cm">
      <text:p/>
     </draw:line><draw:line draw:style-name="gr10" draw:text-style-name="P189" svg:x1="9.7cm" svg:y1="6.581cm" svg:x2="11.224cm" svg:y2="6.581cm">
      <text:p/>
     </draw:line><draw:line draw:style-name="gr10" draw:text-style-name="P189" svg:x1="12.24cm" svg:y1="6.581cm" svg:x2="13.764cm" svg:y2="6.581cm">
      <text:p/>
     </draw:line>
    </draw:g><text:span text:style-name="T9"><text:tab/><text:tab/><text:tab/><text:tab/></text:span><text:span text:style-name="T6">L1<text:tab/><text:tab/>L2<text:tab/><text:tab/>L3</text:span></text:p>
      <text:list text:style-name="WW8Num21">
        <text:list-item>
          <text:p text:style-name="P158">следование<text:tab/>Н<text:tab/><text:tab/>1<text:tab/><text:tab/>2<text:tab/><text:tab/>3<text:tab/><text:tab/>К <text:s/></text:p>
        </text:list-item>
      </text:list>
      <text:p text:style-name="P96"/>
      <text:p text:style-name="P109"/>
      <text:p text:style-name="P113"><text:span text:style-name="T6">L1<text:tab/><text:tab/>L2<text:tab/><text:tab/></text:span><text:span text:style-name="T6">L3</text:span></text:p>
      <text:list text:style-name="WW8Num21">
        <text:list-item text:start-value="1">
          <text:p text:style-name="P185"><text:span text:style-name="T9">ветвление<text:tab/></text:span><text:span text:style-name="T6"><text:tab/></text:span><text:span text:style-name="T9">Н<text:tab/><text:tab/>1<text:tab/></text:span><text:span text:style-name="T6">P1</text:span><text:span text:style-name="T9"><text:tab/>2<text:tab/><text:tab/>3<text:tab/><text:tab/>К</text:span></text:p>
        </text:list-item>
      </text:list>
      <text:p text:style-name="P105"/>
      <text:p text:style-name="P116"><text:tab/><text:tab/><text:tab/>Q1</text:p>
      <text:p text:style-name="Text_20_body"><text:soft-page-break/></text:p>
      <text:list text:style-name="WW8Num21">
        <text:list-item text:start-value="1">
          <text:p text:style-name="P158">цикл с фиксированным числом повторений (ЦФЧП)</text:p>
        </text:list-item>
      </text:list>
      <text:p text:style-name="P117"/>
      <text:p text:style-name="P113"><text:span text:style-name="T6">L</text:span><text:span text:style-name="T9">1<text:tab/></text:span><text:tab/><text:span text:style-name="T9">(</text:span><text:span text:style-name="T6">k</text:span><text:span text:style-name="T9">+1)*</text:span><text:span text:style-name="T6">L</text:span><text:span text:style-name="T9">2<text:tab/></text:span><text:span text:style-name="T6">k</text:span><text:span text:style-name="T9">*</text:span><text:span text:style-name="T6">L</text:span><text:span text:style-name="T9">3</text:span></text:p>
      <text:p text:style-name="P120"/>
      <text:p text:style-name="P115">Н<text:tab/><text:tab/>1<text:tab/><text:tab/>2<text:tab/><text:tab/>3<text:tab/><text:tab/>К <text:s/></text:p>
      <text:p text:style-name="Text_20_body"><text:tab/><text:tab/><text:tab/><text:tab/><text:tab/><text:tab/><text:span text:style-name="T9">1<text:tab/><text:tab/>1<text:tab/><text:tab/>1</text:span></text:p>
      <text:p text:style-name="P96"/>
      <text:p text:style-name="Text_20_body"><text:span text:style-name="T6">K</text:span><text:span text:style-name="T9">- число повторений цикла</text:span></text:p>
      <text:p text:style-name="P96">K+1 – число проверок до выхода из цикла</text:p>
      <text:p text:style-name="Text_20_body"><text:span text:style-name="T6">L</text:span><text:span text:style-name="T9">1 – ресурсы, потребляемые при инициализации цикла</text:span></text:p>
      <text:p text:style-name="Text_20_body"><text:span text:style-name="T6">L</text:span><text:span text:style-name="T9">2 - ресурсы, потребляемые при выполнении одной проверки условия и перехода</text:span></text:p>
      <text:p text:style-name="Text_20_body"><text:span text:style-name="T6">L</text:span><text:span text:style-name="T9">3 – ресурсы, потребляемые при однократном выполнении тела цикла</text:span></text:p>
      <text:p text:style-name="P96"/>
      <text:list text:style-name="WW8Num1">
        <text:list-item>
          <text:p text:style-name="P160">цикл с неизвестным числом повторений (ЦНЧП)</text:p>
        </text:list-item>
      </text:list>
      <text:p text:style-name="P121"/>
      <text:p text:style-name="P102"><draw:g text:anchor-type="char" draw:z-index="63" draw:style-name="gr8"><draw:custom-shape draw:style-name="gr9" draw:text-style-name="P188" svg:width="0.763cm" svg:height="0.763cm" svg:x="3.604cm" svg:y="0.97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6.144cm" svg:y="0.97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8.684cm" svg:y="0.97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1.224cm" svg:y="0.97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3.764cm" svg:y="0.974cm">
      <text:p/>
      <draw:enhanced-geometry svg:viewBox="0 0 21600 21600" draw:glue-points="10800 0 3160 3160 0 10800 3160 18440 10800 21600 18440 18440 21600 10800 18440 3160" draw:text-areas="3200 3200 18400 18400" draw:type="ellipse"/>
     </draw:custom-shape><draw:line draw:style-name="gr10" draw:text-style-name="P189" svg:x1="4.366cm" svg:y1="1.228cm" svg:x2="6.144cm" svg:y2="1.228cm">
      <text:p/>
     </draw:line><draw:line draw:style-name="gr10" draw:text-style-name="P189" svg:x1="6.906cm" svg:y1="1.228cm" svg:x2="8.684cm" svg:y2="1.228cm">
      <text:p/>
     </draw:line><draw:line draw:style-name="gr10" draw:text-style-name="P189" svg:x1="9.446cm" svg:y1="1.228cm" svg:x2="11.224cm" svg:y2="1.228cm">
      <text:p/>
     </draw:line><draw:line draw:style-name="gr10" draw:text-style-name="P189" svg:x1="9.192cm" svg:y1="1.739cm" svg:x2="11.478cm" svg:y2="2.247cm">
      <text:p/>
     </draw:line><draw:line draw:style-name="gr10" draw:text-style-name="P189" svg:x1="11.478cm" svg:y1="2.247cm" svg:x2="13.764cm" svg:y2="1.485cm">
      <text:p/>
     </draw:line><draw:line draw:style-name="gr10" draw:text-style-name="P189" svg:x1="11.478cm" svg:y1="0.974cm" svg:x2="10.462cm" svg:y2="0.212cm">
      <text:p/>
     </draw:line><draw:line draw:style-name="gr10" draw:text-style-name="P189" svg:x1="10.462cm" svg:y1="0.212cm" svg:x2="9.192cm" svg:y2="0.974cm">
      <text:p/>
     </draw:line>
    </draw:g></text:p>
      <text:p text:style-name="P113"><text:span text:style-name="T6">L</text:span><text:span text:style-name="T9">1<text:tab/><text:tab/></text:span><text:span text:style-name="T6">L</text:span><text:span text:style-name="T9">2<text:tab/><text:tab/></text:span><text:span text:style-name="T6">L</text:span><text:span text:style-name="T9">3</text:span></text:p>
      <text:p text:style-name="P114"><text:span text:style-name="T9">Н<text:tab/><text:tab/>1<text:tab/><text:tab/>2 <text:tab/></text:span><text:span text:style-name="T6">p</text:span><text:span text:style-name="T9"><text:tab/>3<text:tab/><text:tab/>К</text:span></text:p>
      <text:p text:style-name="P119"><text:tab/><text:tab/><text:tab/><text:tab/><text:tab/><text:tab/><text:tab/></text:p>
      <text:p text:style-name="P119"><text:span text:style-name="T9">Инициализация<text:tab/><text:tab/></text:span><text:span text:style-name="T6">q</text:span><text:span text:style-name="T9"><text:tab/></text:span></text:p>
      <text:p text:style-name="P120"><text:s text:c="4"/>цикла<text:tab/> <text:s text:c="4"/>Проверка <text:tab/><text:tab/>Тело </text:p>
      <text:p text:style-name="P117"><text:s text:c="5"/>условия <text:tab/><text:tab/>цикла<text:tab/></text:p>
      <text:p text:style-name="P122"><text:s text:c="16"/></text:p>
      <text:p text:style-name="P72"/>
      <text:p text:style-name="P70"><text:span text:style-name="T9">р=к/(к+1) <text:tab/></text:span><text:span text:style-name="T6">q</text:span><text:span text:style-name="T9">=1/(</text:span><text:span text:style-name="T6">k</text:span><text:span text:style-name="T9">+1)<text:tab/></text:span></text:p>
      <text:p text:style-name="Text_20_body"/>
      <text:p text:style-name="Text_20_body"/>
      <text:p text:style-name="Text_20_body"/>
      <text:p text:style-name="Text_20_body"><text:span text:style-name="T18">3. Графы с нагруженными дугами (ГНД)</text:span><text:span text:style-name="T9"> <text:s/>( Нагрузка </text:span><text:span text:style-name="T6">Lk</text:span><text:span text:style-name="T9"> приписывается дугам модели )</text:span></text:p>
      <text:p text:style-name="P96"/>
      <text:p text:style-name="P96"/>
      <text:p text:style-name="P118"><draw:g text:anchor-type="char" draw:z-index="64" draw:style-name="gr8"><draw:custom-shape draw:style-name="gr9" draw:text-style-name="P188" svg:width="0.763cm" svg:height="0.763cm" svg:x="3.604cm" svg:y="0.346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6.144cm" svg:y="0.346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8.684cm" svg:y="0.346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1.224cm" svg:y="0.346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3.764cm" svg:y="0.346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3.604cm" svg:y="2.336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6.144cm" svg:y="2.336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8.684cm" svg:y="2.336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1.224cm" svg:y="2.336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3.764cm" svg:y="2.336cm">
      <text:p/>
      <draw:enhanced-geometry svg:viewBox="0 0 21600 21600" draw:glue-points="10800 0 3160 3160 0 10800 3160 18440 10800 21600 18440 18440 21600 10800 18440 3160" draw:text-areas="3200 3200 18400 18400" draw:type="ellipse"/>
     </draw:custom-shape><draw:line draw:style-name="gr10" draw:text-style-name="P189" svg:x1="4.366cm" svg:y1="0.854cm" svg:x2="6.144cm" svg:y2="0.854cm">
      <text:p/>
     </draw:line><draw:line draw:style-name="gr10" draw:text-style-name="P189" svg:x1="6.906cm" svg:y1="0.854cm" svg:x2="8.684cm" svg:y2="0.854cm">
      <text:p/>
     </draw:line><draw:line draw:style-name="gr10" draw:text-style-name="P189" svg:x1="9.446cm" svg:y1="0.854cm" svg:x2="11.224cm" svg:y2="0.854cm">
      <text:p/>
     </draw:line><draw:line draw:style-name="gr10" draw:text-style-name="P189" svg:x1="11.986cm" svg:y1="0.854cm" svg:x2="13.764cm" svg:y2="0.854cm">
      <text:p/>
     </draw:line><draw:line draw:style-name="gr10" draw:text-style-name="P189" svg:x1="4.366cm" svg:y1="2.845cm" svg:x2="6.144cm" svg:y2="2.845cm">
      <text:p/>
     </draw:line><draw:line draw:style-name="gr10" draw:text-style-name="P189" svg:x1="6.906cm" svg:y1="2.845cm" svg:x2="8.684cm" svg:y2="2.845cm">
      <text:p/>
     </draw:line><draw:line draw:style-name="gr10" draw:text-style-name="P189" svg:x1="11.986cm" svg:y1="2.845cm" svg:x2="13.764cm" svg:y2="2.845cm">
      <text:p/>
     </draw:line><draw:line draw:style-name="gr10" draw:text-style-name="P189" svg:x1="9.446cm" svg:y1="2.701cm" svg:x2="11.224cm" svg:y2="2.701cm">
      <text:p/>
     </draw:line><draw:line draw:style-name="gr10" draw:text-style-name="P189" svg:x1="9.446cm" svg:y1="2.447cm" svg:x2="11.732cm" svg:y2="1.685cm">
      <text:p/>
     </draw:line><draw:line draw:style-name="gr10" draw:text-style-name="P189" svg:x1="11.732cm" svg:y1="1.685cm" svg:x2="14.018cm" svg:y2="2.447cm">
      <text:p/>
     </draw:line>
    </draw:g>L1<text:tab/><text:tab/>L2<text:tab/><text:tab/>L3</text:p>
      <text:list text:style-name="WW8Num21">
        <text:list-item text:start-value="1">
          <text:p text:style-name="P158">следование<text:tab/>Н<text:tab/><text:tab/>1<text:tab/><text:tab/>2<text:tab/><text:tab/>3<text:tab/><text:tab/>К <text:s/></text:p>
        </text:list-item>
      </text:list>
      <text:p text:style-name="P96"/>
      <text:p text:style-name="P109"/>
      <text:p text:style-name="Text_20_body"><text:span text:style-name="T5"><text:tab/><text:tab/><text:tab/><text:tab/><text:tab/><text:tab/><text:tab/></text:span><text:span text:style-name="T6"><text:tab/>p, L2 <text:s text:c="10"/></text:span></text:p>
      <text:list text:style-name="WW8Num21">
        <text:list-item text:start-value="1">
          <text:p text:style-name="P185"><text:span text:style-name="T9">ветвление<text:tab/><text:tab/>Н<text:tab/><text:tab/>1<text:tab/></text:span><text:span text:style-name="T6">L1</text:span><text:span text:style-name="T9"><text:tab/>2<text:tab/><text:tab/>3<text:tab/></text:span><text:span text:style-name="T6">L3</text:span><text:span text:style-name="T9"><text:tab/>К</text:span></text:p>
        </text:list-item>
      </text:list>
      <text:p text:style-name="P110"><text:tab/><text:tab/><text:tab/><text:tab/><text:tab/><text:tab/><text:tab/><text:tab/><text:tab/><text:tab/>1-P</text:p>
      <text:p text:style-name="P110"/>
      <text:p text:style-name="P110"/>
      <text:list text:style-name="WW8Num21">
        <text:list-item text:start-value="1">
          <text:p text:style-name="P158">цикл с фиксированным числом повторений (ЦФЧП)</text:p>
        </text:list-item>
      </text:list>
      <text:p text:style-name="P123"><text:s text:c="2"/><text:tab/></text:p>
      <text:p text:style-name="Text_20_body"><draw:g text:anchor-type="char" draw:z-index="65" draw:style-name="gr8"><draw:custom-shape draw:style-name="gr9" draw:text-style-name="P188" svg:width="1.017cm" svg:height="1.017cm" svg:x="3.35cm" svg:y="0.04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1.017cm" svg:height="1.017cm" svg:x="5.636cm" svg:y="0.04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1.017cm" svg:height="1.017cm" svg:x="8.43cm" svg:y="0.04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1.017cm" svg:height="1.017cm" svg:x="10.97cm" svg:y="0.044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1.017cm" svg:height="1.017cm" svg:x="13.51cm" svg:y="0.044cm">
      <text:p/>
      <draw:enhanced-geometry svg:viewBox="0 0 21600 21600" draw:glue-points="10800 0 3160 3160 0 10800 3160 18440 10800 21600 18440 18440 21600 10800 18440 3160" draw:text-areas="3200 3200 18400 18400" draw:type="ellipse"/>
     </draw:custom-shape><draw:line draw:style-name="gr10" draw:text-style-name="P189" svg:x1="4.366cm" svg:y1="0.552cm" svg:x2="5.636cm" svg:y2="0.552cm">
      <text:p/>
     </draw:line><draw:line draw:style-name="gr10" draw:text-style-name="P189" svg:x1="6.652cm" svg:y1="0.552cm" svg:x2="8.43cm" svg:y2="0.552cm">
      <text:p/>
     </draw:line><draw:line draw:style-name="gr10" draw:text-style-name="P189" svg:x1="9.446cm" svg:y1="0.552cm" svg:x2="10.97cm" svg:y2="0.552cm">
      <text:p/>
     </draw:line><draw:line draw:style-name="gr10" draw:text-style-name="P189" svg:x1="11.986cm" svg:y1="0.552cm" svg:x2="13.51cm" svg:y2="0.552cm">
      <text:p/>
     </draw:line><draw:custom-shape draw:style-name="gr9" draw:text-style-name="P188" svg:width="0.763cm" svg:height="0.763cm" svg:x="3.35cm" svg:y="3.277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5.89cm" svg:y="3.277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8.43cm" svg:y="3.277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0.97cm" svg:y="3.277cm">
      <text:p/>
      <draw:enhanced-geometry svg:viewBox="0 0 21600 21600" draw:glue-points="10800 0 3160 3160 0 10800 3160 18440 10800 21600 18440 18440 21600 10800 18440 3160" draw:text-areas="3200 3200 18400 18400" draw:type="ellipse"/>
     </draw:custom-shape><draw:custom-shape draw:style-name="gr9" draw:text-style-name="P188" svg:width="0.763cm" svg:height="0.763cm" svg:x="13.51cm" svg:y="3.277cm">
      <text:p/>
      <draw:enhanced-geometry svg:viewBox="0 0 21600 21600" draw:glue-points="10800 0 3160 3160 0 10800 3160 18440 10800 21600 18440 18440 21600 10800 18440 3160" draw:text-areas="3200 3200 18400 18400" draw:type="ellipse"/>
     </draw:custom-shape><draw:line draw:style-name="gr10" draw:text-style-name="P189" svg:x1="4.112cm" svg:y1="3.531cm" svg:x2="5.89cm" svg:y2="3.531cm">
      <text:p/>
     </draw:line><draw:line draw:style-name="gr10" draw:text-style-name="P189" svg:x1="6.652cm" svg:y1="3.531cm" svg:x2="8.43cm" svg:y2="3.531cm">
      <text:p/>
     </draw:line><draw:line draw:style-name="gr10" draw:text-style-name="P189" svg:x1="9.192cm" svg:y1="3.531cm" svg:x2="10.97cm" svg:y2="3.531cm">
      <text:p/>
     </draw:line><draw:line draw:style-name="gr10" draw:text-style-name="P189" svg:x1="8.938cm" svg:y1="4.039cm" svg:x2="11.224cm" svg:y2="4.547cm">
      <text:p/>
     </draw:line><draw:line draw:style-name="gr10" draw:text-style-name="P189" svg:x1="11.224cm" svg:y1="4.547cm" svg:x2="13.51cm" svg:y2="3.785cm">
      <text:p/>
     </draw:line><draw:line draw:style-name="gr10" draw:text-style-name="P189" svg:x1="11.224cm" svg:y1="3.277cm" svg:x2="10.208cm" svg:y2="2.515cm">
      <text:p/>
     </draw:line><draw:line draw:style-name="gr10" draw:text-style-name="P189" svg:x1="10.208cm" svg:y1="2.515cm" svg:x2="8.938cm" svg:y2="3.277cm">
      <text:p/>
     </draw:line>
    </draw:g><text:span text:style-name="T9"><text:tab/><text:tab/><text:tab/><text:tab/><text:tab/><text:tab/></text:span><text:span text:style-name="T6">L1<text:tab/> <text:s text:c="6"/>(k+1)L2<text:tab/><text:tab/>kL3</text:span></text:p>
      <text:p text:style-name="P115">Н<text:tab/><text:tab/>1<text:tab/><text:tab/>2<text:tab/><text:tab/>3<text:tab/><text:tab/>К <text:s/></text:p>
      <text:p text:style-name="P110"><text:tab/><text:tab/><text:tab/><text:tab/><text:tab/><text:tab/>1<text:tab/><text:tab/>1<text:tab/><text:tab/>1</text:p>
      <text:p text:style-name="P110"/>
      <text:list text:style-name="WW8Num1">
        <text:list-item text:start-value="1">
          <text:p text:style-name="P160">Цикл с неизвестным числом повторений (ЦНЧП)</text:p>
        </text:list-item>
      </text:list>
      <text:p text:style-name="P119"><text:span text:style-name="T9"><text:tab/><text:tab/><text:tab/> 1,</text:span><text:span text:style-name="T6">L</text:span><text:span text:style-name="T9">3</text:span></text:p>
      <text:p text:style-name="P113"><text:span text:style-name="T9"><text:s text:c="5"/>1,</text:span><text:span text:style-name="T6">L</text:span><text:span text:style-name="T9">1<text:tab/> <text:s text:c="6"/></text:span><text:span text:style-name="T6">p</text:span><text:span text:style-name="T9">,</text:span><text:span text:style-name="T6">L</text:span><text:span text:style-name="T9">2<text:tab/><text:tab/></text:span></text:p>
      <text:p text:style-name="P115">Н<text:tab/><text:tab/>1<text:tab/><text:tab/>2<text:tab/><text:tab/>3<text:tab/><text:tab/>К</text:p>
      <text:p text:style-name="P120"><text:soft-page-break/><text:tab/><text:tab/><text:tab/><text:tab/><text:tab/><text:tab/><text:tab/></text:p>
      <text:p text:style-name="P119"><text:span text:style-name="T9"><text:tab/><text:tab/> <text:s text:c="5"/></text:span><text:span text:style-name="T6">Q</text:span><text:span text:style-name="T9">=1-</text:span><text:span text:style-name="T6">p</text:span><text:span text:style-name="T9">,</text:span><text:span text:style-name="T6">L</text:span><text:span text:style-name="T9">2<text:tab/></text:span></text:p>
      <text:p text:style-name="P96"/>
      <text:p text:style-name="Text_20_body"><text:span text:style-name="T9">Для графов с нулевыми дугами задаются только вероятности выбора пути {</text:span><text:span text:style-name="T6">Pi</text:span><text:span text:style-name="T9">,</text:span><text:span text:style-name="T6">Li</text:span><text:span text:style-name="T9">=0} </text:span></text:p>
      <text:p text:style-name="Text_20_body"><text:span text:style-name="T9">Если Р=1 или </text:span><text:span text:style-name="T6">Li</text:span><text:span text:style-name="T9">=0, то их можно не указывать.</text:span></text:p>
      <text:p text:style-name="Text_20_body"/>
      <text:p text:style-name="P107"/>
      <text:p text:style-name="P107">Проблемы построения операционных графовых моделей.</text:p>
      <text:p text:style-name="Text_20_body"/>
      <text:list text:style-name="WW8Num19">
        <text:list-item>
          <text:p text:style-name="P164">Расчет вероятностей ветвлений</text:p>
        </text:list-item>
        <text:list-item>
          <text:p text:style-name="P164">Задание параметров, характеризующих потребление ресурсов.</text:p>
        </text:list-item>
      </text:list>
      <text:p text:style-name="P96"/>
      <text:list text:style-name="WW8Num6">
        <text:list-item>
          <text:p text:style-name="P166">Проблема расчета вероятностей ветвлений решается на основе двух представлений поведения программ:</text:p>
        </text:list-item>
      </text:list>
      <text:list text:style-name="WW8Num15">
        <text:list-item>
          <text:list>
            <text:list-item>
              <text:p text:style-name="P167">Марковский подход</text:p>
            </text:list-item>
          </text:list>
        </text:list-item>
      </text:list>
      <text:p text:style-name="Text_20_body"><text:span text:style-name="T9">Математической моделью поведения программы является </text:span><text:span text:style-name="T31">Марковский процесс</text:span><text:span text:style-name="T9"> (определение см. ниже). С точки зрения поведения программы марковское свойство означает следующее:</text:span><text:span text:style-name="T6"> </text:span></text:p>
      <text:list text:style-name="WW8Num9">
        <text:list-item>
          <text:p text:style-name="P168">Программа является свободно интерпретируемой ( допускаются любые маршруты выполнения программы )</text:p>
        </text:list-item>
        <text:list-item>
          <text:p text:style-name="P168">События, задающие условия в различных блоках принятия решений, являются независимыми.</text:p>
        </text:list-item>
      </text:list>
      <text:p text:style-name="P96"/>
      <text:list text:style-name="WW8Num15" text:continue-numbering="true">
        <text:list-item>
          <text:list text:continue-numbering="true">
            <text:list-item>
              <text:p text:style-name="P167">Семантический подход</text:p>
            </text:list-item>
          </text:list>
        </text:list-item>
      </text:list>
      <text:p text:style-name="P97">Требует учитывать конкретную семантику выполненных операторов при предсказании будущего поведения программы. Сложность его использования - в трудности автоматизации: требуется участие человека.</text:p>
      <text:p text:style-name="P108"/>
      <text:p text:style-name="Text_20_body"><text:span text:style-name="T31">Типовые события в БПР ( блоках принятия решений )</text:span><text:span text:style-name="T9">:</text:span></text:p>
      <text:p text:style-name="P96"/>
      <text:list text:style-name="WW8Num3">
        <text:list-item>
          <text:p text:style-name="P171">События, вероятности наступления которых полностью определяются законами распределения входных данных.</text:p>
        </text:list-item>
        <text:list-item>
          <text:p text:style-name="P171">События, вероятности наступления которых простым образом зависят от структуры и параметров алгоритма</text:p>
        </text:list-item>
        <text:list-item>
          <text:p text:style-name="P171">События, результатом наступления которых является выбор процессов с примерно одинаковым потреблением ресурсов.</text:p>
        </text:list-item>
        <text:list-item>
          <text:p text:style-name="P171">События, выбор ветвей у которых сложным образом <text:s/>зависит от структуры и параметров программы.</text:p>
        </text:list-item>
      </text:list>
      <text:p text:style-name="P96"/>
      <text:p text:style-name="P96">В 4-ом случае для оценки вероятностей используют 2 способа:</text:p>
      <text:list text:style-name="WW8Num2">
        <text:list-item>
          <text:p text:style-name="P182"><text:span text:style-name="T9">Имитационное моделирование – значения параметров, <text:s/>влияющих на события задаются с помощью датчика случайных чисел с требуемым законом распределения и методом статистических испытаний, определяются вероятности наступления событий. </text:span><text:span text:style-name="T6">(трудоемкий <text:s/>способ )</text:span></text:p>
        </text:list-item>
        <text:list-item>
          <text:p text:style-name="P182"><text:span text:style-name="T6"><text:s/></text:span><text:span text:style-name="T9">Считая вероятность выбора ветвей известной, производят линейное изменение этой вероятности <text:s/>с некоторым шагом от 0 до 1 и отмечают влияние ее изменения на оцениваемую характеристику производительности. В качестве фиксируемой берут <text:s/>вероятность, при которой потребление ресурсов наибольшее в наихудшем случае или некоторое среднее для метода средних значений.</text:span></text:p>
        </text:list-item>
      </text:list>
      <text:p text:style-name="P96"><text:s/></text:p>
      <text:p text:style-name="P111"><text:span text:style-name="T7">II</text:span><text:span text:style-name="T10">. Расчет потребления ресурсов фрагментами программы.</text:span></text:p>
      <text:p text:style-name="Text_20_body"/>
      <text:p text:style-name="P96"><text:soft-page-break/>В качестве <text:s/>потребляемых <text:s/>ресурсов будем рассматривать:</text:p>
      <text:p text:style-name="P96">1. Временные ресурсы:</text:p>
      <text:list text:style-name="WW8Num10">
        <text:list-item>
          <text:list>
            <text:list-item>
              <text:p text:style-name="P175">время выполнения программы</text:p>
            </text:list-item>
            <text:list-item>
              <text:p text:style-name="P175">время задержки, вызванной обработкой запроса</text:p>
            </text:list-item>
          </text:list>
        </text:list-item>
        <text:list-item>
          <text:p text:style-name="P175">Емкостные ресурсы (потребление байтов памяти в процессе выполнения программы)</text:p>
        </text:list-item>
      </text:list>
      <text:p text:style-name="P96"/>
      <text:p text:style-name="P96">Проблема назначения затрат потребления ресурсов зависит от уровня рассмотрения программы:</text:p>
      <text:list text:style-name="WW8Num14">
        <text:list-item>
          <text:p text:style-name="P178">на машинном уровне – это требует представления программы на языке команд машины для всех исследуемых моделей машин. Это трудоемкий процесс, который облегчается только тем, что эквивалентные по потреблению ресурсов команды могут группироваться и взаимозаменяться, т.к. модель программы не должна давать истинный результат вычисления.</text:p>
        </text:list-item>
        <text:list-item>
          <text:p text:style-name="P178">повышение уровня описания фрагментов программы путем использования макрокоманд, реализующих типовые вычислительные процессы.</text:p>
        </text:list-item>
      </text:list>
      <text:p text:style-name="P96">Однажды оценив потребление ресурсов макрокомандой можно использовать это значение в дальнейшем для всех вариантов ее использования в программе.</text:p>
      <text:list text:style-name="WW8Num14" text:continue-numbering="true">
        <text:list-item>
          <text:p text:style-name="P178">представление программы на языке высокого уровня: выбирается реализация типовых процессов обработки на выбранном языке и оценивается потребление ресурсов для каждого из этих процессов.</text:p>
        </text:list-item>
      </text:list>
      <text:p text:style-name="P96"/>
      <text:p text:style-name="P135">Для 2 и 3 повышается разброс(и, следовательно, <text:s/>уменьшается точность задания) потребляемых ресурсов из-за различиях в компиляторах и разброса входных данных.</text:p>
      <text:p text:style-name="P41"/>
      <text:p text:style-name="P44"/>
      <text:p text:style-name="P44"/>
      <text:p text:style-name="P44"/>
      <text:p text:style-name="P44">В качестве математической модели исследуемых программ будем использовать <text:s/>цепи Маркова с дискретным временем. При этом вершинам графа соответствуют состояния цепи Маркова, а дугам соответствуют переходы между состояниями.</text:p>
      <text:p text:style-name="P44"/>
      <text:h text:style-name="P2" text:outline-level="3">2.2. <text:s/>Цепи Маркова</text:h>
      <text:p text:style-name="P43"/>
      <text:p text:style-name="P40"><text:span text:style-name="T21">Последовательность случайных величин </text:span><text:span text:style-name="T32"></text:span><text:span text:style-name="T14">t</text:span><text:span text:style-name="T21">, где t</text:span><text:span text:style-name="T32"></text:span><text:span text:style-name="T21">T - время, называется цепью Маркова с состояниями S = { 1,2, ... , N }, если</text:span></text:p>
      <text:p text:style-name="P53"/>
      <text:p text:style-name="P52"><text:span text:style-name="T14">N</text:span><text:span text:style-name="T21"><text:line-break/></text:span><text:span text:style-name="T32"></text:span><text:span text:style-name="T21"> P( </text:span><text:span text:style-name="T32"></text:span><text:span text:style-name="T14">t</text:span><text:span text:style-name="T21">=k ) = 1, <text:tab/>t</text:span><text:span text:style-name="T32"></text:span><text:span text:style-name="T21">T<text:tab/>(2.1)<text:line-break/></text:span><text:span text:style-name="T34">k=1</text:span></text:p>
      <text:p text:style-name="P16"/>
      <text:p text:style-name="P15"><text:span text:style-name="T21">и при любых 0 </text:span><text:span text:style-name="T32"></text:span><text:span text:style-name="T21"> t</text:span><text:span text:style-name="T14">1</text:span><text:span text:style-name="T21"> &lt; t</text:span><text:span text:style-name="T14">2</text:span><text:span text:style-name="T21"> &lt; ... t</text:span><text:span text:style-name="T14">n</text:span><text:span text:style-name="T21"> &lt; </text:span><text:span text:style-name="T22">g</text:span><text:span text:style-name="T21"> &lt; t, любых i,j </text:span><text:span text:style-name="T32"></text:span><text:span text:style-name="T21">S</text:span><text:span text:style-name="T27"> </text:span><text:span text:style-name="T21">и любых подмножествах B</text:span><text:span text:style-name="T14">1</text:span><text:span text:style-name="T21">, B</text:span><text:span text:style-name="T14">2</text:span><text:span text:style-name="T21">, ..., B</text:span><text:span text:style-name="T14">n</text:span><text:span text:style-name="T21"> множества S</text:span><text:span text:style-name="T27"> </text:span><text:span text:style-name="T21">выполняется равенство</text:span></text:p>
      <text:p text:style-name="P54"/>
      <text:p text:style-name="P55"><text:span text:style-name="T22">P( </text:span><text:span text:style-name="T32"></text:span><text:span text:style-name="T15">t</text:span><text:span text:style-name="T22"> = j | </text:span><text:span text:style-name="T32"></text:span><text:span text:style-name="T15">t1</text:span><text:span text:style-name="T22"> </text:span><text:span text:style-name="T32"></text:span><text:span text:style-name="T22"> B</text:span><text:span text:style-name="T15">1</text:span><text:span text:style-name="T22">, ... , </text:span><text:span text:style-name="T32"></text:span><text:span text:style-name="T15">tn</text:span><text:span text:style-name="T22"> </text:span><text:span text:style-name="T32"></text:span><text:span text:style-name="T22"> B</text:span><text:span text:style-name="T15">n</text:span><text:span text:style-name="T22">, </text:span><text:span text:style-name="T32"></text:span><text:span text:style-name="T15">g</text:span><text:span text:style-name="T22"> = i ) = P( </text:span><text:span text:style-name="T32"></text:span><text:span text:style-name="T15">t</text:span><text:span text:style-name="T22"> = j | </text:span><text:span text:style-name="T32"></text:span><text:span text:style-name="T15">g</text:span><text:span text:style-name="T22"> = i ) <text:s text:c="2"/>(2.2)</text:span></text:p>
      <text:p text:style-name="P44">Приведенное свойство означает, что при фиксированном положении системы в данный момент времени <text:s/>будущее поведение системы (t &gt; g) не <text:soft-page-break/>зависит от поведения системы в прошлом, или более кратко: при фиксированном настоящем будущее не зависит от прошлого. Данное свойство называется свойством марковости.</text:p>
      <text:p text:style-name="P40"><text:span text:style-name="T21">В приложениях значения случайных величин </text:span><text:span text:style-name="T32"></text:span><text:span text:style-name="T14">t </text:span><text:span text:style-name="T21">интерпретируются как номера состояний изучаемой системы, которая в моменты времени t <text:s/>меняет свое состояние. Цепь Маркова, в которой моменты времени t изменения состояний дискретны (то есть t=0,1,2,…), называется цепью с дискретным временем (ДВ), в отличие от цепей с непрерывным временем (НВ), в которых изменение состояний происходит в произвольные моменты времени. В дальнейшем будем рассматривать только цепи с ДВ.</text:span></text:p>
      <text:p text:style-name="P40"><text:span text:style-name="T21">Будем называть цепь Маркова </text:span><text:span text:style-name="T32"></text:span><text:span text:style-name="T14">t</text:span><text:span text:style-name="T21"> однородной, если при любых i,j </text:span><text:span text:style-name="T32"></text:span><text:span text:style-name="T21"> S, вероятности</text:span></text:p>
      <text:p text:style-name="P49"><text:span text:style-name="T21">P( </text:span><text:span text:style-name="T32"></text:span><text:span text:style-name="T14">t+1</text:span><text:span text:style-name="T21"> = j | </text:span><text:span text:style-name="T32"></text:span><text:span text:style-name="T14">t</text:span><text:span text:style-name="T21"> = i ) = p</text:span><text:span text:style-name="T14">ij</text:span><text:span text:style-name="T21">, t = 0,1,2,...,<text:tab/>(2.3)</text:span></text:p>
      <text:p text:style-name="P15"><text:span text:style-name="T21">не зависят от t. Матрицу </text:span><text:span text:style-name="T27">P</text:span><text:span text:style-name="T21"> = </text:span><text:span text:style-name="T35">║</text:span><text:span text:style-name="T21"> p­</text:span><text:span text:style-name="T14">ij</text:span><text:span text:style-name="T21"> </text:span><text:span text:style-name="T35">║</text:span><text:span text:style-name="T21">, элементами которой являются вероятности, называют матрицей вероятностей переходов, а вектор <text:s text:c="12"/></text:span><text:span text:style-name="T27">q</text:span><text:span text:style-name="T21"> = ( q</text:span><text:span text:style-name="T14">1</text:span><text:span text:style-name="T21">, q</text:span><text:span text:style-name="T14">2</text:span><text:span text:style-name="T21">, ... , q</text:span><text:span text:style-name="T14">N</text:span><text:span text:style-name="T21"> ), где q</text:span><text:span text:style-name="T14">i</text:span><text:span text:style-name="T21"> = P( </text:span><text:span text:style-name="T32"></text:span><text:span text:style-name="T14">0</text:span><text:span text:style-name="T21"> = i ), i = 1,2, ... , N, - вектором начальных вероятностей. Очевидно, что значения <text:s/>p­</text:span><text:span text:style-name="T14">ij</text:span><text:span text:style-name="T21"> и q</text:span><text:span text:style-name="T14">i</text:span><text:span text:style-name="T21"> должны удовлетворять условиям</text:span></text:p>
      <text:p text:style-name="P56"><text:span text:style-name="T21">p­</text:span><text:span text:style-name="T14">ij</text:span><text:span text:style-name="T21"> </text:span><text:span text:style-name="T35">≥</text:span><text:span text:style-name="T21"> 0, q</text:span><text:span text:style-name="T14">i</text:span><text:span text:style-name="T21"> </text:span><text:span text:style-name="T35">≥</text:span><text:span text:style-name="T21"> 0<text:tab/><text:tab/>(2.4)<text:line-break/></text:span><text:span text:style-name="T14">N</text:span><text:span text:style-name="T21"><text:line-break/></text:span><text:span text:style-name="T32"></text:span><text:span text:style-name="T21"> q</text:span><text:span text:style-name="T14">j</text:span><text:span text:style-name="T21"> = 1<text:tab/><text:tab/>(2.5)<text:line-break/></text:span><text:span text:style-name="T34">j=1<text:line-break/></text:span><text:span text:style-name="T14">N</text:span><text:span text:style-name="T21"><text:line-break/></text:span><text:span text:style-name="T32"></text:span><text:span text:style-name="T21"> p</text:span><text:span text:style-name="T14">ij</text:span><text:span text:style-name="T21"> = 1<text:tab/><text:tab/>(2.6)<text:line-break/></text:span><text:span text:style-name="T34">j=1</text:span></text:p>
      <text:p text:style-name="P40"><text:span text:style-name="T21">Для цепи, заданной матрицей вероятностей переходов </text:span><text:span text:style-name="T27">P </text:span><text:span text:style-name="T21">и вектором начальных вероятностей </text:span><text:span text:style-name="T27">q</text:span><text:span text:style-name="T21">, можем получить вектор распределений вероятностей в некоторый момент времени t</text:span></text:p>
      <text:p text:style-name="P44"/>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7"><text:s text:c="38"/>t</text:p>
            <text:p text:style-name="P9"><text:span text:style-name="T27">q</text:span><text:span text:style-name="T21">( t ) = </text:span><text:span text:style-name="T27">q</text:span><text:span text:style-name="T21"> * </text:span><text:span text:style-name="T32"></text:span><text:span text:style-name="T21"> </text:span><text:span text:style-name="T27">P</text:span><text:span text:style-name="T34"> k</text:span></text:p>
            <text:p text:style-name="P28"><text:s text:c="35"/>k = 1</text:p>
          </table:table-cell>
          <table:table-cell table:style-name="Таблица1.A1" office:value-type="string">
            <text:p text:style-name="P21"/>
            <text:p text:style-name="P19">для случая неоднородной цепи <text:s text:c="2"/>(2.7)</text:p>
          </table:table-cell>
        </table:table-row>
      </table:table>
      <text:p text:style-name="P49"><text:span text:style-name="T27">q</text:span><text:span text:style-name="T21">( t ) = </text:span><text:span text:style-name="T27">q</text:span><text:span text:style-name="T21"> * </text:span><text:span text:style-name="T27">P</text:span><text:span text:style-name="T34"> t<text:tab/><text:tab/> <text:s text:c="4"/></text:span><text:span text:style-name="T21">для случая однородной цепи <text:s text:c="2"/>(2.8)</text:span></text:p>
      <text:p text:style-name="P43"/>
      <text:p text:style-name="P23">2.3. Классификация цепей Маркова.</text:p>
      <text:p text:style-name="P29"/>
      <text:p text:style-name="P57"><text:span text:style-name="T21">Множество всех состояний цепи Маркова</text:span> <text:span text:style-name="T21">может быть разбито на не пересекающиеся подмножества, или классы: невозвратные и эргодические. Если процесс покидает класс невозвратных состояний, он никогда в него не возвращается. Если процесс попал в класс состояний второго типа, то он его никогда не покидает. Невозвратное множество будем обозначать как </text:span><text:span text:style-name="T23">T</text:span><text:span text:style-name="T21">, а эргодическое как </text:span><text:span text:style-name="T23">E</text:span><text:span text:style-name="T21">. При этом, </text:span><text:span text:style-name="T23">T</text:span><text:span text:style-name="T21"> </text:span><text:span text:style-name="T33"></text:span><text:span text:style-name="T21"> </text:span><text:span text:style-name="T23">E</text:span><text:span text:style-name="T21"> = </text:span><text:span text:style-name="T23">S</text:span><text:span text:style-name="T28">, </text:span><text:span text:style-name="T23">T</text:span><text:span text:style-name="T21"> </text:span><text:span text:style-name="T33"></text:span><text:span text:style-name="T21"> </text:span><text:span text:style-name="T23">E</text:span><text:span text:style-name="T21"> = </text:span><text:span text:style-name="T33"></text:span><text:span text:style-name="T21">. Если эргодическое множество содержит только одно состояние, то это состояние называется поглощающим. <text:s/>Для такого состояния </text:span><text:span text:style-name="T22">S</text:span><text:span text:style-name="T15">i</text:span><text:span text:style-name="T21"> элемент </text:span><text:soft-page-break/><text:span text:style-name="T21">переходной матрицы </text:span><text:span text:style-name="T22">p</text:span><text:span text:style-name="T15">ij</text:span><text:span text:style-name="T21"> должен быть равен 1, следовательно, все остальные элементы соответствующей строки равны 0. Цепь, все эргодические состояния которой являются поглощающими, называется поглощающей цепью.</text:span></text:p>
      <text:p text:style-name="P57"><text:span text:style-name="T21">Для цепи Маркова с </text:span><text:span text:style-name="T22">N</text:span><text:span text:style-name="T21"> состояниями, в которой имеются как невозвратные, так и эргодические множества, структура матрицы вероятностей переходов (возможно, после перенумерации состояний) имеет канонический вид:</text:span></text:p>
      <text:p text:style-name="P24"><draw:g text:anchor-type="char" draw:z-index="37" draw:style-name="gr4"><draw:custom-shape draw:style-name="gr5" draw:text-style-name="P188" svg:width="0.151cm" svg:height="1.982cm" svg:x="6.643cm" svg:y="1.08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draw:custom-shape draw:style-name="gr5" draw:text-style-name="P188" svg:width="0.255cm" svg:height="1.982cm" svg:x="8.929cm" svg:y="1.087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draw:frame draw:style-name="gr6" draw:text-style-name="P188" svg:width="2.033cm" svg:height="1.779cm" svg:x="6.897cm" svg:y="1.341cm">
      <draw:text-box>
       <text:p text:style-name="P188"><text:span text:style-name="T48">Q <text:s text:c="5"/>R</text:span></text:p>
       <text:p text:style-name="P188"><text:span text:style-name="T48"/></text:p>
       <text:p text:style-name="P188"><text:span text:style-name="T49"></text:span><text:span text:style-name="T48"> <text:s text:c="5"/></text:span><text:span text:style-name="T48">S</text:span></text:p>
      </draw:text-box>
     </draw:frame><draw:frame draw:style-name="gr6" draw:text-style-name="P190" svg:width="1.271cm" svg:height="0.763cm" svg:x="5.119cm" svg:y="1.595cm">
      <draw:text-box>
       <text:p text:style-name="P190"><text:span text:style-name="T50">P = </text:span></text:p>
      </draw:text-box>
     </draw:frame><draw:frame draw:style-name="gr6" draw:text-style-name="P188" svg:width="1.525cm" svg:height="1.779cm" svg:x="9.437cm" svg:y="1.087cm">
      <draw:text-box>
       <text:p text:style-name="P188"><text:span text:style-name="T51">s</text:span></text:p>
       <text:p text:style-name="P188"><text:span text:style-name="T51"/></text:p>
       <text:p text:style-name="P188"><text:span text:style-name="T51">n - s</text:span></text:p>
      </draw:text-box>
     </draw:frame><draw:frame draw:style-name="gr6" draw:text-style-name="P188" svg:width="2.033cm" svg:height="0.763cm" svg:x="6.897cm" svg:y="0.353cm">
      <draw:text-box>
       <text:p text:style-name="P188"><text:span text:style-name="T52">s <text:s text:c="2"/></text:span><text:span text:style-name="T51"><text:s text:c="3"/></text:span><text:span text:style-name="T52">n-s</text:span></text:p>
      </draw:text-box>
     </draw:frame>
    </draw:g></text:p>
      <text:p text:style-name="P17"/>
      <text:p text:style-name="P17"/>
      <text:p text:style-name="P17"/>
      <text:p text:style-name="P17"/>
      <text:p text:style-name="P17"/>
      <text:p text:style-name="P15"><text:span text:style-name="T21">где s – количество состояний в невозвратном множестве; </text:span><text:span text:style-name="T22">n</text:span><text:span text:style-name="T21">–</text:span><text:span text:style-name="T22">s</text:span><text:span text:style-name="T21"> количество состояний в эргодическом множестве.</text:span></text:p>
      <text:p text:style-name="P57"><text:span text:style-name="T21">Матрица </text:span><text:span text:style-name="T22">S</text:span><text:span text:style-name="T21"> размерности (</text:span><text:span text:style-name="T22">n</text:span><text:span text:style-name="T21">-</text:span><text:span text:style-name="T22">s</text:span><text:span text:style-name="T21">)</text:span><text:span text:style-name="T22"> x </text:span><text:span text:style-name="T21">(</text:span><text:span text:style-name="T22">n</text:span><text:span text:style-name="T21">-</text:span><text:span text:style-name="T22">s</text:span><text:span text:style-name="T21">) определяет динамику эргодических состояний. Поскольку из множества </text:span><text:span text:style-name="T23">T</text:span><text:span text:style-name="T28">’</text:span><text:span text:style-name="T21"> невозможно выйти, то матрица </text:span><text:span text:style-name="T32"></text:span><text:span text:style-name="T21"> размерности (n-s)</text:span><text:span text:style-name="T22"> x s</text:span><text:span text:style-name="T21"> состоит из нулей. Матрица </text:span><text:span text:style-name="T22">Q</text:span><text:span text:style-name="T21"> размерности </text:span><text:span text:style-name="T22">s x s</text:span><text:span text:style-name="T21"> определяет поведение процесса до выхода из множества невозвратных состояний. Матраца </text:span><text:span text:style-name="T22">R</text:span><text:span text:style-name="T21"> размерности </text:span><text:span text:style-name="T22">s x </text:span><text:span text:style-name="T21">(</text:span><text:span text:style-name="T22">n</text:span><text:span text:style-name="T21">-</text:span><text:span text:style-name="T22">s</text:span><text:span text:style-name="T21">) определяет вероятности перехода из невозвратных в эргодические состояния.</text:span></text:p>
      <text:p text:style-name="P59">При возведении матрицы P в степень перемножаются блоки матрицы, и произвольная степень канонической матрицы имеет вид</text:p>
      <text:p text:style-name="P24"><draw:g text:anchor-type="char" draw:z-index="38" draw:style-name="gr4"><draw:custom-shape draw:style-name="gr5" draw:text-style-name="P188" svg:width="0.151cm" svg:height="1.982cm" svg:x="7.151cm" svg:y="0.36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draw:custom-shape draw:style-name="gr5" draw:text-style-name="P188" svg:width="0.255cm" svg:height="1.982cm" svg:x="9.437cm" svg:y="0.37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draw:frame draw:style-name="gr6" draw:text-style-name="P188" svg:width="2.033cm" svg:height="1.779cm" svg:x="7.405cm" svg:y="0.626cm">
      <draw:text-box>
       <text:p text:style-name="P188"><text:span text:style-name="T48">Q</text:span><text:span text:style-name="T53">k</text:span><text:span text:style-name="T48"> <text:s text:c="2"/>R(k)</text:span></text:p>
       <text:p text:style-name="P188"><text:span text:style-name="T48"/></text:p>
       <text:p text:style-name="P188"><text:span text:style-name="T49"></text:span><text:span text:style-name="T48"> <text:s text:c="4"/></text:span><text:span text:style-name="T48">S</text:span><text:span text:style-name="T53">k</text:span></text:p>
      </draw:text-box>
     </draw:frame><draw:frame draw:style-name="gr6" draw:text-style-name="P190" svg:width="1.525cm" svg:height="0.763cm" svg:x="5.627cm" svg:y="0.88cm">
      <draw:text-box>
       <text:p text:style-name="P190"><text:span text:style-name="T50">P</text:span><text:span text:style-name="T54">k</text:span><text:span text:style-name="T50"> = </text:span></text:p>
      </draw:text-box>
     </draw:frame>
    </draw:g></text:p>
      <text:p text:style-name="P24"/>
      <text:p text:style-name="P24"/>
      <text:p text:style-name="P24"/>
      <text:p text:style-name="P24"/>
      <text:p text:style-name="P15"><text:span text:style-name="T29">где </text:span><text:span text:style-name="T22">R</text:span><text:span text:style-name="T21">(</text:span><text:span text:style-name="T22">k</text:span><text:span text:style-name="T21">)=</text:span><text:span text:style-name="T22">f</text:span><text:span text:style-name="T21">(</text:span><text:span text:style-name="T22">R</text:span><text:span text:style-name="T21">,</text:span><text:span text:style-name="T22">S</text:span><text:span text:style-name="T21">,</text:span><text:span text:style-name="T22">Q</text:span><text:span text:style-name="T21">,</text:span><text:span text:style-name="T22">k</text:span><text:span text:style-name="T21">) – матричное выражение размерности </text:span><text:span text:style-name="T22">s x </text:span><text:span text:style-name="T21">(</text:span><text:span text:style-name="T22">n</text:span><text:span text:style-name="T21">-</text:span><text:span text:style-name="T22">s</text:span><text:span text:style-name="T21">), вид <text:s/>которого нам не важен.</text:span></text:p>
      <text:p text:style-name="P40"><text:span text:style-name="T21">Если цепь Маркова поглощающая, то </text:span><text:span text:style-name="T22">S</text:span><text:span text:style-name="T21"> = </text:span><text:span text:style-name="T22">I</text:span><text:span text:style-name="T21"> – единичная матрица размерности </text:span><text:span text:style-name="T22">n</text:span><text:span text:style-name="T21">-</text:span><text:span text:style-name="T22">s</text:span><text:span text:style-name="T21">, и все ее степени также единичная матрица той же размерности. Моделируя поведение программы ПЦМ, мы сопоставляем поглощающие вершины завершению программы. Поэтому <text:s/>наибольший интерес представляет подматрица Q, описывающая процесс выполнения программы.</text:span></text:p>
      <text:p text:style-name="P15"><text:span text:style-name="T21">Матрица </text:span><text:span text:style-name="T22">P</text:span><text:span text:style-name="T21"> называется редуцируемой, если имеет вид</text:span></text:p>
      <text:p text:style-name="P17"/>
      <text:p text:style-name="P24"><draw:g text:anchor-type="char" draw:z-index="39" draw:style-name="gr4"><draw:custom-shape draw:style-name="gr5" draw:text-style-name="P188" svg:width="0.151cm" svg:height="1.982cm" svg:x="6.897cm" svg:y="0.26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draw:custom-shape draw:style-name="gr5" draw:text-style-name="P188" svg:width="0.255cm" svg:height="1.982cm" svg:x="9.183cm" svg:y="0.266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draw:frame draw:style-name="gr6" draw:text-style-name="P188" svg:width="2.033cm" svg:height="1.779cm" svg:x="7.151cm" svg:y="0.52cm">
      <draw:text-box>
       <text:p text:style-name="P188"><text:span text:style-name="T48">A <text:s text:c="5"/></text:span><text:span text:style-name="T49"></text:span></text:p>
       <text:p text:style-name="P188"><text:span text:style-name="T48"/></text:p>
       <text:p text:style-name="P188"><text:span text:style-name="T49"></text:span><text:span text:style-name="T48"> <text:s text:c="6"/></text:span><text:span text:style-name="T48">B</text:span></text:p>
      </draw:text-box>
     </draw:frame><draw:frame draw:style-name="gr6" draw:text-style-name="P190" svg:width="1.525cm" svg:height="0.763cm" svg:x="5.373cm" svg:y="0.774cm">
      <draw:text-box>
       <text:p text:style-name="P190"><text:span text:style-name="T50">P = </text:span></text:p>
      </draw:text-box>
     </draw:frame>
    </draw:g></text:p>
      <text:p text:style-name="P24"/>
      <text:p text:style-name="P24"/>
      <text:p text:style-name="P24"/>
      <text:p text:style-name="P15"><text:soft-page-break/><text:span text:style-name="T21">где </text:span><text:span text:style-name="T22">A</text:span><text:span text:style-name="T21"> и </text:span><text:span text:style-name="T22">B</text:span><text:span text:style-name="T21"> – квадратные матрицы. Цепь Маркова, определяемая такой матрицей, <text:s/>фактически распадается на две независимые цепи Маркова, задаваемые соответственно матрицами </text:span><text:span text:style-name="T22">A</text:span><text:span text:style-name="T21"> и </text:span><text:span text:style-name="T22">B</text:span><text:span text:style-name="T21">. </text:span></text:p>
      <text:p text:style-name="P17"/>
      <text:p text:style-name="P15"><text:span text:style-name="T21">Матрица </text:span><text:span text:style-name="T22">P</text:span><text:span text:style-name="T21"> называется периодической, если она имеет вид</text:span></text:p>
      <text:p text:style-name="P17"/>
      <text:p text:style-name="P24"><draw:g text:anchor-type="char" draw:z-index="40" draw:style-name="gr4"><draw:custom-shape draw:style-name="gr5" draw:text-style-name="P188" svg:width="0.151cm" svg:height="1.982cm" svg:x="6.897cm" svg:y="0.09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draw:custom-shape draw:style-name="gr5" draw:text-style-name="P188" svg:width="0.255cm" svg:height="1.982cm" svg:x="9.183cm" svg:y="0.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draw:frame draw:style-name="gr6" draw:text-style-name="P188" svg:width="2.033cm" svg:height="1.779cm" svg:x="7.151cm" svg:y="0.354cm">
      <draw:text-box>
       <text:p text:style-name="P188"><text:span text:style-name="T49"></text:span><text:span text:style-name="T48"> <text:s text:c="5"/></text:span><text:span text:style-name="T48">A</text:span></text:p>
       <text:p text:style-name="P188"><text:span text:style-name="T48"/></text:p>
       <text:p text:style-name="P188"><text:span text:style-name="T48">B <text:s text:c="5"/></text:span><text:span text:style-name="T49"></text:span></text:p>
      </draw:text-box>
     </draw:frame><draw:frame draw:style-name="gr6" draw:text-style-name="P190" svg:width="1.525cm" svg:height="0.763cm" svg:x="5.373cm" svg:y="0.608cm">
      <draw:text-box>
       <text:p text:style-name="P190"><text:span text:style-name="T50">P = </text:span></text:p>
      </draw:text-box>
     </draw:frame>
    </draw:g></text:p>
      <text:p text:style-name="P17"/>
      <text:p text:style-name="P17"/>
      <text:p text:style-name="P17"/>
      <text:p text:style-name="P17"/>
      <text:p text:style-name="P17">где нулевые матрицы – квадратные. Здесь также присутствуют два множества состояний, и на каждом шаге процесс переходит из одного множества состояний в другое. </text:p>
      <text:p text:style-name="P17"/>
      <text:list text:style-name="WW8Num12">
        <text:list-item>
          <text:list>
            <text:list-item>
              <text:p text:style-name="P152">Анализ поглощающих цепей Маркова. <text:s/>Фундаментальная матрица. </text:p>
            </text:list-item>
          </text:list>
        </text:list-item>
      </text:list>
      <text:p text:style-name="Основной_20_текст_20_3"/>
      <text:p text:style-name="P44">В [1] приведена теорема, утверждающая, что для любой ПЦМ матрица <text:s/>(I-Q) <text:s/>обратима, причем</text:p>
      <text:p text:style-name="P45"/>
      <text:p text:style-name="P49"><text:span text:style-name="T21">( I - Q )</text:span><text:span text:style-name="T34">-1 </text:span><text:span text:style-name="T21">= I+Q+Q</text:span><text:span text:style-name="T34">2</text:span><text:span text:style-name="T21">+Q</text:span><text:span text:style-name="T34">3</text:span><text:span text:style-name="T21">+…<text:tab/>(2.10)</text:span></text:p>
      <text:p text:style-name="P45"/>
      <text:p text:style-name="P44">Для анализа моделей программ большое значение имеет так называемая фундаментальная матрица ПЦМ <text:s/>Ф, определяемая выражением</text:p>
      <text:p text:style-name="P45"/>
      <text:p text:style-name="P49"><text:span text:style-name="T21">Ф = ( I - Q )</text:span><text:span text:style-name="T34">-1<text:tab/><text:tab/><text:tab/><text:tab/></text:span><text:span text:style-name="T21">(2.11)</text:span></text:p>
      <text:p text:style-name="P50"/>
      <text:p text:style-name="P40"><text:span text:style-name="T21">Обозначим через n</text:span><text:span text:style-name="T14">j </text:span><text:span text:style-name="T21">общее число моментов времени, проводимых процессом в j-м состоянии (эта величина определена только для невозвратных состояний). Другая теорема [1] относительно матрицы Ф гласит, что </text:span></text:p>
      <text:p text:style-name="P49"><text:span text:style-name="T21">{M</text:span><text:span text:style-name="T14">i</text:span><text:span text:style-name="T21">[n</text:span><text:span text:style-name="T14">j</text:span><text:span text:style-name="T21">]}=Ф, где s</text:span><text:span text:style-name="T14">i</text:span><text:span text:style-name="T21"> и s</text:span><text:span text:style-name="T14">j</text:span><text:span text:style-name="T21"> – невозвратные состояния <text:s text:c="3"/>(2.12)</text:span></text:p>
      <text:p text:style-name="P44"/>
      <text:p text:style-name="P40"><text:span text:style-name="T21">То есть по фундаментальной матрице (ФМ) ПЦМ можно судить, сколько раз в среднем процесс находился в состоянии s</text:span><text:span text:style-name="T14">j</text:span><text:span text:style-name="T21">, начавшись из состояния s</text:span><text:span text:style-name="T14">i</text:span><text:span text:style-name="T21">.</text:span></text:p>
      <text:p text:style-name="P40"><text:span text:style-name="T21">Тогда, имея вектор нагрузки L = ( L</text:span><text:span text:style-name="T14">1</text:span><text:span text:style-name="T21">, ..., L</text:span><text:span text:style-name="T14">n </text:span><text:span text:style-name="T21">), определяющий потребление ресурсов в каждом из состояний s</text:span><text:span text:style-name="T14">j <text:s/></text:span><text:span text:style-name="T21">, <text:s/>и соответствующую ему диагональную матрицу L</text:span><text:span text:style-name="T14">diag</text:span><text:span text:style-name="T21">, на главной диагонали которой находятся элементы из L, а остальные элементы нулевые, мы можем найти значения математического ожидания и дисперсии потребления ресурса </text:span></text:p>
      <text:p text:style-name="P44"/>
      <text:p text:style-name="P65"><text:span text:style-name="T21">{ M</text:span><text:span text:style-name="T14">i</text:span><text:span text:style-name="T21"> (t</text:span><text:span text:style-name="T14">j</text:span><text:span text:style-name="T21">) } = Ф * L</text:span><text:span text:style-name="T14">diag</text:span><text:span text:style-name="T21"><text:tab/><text:tab/><text:tab/><text:tab/><text:tab/><text:tab/>(2.13)</text:span></text:p>
      <text:p text:style-name="P65"><text:span text:style-name="T21">{ D</text:span><text:span text:style-name="T14">i</text:span><text:span text:style-name="T21"> (t</text:span><text:span text:style-name="T14">j</text:span><text:span text:style-name="T21">) } = Ф * ( 2*L</text:span><text:span text:style-name="T14">diag</text:span><text:span text:style-name="T21"> * Ф * L - L</text:span><text:span text:style-name="T14">sq</text:span><text:span text:style-name="T21"> ) - (Ф * L)</text:span><text:span text:style-name="T14">sq<text:tab/></text:span><text:span text:style-name="T21">(2.14)</text:span></text:p>
      <text:p text:style-name="P44"/>
      <text:p text:style-name="P44"><text:soft-page-break/>где индексом sq обозначены вектора, состоящие из квадратов элементов исходных векторов.</text:p>
      <text:h text:style-name="P2" text:outline-level="3"/>
      <text:p text:style-name="Standard"/>
      <text:p text:style-name="Standard"/>
      <text:p text:style-name="Standard"/>
      <text:h text:style-name="P2" text:outline-level="3">2.5. Метод поуровневой детализации</text:h>
      <text:p text:style-name="P44"/>
      <text:p text:style-name="P44">Наряду с вычислением фундаментальной матрицы ПЦМ путем прямого обращения матрицы I-Q (в дальнейшем этот метод будет называться алгебраическим) существует метод вычисления ФМ, учитывающий иерархическую структуру графа программы. Этот метод предложен в [3] и называется методом поуровневой <text:s/>детализации ФМ или структурным методом вычисления ФМ.</text:p>
      <text:p text:style-name="P44">Предположим, что исследуемый граф соответствует структурированной программе, то есть программе, представляющей собой суперпозицию типовых управляющих конструкций. Выберем в качестве базовых следующие конструкции:</text:p>
      <text:list text:style-name="WW8Num7">
        <text:list-item>
          <text:p text:style-name="P136">следование;</text:p>
        </text:list-item>
        <text:list-item>
          <text:p text:style-name="P136">ветвление;</text:p>
        </text:list-item>
        <text:list-item>
          <text:p text:style-name="P136">цикл.</text:p>
        </text:list-item>
      </text:list>
      <text:p text:style-name="P7">Заранее вычисляются фундаментальные матрицы для этих конструкций.</text:p>
      <text:p text:style-name="P25"/>
      <text:p text:style-name="P66">Следование:</text:p>
      <text:p text:style-name="P46"><draw:custom-shape text:anchor-type="char" draw:z-index="24" draw:style-name="gr1" draw:text-style-name="P188" svg:width="0.763cm" svg:height="0.763cm" svg:x="7.239cm" svg:y="0.476cm">
     <text:p/>
     <draw:enhanced-geometry svg:viewBox="0 0 21600 21600" draw:glue-points="10800 0 3160 3160 0 10800 3160 18440 10800 21600 18440 18440 21600 10800 18440 3160" draw:text-areas="3200 3200 18400 18400" draw:type="ellipse"/>
    </draw:custom-shape><draw:custom-shape text:anchor-type="char" draw:z-index="25" draw:style-name="gr1" draw:text-style-name="P188" svg:width="0.763cm" svg:height="0.763cm" svg:x="5.207cm" svg:y="0.476cm">
     <text:p/>
     <draw:enhanced-geometry svg:viewBox="0 0 21600 21600" draw:glue-points="10800 0 3160 3160 0 10800 3160 18440 10800 21600 18440 18440 21600 10800 18440 3160" draw:text-areas="3200 3200 18400 18400" draw:type="ellipse"/>
    </draw:custom-shape><draw:custom-shape text:anchor-type="char" draw:z-index="22" draw:style-name="gr1" draw:text-style-name="P188" svg:width="0.763cm" svg:height="0.763cm" svg:x="1.143cm" svg:y="0.476cm">
     <text:p/>
     <draw:enhanced-geometry svg:viewBox="0 0 21600 21600" draw:glue-points="10800 0 3160 3160 0 10800 3160 18440 10800 21600 18440 18440 21600 10800 18440 3160" draw:text-areas="3200 3200 18400 18400" draw:type="ellipse"/>
    </draw:custom-shape><draw:custom-shape text:anchor-type="char" draw:z-index="23" draw:style-name="gr1" draw:text-style-name="P188" svg:width="0.763cm" svg:height="0.763cm" svg:x="3.17cm" svg:y="0.476cm">
     <text:p/>
     <draw:enhanced-geometry svg:viewBox="0 0 21600 21600" draw:glue-points="10800 0 3160 3160 0 10800 3160 18440 10800 21600 18440 18440 21600 10800 18440 3160" draw:text-areas="3200 3200 18400 18400" draw:type="ellipse"/>
    </draw:custom-shape></text:p>
      <text:p text:style-name="P44"><draw:line text:anchor-type="char" draw:z-index="28" draw:style-name="gr2" draw:text-style-name="P189" svg:x1="5.969cm" svg:y1="0.162cm" svg:x2="7.239cm" svg:y2="0.162cm">
     <text:p/>
    </draw:line><draw:line text:anchor-type="char" draw:z-index="27" draw:style-name="gr2" draw:text-style-name="P189" svg:x1="3.937cm" svg:y1="0.162cm" svg:x2="5.207cm" svg:y2="0.162cm">
     <text:p/>
    </draw:line><draw:line text:anchor-type="char" draw:z-index="26" draw:style-name="gr2" draw:text-style-name="P189" svg:x1="1.905cm" svg:y1="0.162cm" svg:x2="3.175cm" svg:y2="0.162cm">
     <text:p/>
    </draw:line> <text:tab/> <text:s/>a <text:s text:c="14"/>b <text:s text:c="13"/>c <text:s text:c="14"/>d</text:p>
      <text:p text:style-name="P44"/>
      <text:p text:style-name="P59"/>
      <text:p text:style-name="P59">Фундаментальная матрица:</text:p>
      <text:p text:style-name="P59"/>
      <text:p text:style-name="P57"><text:span text:style-name="T21"><text:s text:c="16"/></text:span><text:span text:style-name="T22">a <text:s text:c="3"/>b <text:s text:c="3"/>c <text:s text:c="3"/>d </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8">1</text:p>
          </table:table-cell>
          <table:table-cell table:style-name="Таблица2.A1" office:value-type="string">
            <text:p text:style-name="P18">1</text:p>
          </table:table-cell>
          <table:table-cell table:style-name="Таблица2.A1" office:value-type="string">
            <text:p text:style-name="P18">1</text:p>
          </table:table-cell>
          <table:table-cell table:style-name="Таблица2.D1" office:value-type="string">
            <text:p text:style-name="P18">1</text:p>
          </table:table-cell>
        </table:table-row>
        <table:table-row table:style-name="Таблица2.1">
          <table:table-cell table:style-name="Таблица2.A1" office:value-type="string">
            <text:p text:style-name="P18">0</text:p>
          </table:table-cell>
          <table:table-cell table:style-name="Таблица2.A1" office:value-type="string">
            <text:p text:style-name="P18">1</text:p>
          </table:table-cell>
          <table:table-cell table:style-name="Таблица2.A1" office:value-type="string">
            <text:p text:style-name="P18">1</text:p>
          </table:table-cell>
          <table:table-cell table:style-name="Таблица2.D1" office:value-type="string">
            <text:p text:style-name="P18">1</text:p>
          </table:table-cell>
        </table:table-row>
        <table:table-row table:style-name="Таблица2.1">
          <table:table-cell table:style-name="Таблица2.A1" office:value-type="string">
            <text:p text:style-name="P18">0</text:p>
          </table:table-cell>
          <table:table-cell table:style-name="Таблица2.A1" office:value-type="string">
            <text:p text:style-name="P18">0</text:p>
          </table:table-cell>
          <table:table-cell table:style-name="Таблица2.A1" office:value-type="string">
            <text:p text:style-name="P18">1</text:p>
          </table:table-cell>
          <table:table-cell table:style-name="Таблица2.D1" office:value-type="string">
            <text:p text:style-name="P18">1</text:p>
          </table:table-cell>
        </table:table-row>
        <table:table-row table:style-name="Таблица2.4">
          <table:table-cell table:style-name="Таблица2.A1" office:value-type="string">
            <text:p text:style-name="P18">0</text:p>
          </table:table-cell>
          <table:table-cell table:style-name="Таблица2.A1" office:value-type="string">
            <text:p text:style-name="P18">0</text:p>
          </table:table-cell>
          <table:table-cell table:style-name="Таблица2.A1" office:value-type="string">
            <text:p text:style-name="P18">0</text:p>
          </table:table-cell>
          <table:table-cell table:style-name="Таблица2.D1" office:value-type="string">
            <text:p text:style-name="P18">1</text:p>
          </table:table-cell>
        </table:table-row>
      </table:table>
      <text:p text:style-name="P15"/>
      <text:p text:style-name="P68">Ветвление:</text:p>
      <text:p text:style-name="P46"><draw:custom-shape text:anchor-type="char" draw:z-index="42" draw:style-name="gr1" draw:text-style-name="P188" svg:width="0.763cm" svg:height="0.763cm" svg:x="3.17cm" svg:y="0.476cm">
     <text:p/>
     <draw:enhanced-geometry svg:viewBox="0 0 21600 21600" draw:glue-points="10800 0 3160 3160 0 10800 3160 18440 10800 21600 18440 18440 21600 10800 18440 3160" draw:text-areas="3200 3200 18400 18400" draw:type="ellipse"/>
    </draw:custom-shape></text:p>
      <text:p text:style-name="P44"><draw:line text:anchor-type="char" draw:z-index="47" draw:style-name="gr2" draw:text-style-name="P189" svg:x1="3.937cm" svg:y1="0.192cm" svg:x2="5.207cm" svg:y2="1.328cm">
     <text:p/>
    </draw:line><draw:line text:anchor-type="char" draw:z-index="45" draw:style-name="gr2" draw:text-style-name="P189" svg:x1="1.905cm" svg:y1="1.208cm" svg:x2="3.175cm" svg:y2="0.192cm">
     <text:p/>
    </draw:line> <text:s text:c="8"/>p <text:s text:c="8"/>b</text:p>
      <text:p text:style-name="P46"><draw:custom-shape text:anchor-type="char" draw:z-index="43" draw:style-name="gr1" draw:text-style-name="P188" svg:width="0.763cm" svg:height="0.763cm" svg:x="5.207cm" svg:y="0.506cm">
     <text:p/>
     <draw:enhanced-geometry svg:viewBox="0 0 21600 21600" draw:glue-points="10800 0 3160 3160 0 10800 3160 18440 10800 21600 18440 18440 21600 10800 18440 3160" draw:text-areas="3200 3200 18400 18400" draw:type="ellipse"/>
    </draw:custom-shape><draw:custom-shape text:anchor-type="char" draw:z-index="41" draw:style-name="gr1" draw:text-style-name="P188" svg:width="0.763cm" svg:height="0.763cm" svg:x="1.143cm" svg:y="0.506cm">
     <text:p/>
     <draw:enhanced-geometry svg:viewBox="0 0 21600 21600" draw:glue-points="10800 0 3160 3160 0 10800 3160 18440 10800 21600 18440 18440 21600 10800 18440 3160" draw:text-areas="3200 3200 18400 18400" draw:type="ellipse"/>
    </draw:custom-shape></text:p>
      <text:p text:style-name="P44"><draw:line text:anchor-type="char" draw:z-index="48" draw:style-name="gr2" draw:text-style-name="P189" svg:x1="3.937cm" svg:y1="1.342cm" svg:x2="5.207cm" svg:y2="0.446cm">
     <text:p/>
    </draw:line><draw:line text:anchor-type="char" draw:z-index="46" draw:style-name="gr2" draw:text-style-name="P189" svg:x1="1.905cm" svg:y1="0.326cm" svg:x2="3.175cm" svg:y2="1.342cm">
     <text:p/>
    </draw:line> <text:s text:c="2"/>a <text:s text:c="30"/>d</text:p>
      <text:p text:style-name="P44"><draw:custom-shape text:anchor-type="char" draw:z-index="44" draw:style-name="gr1" draw:text-style-name="P188" svg:width="0.763cm" svg:height="0.763cm" svg:x="3.175cm" svg:y="0.52cm">
     <text:p/>
     <draw:enhanced-geometry svg:viewBox="0 0 21600 21600" draw:glue-points="10800 0 3160 3160 0 10800 3160 18440 10800 21600 18440 18440 21600 10800 18440 3160" draw:text-areas="3200 3200 18400 18400" draw:type="ellipse"/>
    </draw:custom-shape> <text:s text:c="6"/>1-p</text:p>
      <text:p text:style-name="P44"><text:s text:c="20"/>c</text:p>
      <text:p text:style-name="P44"/>
      <text:p text:style-name="P44">Фундаментальная матрица:</text:p>
      <text:p text:style-name="P44"><text:soft-page-break/></text:p>
      <text:h text:style-name="P69" text:outline-level="6"><text:span text:style-name="T5">a</text:span> <text:s text:c="6"/><text:span text:style-name="T5">b</text:span> <text:s text:c="6"/><text:span text:style-name="T5">c</text:span> <text:s text:c="6"/><text:span text:style-name="T5">d</text:span></text:h>
      <table:table table:name="Таблица3" table:style-name="Таблица3">
        <table:table-column table:style-name="Таблица3.A" table:number-columns-repeated="2"/>
        <table:table-column table:style-name="Таблица3.C"/>
        <table:table-column table:style-name="Таблица3.D"/>
        <table:table-row table:style-name="Таблица3.1">
          <table:table-cell table:style-name="Таблица3.A1" office:value-type="string">
            <text:p text:style-name="P18">1</text:p>
          </table:table-cell>
          <table:table-cell table:style-name="Таблица3.A1" office:value-type="string">
            <text:p text:style-name="P18">p</text:p>
          </table:table-cell>
          <table:table-cell table:style-name="Таблица3.A1" office:value-type="string">
            <text:p text:style-name="P18">1-p</text:p>
          </table:table-cell>
          <table:table-cell table:style-name="Таблица3.D1" office:value-type="string">
            <text:p text:style-name="P18">1</text:p>
          </table:table-cell>
        </table:table-row>
        <table:table-row table:style-name="Таблица3.1">
          <table:table-cell table:style-name="Таблица3.A1" office:value-type="string">
            <text:p text:style-name="P18">0</text:p>
          </table:table-cell>
          <table:table-cell table:style-name="Таблица3.A1" office:value-type="string">
            <text:p text:style-name="P18">1</text:p>
          </table:table-cell>
          <table:table-cell table:style-name="Таблица3.A1" office:value-type="string">
            <text:p text:style-name="P18">0</text:p>
          </table:table-cell>
          <table:table-cell table:style-name="Таблица3.D1" office:value-type="string">
            <text:p text:style-name="P18">1</text:p>
          </table:table-cell>
        </table:table-row>
        <table:table-row table:style-name="Таблица3.1">
          <table:table-cell table:style-name="Таблица3.A1" office:value-type="string">
            <text:p text:style-name="P18">0</text:p>
          </table:table-cell>
          <table:table-cell table:style-name="Таблица3.A1" office:value-type="string">
            <text:p text:style-name="P18">0</text:p>
          </table:table-cell>
          <table:table-cell table:style-name="Таблица3.A1" office:value-type="string">
            <text:p text:style-name="P18">1</text:p>
          </table:table-cell>
          <table:table-cell table:style-name="Таблица3.D1" office:value-type="string">
            <text:p text:style-name="P18">1</text:p>
          </table:table-cell>
        </table:table-row>
        <table:table-row table:style-name="Таблица3.4">
          <table:table-cell table:style-name="Таблица3.A1" office:value-type="string">
            <text:p text:style-name="P18">0</text:p>
          </table:table-cell>
          <table:table-cell table:style-name="Таблица3.A1" office:value-type="string">
            <text:p text:style-name="P18">0</text:p>
          </table:table-cell>
          <table:table-cell table:style-name="Таблица3.A1" office:value-type="string">
            <text:p text:style-name="P18">0</text:p>
          </table:table-cell>
          <table:table-cell table:style-name="Таблица3.D1" office:value-type="string">
            <text:p text:style-name="P18">1</text:p>
          </table:table-cell>
        </table:table-row>
      </table:table>
      <text:p text:style-name="P47"/>
      <text:p text:style-name="P67"><text:span text:style-name="T25"><text:s text:c="3"/></text:span><text:span text:style-name="T20">Цикл:</text:span></text:p>
      <text:p text:style-name="P44"/>
      <text:p text:style-name="P44"><text:s text:c="25"/>1-q<draw:custom-shape text:anchor-type="char" draw:z-index="30" draw:style-name="gr1" draw:text-style-name="P188" svg:width="0.763cm" svg:height="0.763cm" svg:x="3.175cm" svg:y="0.522cm">
     <text:p/>
     <draw:enhanced-geometry svg:viewBox="0 0 21600 21600" draw:glue-points="10800 0 3160 3160 0 10800 3160 18440 10800 21600 18440 18440 21600 10800 18440 3160" draw:text-areas="3200 3200 18400 18400" draw:type="ellipse"/>
    </draw:custom-shape><draw:custom-shape text:anchor-type="char" draw:z-index="31" draw:style-name="gr1" draw:text-style-name="P188" svg:width="0.763cm" svg:height="0.763cm" svg:x="5.207cm" svg:y="0.506cm">
     <text:p/>
     <draw:enhanced-geometry svg:viewBox="0 0 21600 21600" draw:glue-points="10800 0 3160 3160 0 10800 3160 18440 10800 21600 18440 18440 21600 10800 18440 3160" draw:text-areas="3200 3200 18400 18400" draw:type="ellipse"/>
    </draw:custom-shape><draw:custom-shape text:anchor-type="char" draw:z-index="29" draw:style-name="gr1" draw:text-style-name="P188" svg:width="0.763cm" svg:height="0.763cm" svg:x="1.143cm" svg:y="0.506cm">
     <text:p/>
     <draw:enhanced-geometry svg:viewBox="0 0 21600 21600" draw:glue-points="10800 0 3160 3160 0 10800 3160 18440 10800 21600 18440 18440 21600 10800 18440 3160" draw:text-areas="3200 3200 18400 18400" draw:type="ellipse"/>
    </draw:custom-shape></text:p>
      <text:p text:style-name="P44"><draw:custom-shape text:anchor-type="char" draw:z-index="35" draw:style-name="gr3" draw:text-style-name="P188" svg:width="0.713cm" svg:height="1.288cm" svg:x="3.937cm" svg:y="0.388cm">
     <text:p/>
     <draw:enhanced-geometry svg:viewBox="0 0 404 730" draw:type="non-primitive" draw:enhanced-path="M 0 0 L 404 255 44 730 N"/>
    </draw:custom-shape><draw:custom-shape text:anchor-type="char" draw:z-index="36" draw:style-name="gr3" draw:text-style-name="P188" svg:width="0.639cm" svg:height="1.207cm" svg:x="2.413cm" svg:y="0.388cm">
     <text:p/>
     <draw:enhanced-geometry svg:viewBox="0 0 362 684" draw:type="non-primitive" draw:enhanced-path="M 338 684 L 0 364 362 0 N"/>
    </draw:custom-shape><draw:line text:anchor-type="char" draw:z-index="34" draw:style-name="gr2" draw:text-style-name="P189" svg:x1="3.937cm" svg:y1="0.134cm" svg:x2="5.207cm" svg:y2="0.134cm">
     <text:p/>
    </draw:line><draw:line text:anchor-type="char" draw:z-index="33" draw:style-name="gr2" draw:text-style-name="P189" svg:x1="1.905cm" svg:y1="0.208cm" svg:x2="3.175cm" svg:y2="0.208cm">
     <text:p/>
    </draw:line> <text:s text:c="2"/>a <text:s text:c="14"/>b <text:s text:c="14"/>d</text:p>
      <text:p text:style-name="P44"><draw:custom-shape text:anchor-type="char" draw:z-index="32" draw:style-name="gr1" draw:text-style-name="P188" svg:width="0.763cm" svg:height="0.763cm" svg:x="3.175cm" svg:y="0.52cm">
     <text:p/>
     <draw:enhanced-geometry svg:viewBox="0 0 21600 21600" draw:glue-points="10800 0 3160 3160 0 10800 3160 18440 10800 21600 18440 18440 21600 10800 18440 3160" draw:text-areas="3200 3200 18400 18400" draw:type="ellipse"/>
    </draw:custom-shape> <text:s text:c="29"/>q</text:p>
      <text:p text:style-name="P44"><text:s text:c="20"/>c</text:p>
      <text:p text:style-name="P44"/>
      <text:p text:style-name="P40"><text:span text:style-name="T22"><text:s text:c="4"/></text:span><text:span text:style-name="T21">Фундаментальная матрица:</text:span></text:p>
      <text:h text:style-name="P4" text:outline-level="6"><text:s/><text:tab/><text:tab/>a <text:s text:c="11"/>b <text:s text:c="13"/>c <text:s text:c="9"/>d</text:h>
      <table:table table:name="Таблица4" table:style-name="Таблица4">
        <table:table-column table:style-name="Таблица4.A"/>
        <table:table-column table:style-name="Таблица4.B" table:number-columns-repeated="2"/>
        <table:table-column table:style-name="Таблица4.D"/>
        <table:table-row table:style-name="Таблица4.1">
          <table:table-cell table:style-name="Таблица4.A1" office:value-type="string">
            <text:p text:style-name="P18">1</text:p>
          </table:table-cell>
          <table:table-cell table:style-name="Таблица4.A1" office:value-type="string">
            <text:p text:style-name="P18">1/(1-q)</text:p>
          </table:table-cell>
          <table:table-cell table:style-name="Таблица4.A1" office:value-type="string">
            <text:p text:style-name="P18">Q/(1-q)</text:p>
          </table:table-cell>
          <table:table-cell table:style-name="Таблица4.D1" office:value-type="string">
            <text:p text:style-name="P18">1</text:p>
          </table:table-cell>
        </table:table-row>
        <table:table-row table:style-name="Таблица4.1">
          <table:table-cell table:style-name="Таблица4.A1" office:value-type="string">
            <text:p text:style-name="P18">0</text:p>
          </table:table-cell>
          <table:table-cell table:style-name="Таблица4.A1" office:value-type="string">
            <text:p text:style-name="P18">1/(1-q)</text:p>
          </table:table-cell>
          <table:table-cell table:style-name="Таблица4.A1" office:value-type="string">
            <text:p text:style-name="P18">Q/(1-q)</text:p>
          </table:table-cell>
          <table:table-cell table:style-name="Таблица4.D1" office:value-type="string">
            <text:p text:style-name="P18">1</text:p>
          </table:table-cell>
        </table:table-row>
        <table:table-row table:style-name="Таблица4.1">
          <table:table-cell table:style-name="Таблица4.A1" office:value-type="string">
            <text:p text:style-name="P18">0</text:p>
          </table:table-cell>
          <table:table-cell table:style-name="Таблица4.A1" office:value-type="string">
            <text:p text:style-name="P18">1/(1-q)</text:p>
          </table:table-cell>
          <table:table-cell table:style-name="Таблица4.A1" office:value-type="string">
            <text:p text:style-name="P18">1/(1-q)</text:p>
          </table:table-cell>
          <table:table-cell table:style-name="Таблица4.D1" office:value-type="string">
            <text:p text:style-name="P18">1</text:p>
          </table:table-cell>
        </table:table-row>
        <table:table-row table:style-name="Таблица4.4">
          <table:table-cell table:style-name="Таблица4.A1" office:value-type="string">
            <text:p text:style-name="P18">0</text:p>
          </table:table-cell>
          <table:table-cell table:style-name="Таблица4.A1" office:value-type="string">
            <text:p text:style-name="P18">0</text:p>
          </table:table-cell>
          <table:table-cell table:style-name="Таблица4.A1" office:value-type="string">
            <text:p text:style-name="P18">0</text:p>
          </table:table-cell>
          <table:table-cell table:style-name="Таблица4.D1" office:value-type="string">
            <text:p text:style-name="P18">1</text:p>
          </table:table-cell>
        </table:table-row>
      </table:table>
      <text:p text:style-name="P44"/>
      <text:p text:style-name="P44">Далее фундаментальная матрица всей программы вычисляется следующим образом:</text:p>
      <text:list text:style-name="WW8Num7">
        <text:list-item text:start-value="1">
          <text:p text:style-name="P136">записывается ФМ самой внешней типовой конструкции программы и запоминается как текущая;</text:p>
        </text:list-item>
        <text:list-item>
          <text:p text:style-name="P147"><text:span text:style-name="T21">если в конструкцию вложена другая конструкция, производится детализация текущей ФМ <text:s text:c="3"/>Ф</text:span><text:span text:style-name="T14">тек</text:span><text:span text:style-name="T21"> <text:s/>по специальным правилам; </text:span></text:p>
        </text:list-item>
      </text:list>
      <text:p text:style-name="P73"><text:span text:style-name="T21">если размерность Ф</text:span><text:span text:style-name="T14">тек</text:span><text:span text:style-name="T21"> равна n*</text:span><text:span text:style-name="T22">n</text:span><text:span text:style-name="T21">, а размерность ФМ вложенной конструкции Ф</text:span><text:span text:style-name="T14">влож</text:span><text:span text:style-name="T21"> равна m*</text:span><text:span text:style-name="T22">m</text:span><text:span text:style-name="T21"> (при выборе указанных типовых конструкций m=4), то в результате детализации получится ФМ <text:s/>размером (n+m-1)*(n+m-1); каждый элемент получаемой матрицы вычисляется выражением вида AB+C, компоненты A,B и C которого являются элементами Ф</text:span><text:span text:style-name="T14">тек</text:span><text:span text:style-name="T21"> и Ф</text:span><text:span text:style-name="T14">влож</text:span><text:span text:style-name="T21">.; подробнее процесс детализации текущей ФМ будет описан ниже.</text:span></text:p>
      <text:list text:style-name="WW8Num7">
        <text:list-item text:start-value="1">
          <text:p text:style-name="P136">процесс детализации производится рекурсивно для всех вложенных конструкций; в результате этого и получается ФМ цепи для всей программы.</text:p>
        </text:list-item>
      </text:list>
      <text:p text:style-name="P40"><text:span text:style-name="T21">Рассмотрим алгоритм детализации ФМ более подробно. Обозначим текущую ФМ </text:span><text:span text:style-name="T32"></text:span><text:span text:style-name="T21">', ФМ детализирующей (вкладываемой) <text:s/>конструкции </text:span><text:span text:style-name="T32"></text:span><text:span text:style-name="T21">'', <text:s/>а результирующую ФМ после детализации </text:span><text:span text:style-name="T32"></text:span><text:span text:style-name="T21">. При этом размерности матриц будут</text:span></text:p>
      <text:p text:style-name="P49"><text:span text:style-name="T32"></text:span><text:span text:style-name="T21">'(n,n), </text:span><text:span text:style-name="T32"></text:span><text:span text:style-name="T21">''(m,m), </text:span><text:span text:style-name="T32"></text:span><text:span text:style-name="T21">(n+m-1, n+m-1) <text:s text:c="2"/>(2.15)</text:span></text:p>
      <text:p text:style-name="P44"/>
      <text:p text:style-name="P40"><text:soft-page-break/><text:span text:style-name="T21">Пусть необходимо произвести детализацию элемента (i,i) <text:s/>матрицы </text:span><text:span text:style-name="T32"></text:span><text:span text:style-name="T21">'. Строки матрицы </text:span><text:span text:style-name="T32"></text:span><text:span text:style-name="T21"> будут вычисляться следующим образом:</text:span></text:p>
      <text:p text:style-name="Standard"/>
      <text:list text:style-name="WW8Num5">
        <text:list-item>
          <text:p text:style-name="P148"><text:span text:style-name="T21">Преобразование j-й строки для j </text:span><text:span text:style-name="T32"></text:span><text:span text:style-name="T21"> i</text:span></text:p>
        </text:list-item>
      </text:list>
      <text:p text:style-name="P16"/>
      <text:p text:style-name="Standard"><text:span text:style-name="T21"><text:s text:c="4"/></text:span><text:span text:style-name="T22">a) <text:s/></text:span><text:span text:style-name="T32"></text:span><text:span text:style-name="T22"> </text:span><text:span text:style-name="T15">k </text:span><text:span text:style-name="T16">l</text:span><text:span text:style-name="T22"> = <text:s/></text:span><text:span text:style-name="T32"></text:span><text:span text:style-name="T22">’ </text:span><text:span text:style-name="T15">ji</text:span><text:span text:style-name="T22"> <text:s/>* <text:s/></text:span><text:span text:style-name="T32"></text:span><text:span text:style-name="T22">” </text:span><text:span text:style-name="T15">1r <text:s/><text:tab/></text:span><text:span text:style-name="T22">, </text:span><text:span text:style-name="T21">где</text:span></text:p>
      <text:p text:style-name="P79"/>
      <text:p text:style-name="Standard"><text:span text:style-name="T22"><text:s text:c="4"/></text:span><text:span text:style-name="T21">для</text:span><text:span text:style-name="T15"><text:tab/> </text:span><text:span text:style-name="T22">k = 1,i-1; <text:s/>j=k ; <text:s text:c="4"/></text:span></text:p>
      <text:p text:style-name="Standard"><text:span text:style-name="T22"><text:s text:c="4"/></text:span><text:span text:style-name="T21">для</text:span><text:span text:style-name="T22"> <text:s text:c="3"/>k = i+m, n+m-1; <text:s text:c="3"/>j = k-m+1; <text:s text:c="4"/></text:span></text:p>
      <text:p text:style-name="Standard"><text:span text:style-name="T24"><text:s text:c="4"/></text:span><text:span text:style-name="T24">l</text:span><text:span text:style-name="T22"> = i, i+m-1, <text:s/>r = </text:span><text:span text:style-name="T24">l</text:span><text:span text:style-name="T22">–i+1</text:span></text:p>
      <text:p text:style-name="P26"><text:s text:c="11"/></text:p>
      <text:p text:style-name="Standard"><text:span text:style-name="T22"><text:s text:c="3"/>b) </text:span><text:span text:style-name="T32"></text:span><text:span text:style-name="T22"> </text:span><text:span text:style-name="T15">k</text:span><text:span text:style-name="T16">l</text:span><text:span text:style-name="T22"> = <text:s/></text:span><text:span text:style-name="T32"></text:span><text:span text:style-name="T22">’ </text:span><text:span text:style-name="T15">jq</text:span><text:span text:style-name="T22"> <text:s/></text:span></text:p>
      <text:p text:style-name="Standard"><text:span text:style-name="T22"><text:s text:c="9"/></text:span><text:span text:style-name="T22"><text:s text:c="21"/>____ <text:s text:c="2"/>_________</text:span></text:p>
      <text:p text:style-name="Standard"><text:span text:style-name="T22"><text:s text:c="4"/></text:span><text:span text:style-name="T22">k, j – </text:span><text:span text:style-name="T21">те</text:span><text:span text:style-name="T22"> </text:span><text:span text:style-name="T21">же</text:span><text:span text:style-name="T22">; <text:s/></text:span><text:span text:style-name="T24">l</text:span><text:span text:style-name="T22"> = 1, i-1, <text:s/>i+m, n+m-1 ; <text:s/>q </text:span><text:span text:style-name="T32"></text:span><text:span text:style-name="T22"> i</text:span></text:p>
      <text:p text:style-name="P26"/>
      <text:list text:style-name="WW8Num5" text:continue-numbering="true">
        <text:list-item>
          <text:p text:style-name="P148"><text:span text:style-name="T21">Преобразование </text:span><text:span text:style-name="T22"><text:s/>i</text:span><text:span text:style-name="T21">-й </text:span><text:span text:style-name="T22"><text:s/></text:span><text:span text:style-name="T21">строки</text:span><text:span text:style-name="T22"> <text:s/></text:span></text:p>
        </text:list-item>
      </text:list>
      <text:p text:style-name="P16"/>
      <text:p text:style-name="Standard"><text:span text:style-name="T22"><text:s/></text:span><text:span text:style-name="T22"><text:s/></text:span><text:span text:style-name="T21">а) элемента </text:span><text:span text:style-name="T32"></text:span><text:span text:style-name="T21">’ </text:span><text:span text:style-name="T14">ii</text:span><text:span text:style-name="T21"> </text:span><text:span text:style-name="T22"><text:s/></text:span></text:p>
      <text:p text:style-name="Standard"><text:span text:style-name="T22"><text:s text:c="5"/></text:span><text:span text:style-name="T32"></text:span><text:span text:style-name="T21"> </text:span><text:span text:style-name="T14">k</text:span><text:span text:style-name="T17">l</text:span><text:span text:style-name="T21"> = <text:s/></text:span><text:span text:style-name="T32"></text:span><text:span text:style-name="T21">’’ </text:span><text:span text:style-name="T14">jr</text:span><text:span text:style-name="T21"> <text:s/>+ (</text:span><text:span text:style-name="T32"></text:span><text:span text:style-name="T21">’ </text:span><text:span text:style-name="T14">ii</text:span><text:span text:style-name="T21"> - 1) </text:span><text:span text:style-name="T32"></text:span><text:span text:style-name="T21">” </text:span><text:span text:style-name="T14">1r</text:span></text:p>
      <text:p text:style-name="Standard"><text:span text:style-name="T21"><text:s text:c="5"/></text:span><text:span text:style-name="T22"><text:s text:c="4"/></text:span><text:span text:style-name="T21"><text:s text:c="2"/>_____ <text:s text:c="11"/>______</text:span></text:p>
      <text:p text:style-name="Standard"><text:span text:style-name="T22"><text:s text:c="5"/></text:span><text:span text:style-name="T22">k = i, i+m-1; <text:s text:c="2"/></text:span><text:span text:style-name="T24">l</text:span><text:span text:style-name="T22"> = i, i+m-1; <text:s text:c="3"/>j = k-i+1; r = </text:span><text:span text:style-name="T24">l </text:span><text:span text:style-name="T22">– i +1</text:span></text:p>
      <text:p text:style-name="P26"/>
      <text:p text:style-name="Standard"><text:span text:style-name="T22"><text:s/></text:span><text:span text:style-name="T21">б) элементов </text:span><text:span text:style-name="T32"></text:span><text:span text:style-name="T21">’ </text:span><text:span text:style-name="T14">ij </text:span><text:span text:style-name="T21">; <text:s text:c="3"/>j </text:span><text:span text:style-name="T32"></text:span><text:span text:style-name="T21"> i</text:span></text:p>
      <text:p text:style-name="Standard"><text:span text:style-name="T21"><text:s text:c="4"/></text:span><text:span text:style-name="T32"></text:span><text:span text:style-name="T22"> </text:span><text:span text:style-name="T15">k</text:span><text:span text:style-name="T16">l</text:span><text:span text:style-name="T22"> = <text:s/></text:span><text:span text:style-name="T32"></text:span><text:span text:style-name="T22">’ </text:span><text:span text:style-name="T15">ij</text:span><text:span text:style-name="T22"> </text:span></text:p>
      <text:p text:style-name="Standard"><text:span text:style-name="T22"><text:s text:c="6"/>______ <text:s text:c="11"/>____ <text:s text:c="17"/></text:span><text:span text:style-name="T22">__________</text:span></text:p>
      <text:p text:style-name="Standard"><text:span text:style-name="T22"><text:s text:c="5"/></text:span><text:span text:style-name="T22">k = i, i+m-1 ; <text:s text:c="2"/></text:span><text:span text:style-name="T24">l</text:span><text:span text:style-name="T22"> = 1, i-1; j = </text:span><text:span text:style-name="T24">l; <text:s text:c="2"/>l</text:span><text:span text:style-name="T22"> = i+m, n+m-1; <text:s/>j =</text:span><text:span text:style-name="T24">l</text:span><text:span text:style-name="T22">–m +1.</text:span></text:p>
      <text:p text:style-name="P48"/>
      <text:p text:style-name="P51"/>
      <text:p text:style-name="P23">3. Проведение анализа моделей программ на основе ФМ ПЦМ </text:p>
      <text:p text:style-name="P23"/>
      <text:p text:style-name="P23">3.1. Описание входного языка программы анализа</text:p>
      <text:p text:style-name="P17"/>
      <text:p text:style-name="P44">Входной язык программы анализа учитывает то, что описываемые ОГМ <text:s/>являются графами с нагруженными вершинами;</text:p>
      <text:p text:style-name="P44">Описание графа <text:s/>состоит из двух частей – описание вершин и описание дуг.</text:p>
      <text:p text:style-name="P47">Формат описания вершин:</text:p>
      <text:p text:style-name="Text_20_body_20_indent">tops { <text:s text:c="2"/><text:span text:style-name="T11">список вершин</text:span> <text:s/>}</text:p>
      <text:p text:style-name="Text_20_body_20_indent"><text:span text:style-name="T8">C</text:span><text:span text:style-name="T11">писок вершин</text:span> представляет собой последовательность, возможно пустую, описаний каждой из вершин графа, разделенных запятыми:</text:p>
      <text:p text:style-name="Text_20_body_20_indent"><text:span text:style-name="T11">имя_вершины</text:span> ( <text:span text:style-name="T11">нагрузка</text:span> )</text:p>
      <text:p text:style-name="Text_20_body_20_indent">Каждая вершина графа имеет имя, уникальное в пределах графа. Имя должно начинаться с буквы, за которой могут следовать буквы или цифры. <text:s/></text:p>
      <text:p text:style-name="Text_20_body_20_indent"><text:soft-page-break/>Потребление ресурса участком программы, ассоциированным с данной вершиной, задается параметром <text:span text:style-name="T11">нагрузка</text:span>, который имеет числовое значение. <text:s/>Возможно задание этого параметра в следующих форматах:</text:p>
      <text:p text:style-name="Text_20_body_20_indent">10</text:p>
      <text:p text:style-name="Text_20_body_20_indent">1.5</text:p>
      <text:p text:style-name="Text_20_body_20_indent">0.25<text:span text:style-name="T5">e</text:span>3</text:p>
      <text:p text:style-name="P44">В граф включаются только вершины, принадлежащие множеству невозвратных состояний. Каждая вершина должна быть описана только один раз.</text:p>
      <text:p text:style-name="P47">Формат описания дуг:</text:p>
      <text:p text:style-name="Text_20_body_20_indent">links { <text:s text:c="2"/><text:span text:style-name="T11">список дуг</text:span> <text:s/>}</text:p>
      <text:p text:style-name="Text_20_body_20_indent"><text:span text:style-name="T8">C</text:span><text:span text:style-name="T11">писок дуг</text:span> представляет собой последовательность, возможно пустую, описаний каждой из дуг, разделенных запятыми:</text:p>
      <text:p text:style-name="Text_20_body_20_indent"><text:span text:style-name="T11">имя_начальной_вершины </text:span>-&gt;<text:span text:style-name="T11"> имя_конечной_вершины</text:span> ( вероятность )</text:p>
      <text:p text:style-name="Text_20_body_20_indent">При этом к графу добавляется дуга из <text:span text:style-name="T11">имя_начальной_вершины</text:span> в <text:span text:style-name="T11">имя_конечной_вершины, </text:span>вероятность перехода по которой задается параметром <text:s/><text:span text:style-name="T11">вероятность</text:span>. Начальная и конечная вершина должны быть объявлены <text:s/>в разделе <text:span text:style-name="T5">tops</text:span>.. <text:s/></text:p>
      <text:p text:style-name="Text_20_body_20_indent">Значение вероятности может задаваться в тех же форматах, что и параметр <text:span text:style-name="T11">нагрузка</text:span> при описании вершин. Каждая дуга должна описываться только один раз. Недопустимы дуги из вершины в нее же саму.</text:p>
      <text:p text:style-name="P16"/>
      <text:p text:style-name="Standard"><text:span text:style-name="T21">3.2.</text:span><text:span text:style-name="T40"> </text:span><text:span text:style-name="T30">Руководство пользователя по работе с программой анализа</text:span></text:p>
      <text:p text:style-name="P16"/>
      <text:p text:style-name="P100">Установка и запуск программы.</text:p>
      <text:p text:style-name="P94"><text:span text:style-name="T18">Программа представляет собой один исполняемый модуль </text:span><text:span text:style-name="T26">fm</text:span><text:span text:style-name="T18">.</text:span><text:span text:style-name="T26">exe</text:span><text:span text:style-name="T18">. Программа является консольным приложением для </text:span><text:span text:style-name="T26">Win</text:span><text:span text:style-name="T18">32. Для своей работы она <text:s/>не требует дополнительных модулей поддержки. Программа не требует инсталляции.</text:span></text:p>
      <text:p text:style-name="P100">Режимы работы программы.</text:p>
      <text:p text:style-name="P16"/>
      <text:p text:style-name="P16">Программа может работать в режиме диалога с пользователем или из командной строки.</text:p>
      <text:p text:style-name="P16"/>
      <text:p text:style-name="P22">Входные и выходные данные программы.</text:p>
      <text:p text:style-name="P16"/>
      <text:p text:style-name="P82">Описание графа с нагруженными вершинами, составленное на входном языке программы, берется из файла. Файл может быть задан из командной строки или в режиме диалога с пользователем.</text:p>
      <text:p text:style-name="P16"/>
      <text:p text:style-name="P82">Вычисленная <text:s/>ФМ, а <text:s/>в случае применения метода поуровневой детализации, возможно, и промежуточные результаты, записываются в файл протокола вычисления ФМ. Имя этого файла состоит из имени <text:soft-page-break/>исходного файла и расширения <text:s/>.det.log (для метода поуровневой детализации) или .inv.log (для <text:s/>алгебраического метода.). </text:p>
      <text:p text:style-name="P16"/>
      <text:p text:style-name="P16">Пример:</text:p>
      <text:p text:style-name="P58">example.graph <text:s/>- <text:s/>имя исходного графа ;</text:p>
      <text:p text:style-name="P59">example.det.log <text:s/>– <text:s/>имя файла протокола в случае применения метода поуровневой детализации;</text:p>
      <text:p text:style-name="P59">example.inv.log <text:s/>– <text:s/>имя файла протокола в случае применения алгебраического метода.</text:p>
      <text:p text:style-name="P16"/>
      <text:p text:style-name="P82">Результаты вычисления средних значений и дисперсий потребления ресурсов для модели исследуемой программы, а для фрагмента программы также и информация о входящих в соответствующий подграф вершинах, записываются в файл с именем исходного графа, имеющий расширение .stat.</text:p>
      <text:p text:style-name="P16"/>
      <text:p text:style-name="P16">Пример:</text:p>
      <text:p text:style-name="P58">example.graph <text:s/>- <text:s/>имя исходного графа ;</text:p>
      <text:p text:style-name="P58">example.stat – <text:s/>имя файла, содержащего результаты вычисления средних и дисперсий.</text:p>
      <text:p text:style-name="P16"/>
      <text:p text:style-name="P101">Уровни подробности протокола вычисления ФМ методом поуровневой детализации.</text:p>
      <text:p text:style-name="P16"/>
      <text:p text:style-name="P82">При вычислении ФМ методом поуровневой детализации программа предоставляет возможность регулировать уровень подробности данных, выводимых в файл <text:s/>протокола:</text:p>
      <text:list text:style-name="WW8Num17">
        <text:list-item>
          <text:p text:style-name="P141">Уровень 0 - наиболее краткий протокол вычисления ФМ, в который выводится только результирующая ФМ или сообщения об ошибках в структуре графа;</text:p>
        </text:list-item>
        <text:list-item>
          <text:p text:style-name="P141">Уровень 1 - более подробный, по сравнению с уровнем 0, протокол, включающий в себя <text:s text:c="2"/>также промежуточную информацию о производимых в процессе работы метода подстановках в ФМ, но при этом не приводятся промежуточные представления вычисляемой ФМ;</text:p>
        </text:list-item>
        <text:list-item>
          <text:p text:style-name="P141">Уровень 2: самый подробный протокол, включающий то же, что уровень 1, а <text:s/>также все промежуточные представления ФМ.</text:p>
        </text:list-item>
      </text:list>
      <text:p text:style-name="P16"/>
      <text:p text:style-name="P82">Уровень 0 может быть полезен при вычислениях ФМ для больших графов. Уровни 2 и 3 – для небольших графов, особенно при ознакомлении с принципами работы метода поуровневой детализации. </text:p>
      <text:p text:style-name="P16"/>
      <text:p text:style-name="P82">В конце данного руководства приведены примеры использования программы, в том числе и результаты работы метода поуровневой детализации при различных уровнях подробности файлов протокола.</text:p>
      <text:p text:style-name="P16"/>
      <text:p text:style-name="P101"><text:soft-page-break/>Задание фрагментов программы, для которых нужно вычислить характеристики потребления ресурсов.</text:p>
      <text:p text:style-name="P16"/>
      <text:p text:style-name="P82">Вычисление средних и дисперсий потребления ресурсов может быть произведено не для всего графа, а только для некоторого подмножества его вершин (для вершин, не входящих в это подмножество, параметры потребления ресурсов принимаются равными нулю). Фрагмент может быть задан как при работе из командной строки, так и в режиме диалога с пользователем.</text:p>
      <text:p text:style-name="P82">Фрагмент задается в виде строки, элементы которой разделены запятыми, причем элемент может иметь вид:</text:p>
      <text:p text:style-name="P16"/>
      <text:p text:style-name="P82">1) вершина <text:s text:c="2"/>- <text:s/>в рассматриваемое подмножество включается вершина с указанным именем;</text:p>
      <text:p text:style-name="P82">2) вершина1–вершина2 <text:s/>- в рассматриваемое подмножество включаются вершины, в которые можно попасть из вершины1, минуя вершину2, а из них – в вершину2, минуя вершину1. Иными словами – подграф с начальной вершиной1 и конечной вершиной2.</text:p>
      <text:p text:style-name="P16"/>
      <text:p text:style-name="P16">Примеры:</text:p>
      <text:p text:style-name="Standard"><text:span text:style-name="T21"><text:tab/></text:span><text:span text:style-name="T22">A,B-E,T-P</text:span></text:p>
      <text:p text:style-name="P26"><text:tab/>S10-S12</text:p>
      <text:p text:style-name="P26"><text:tab/>top1,top2,top20</text:p>
      <text:p text:style-name="P26"/>
      <text:p text:style-name="P22">Работа с использованием командной строки.</text:p>
      <text:p text:style-name="P16"/>
      <text:p text:style-name="P16">Формат вызова:</text:p>
      <text:p text:style-name="P16"/>
      <text:p text:style-name="P16">fm.exe <text:s text:c="2"/>[файл_с_графом <text:s/>[метод <text:s text:c="2"/>[/f:фрагмент] <text:s/>] ]</text:p>
      <text:p text:style-name="P16"/>
      <text:p text:style-name="P16"/>
      <text:p text:style-name="P16"/>
      <text:p text:style-name="P16">Описание параметров:</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0">Файл_с_графом</text:p>
          </table:table-cell>
          <table:table-cell table:style-name="Таблица5.B1" office:value-type="string">
            <text:p text:style-name="P83">Имя файла, содержащего описание графа на входном языке программы. В случае, если файл указан, программа в начале своей работы производит попытку загрузить его. Если других параметров в командной строке нет, программа переходит в режим диалога с пользователем.</text:p>
          </table:table-cell>
        </table:table-row>
        <table:table-row table:style-name="Таблица5.1">
          <table:table-cell table:style-name="Таблица5.A1" office:value-type="string">
            <text:p text:style-name="P20">Метод</text:p>
          </table:table-cell>
          <table:table-cell table:style-name="Таблица5.B1" office:value-type="string">
            <text:p text:style-name="P83">Задает метод вычисления ФМ. Если этот параметр задан, программа производит вычисление ФМ, затем, если вычисление прошло успешно, вычисляет средние и дисперсии потребления ресурсов. После этого программа завершается. Возможные значения параметра:</text:p>
            <text:p text:style-name="P16">/d0 – вычислить ФМ методом детализации (уровень 0 подробности протокола);</text:p>
            <text:p text:style-name="P82"><text:soft-page-break/>/d1 – вычислить ФМ методом детализации (уровень 1 подробности протокола);</text:p>
            <text:p text:style-name="P82">/d – вычислить ФМ методом детализации (уровень 2 подробности протокола);</text:p>
            <text:p text:style-name="P82">/i – вычислить ФМ алгебраическим методом (обращением матрицы I-Q)</text:p>
          </table:table-cell>
        </table:table-row>
        <table:table-row table:style-name="Таблица5.1">
          <table:table-cell table:style-name="Таблица5.A1" office:value-type="string">
            <text:p text:style-name="P20">/f:фрагмент</text:p>
          </table:table-cell>
          <table:table-cell table:style-name="Таблица5.B1" office:value-type="string">
            <text:p text:style-name="P95"><text:span text:style-name="T18">Задать фрагмент графа в формате, описанном в пункте</text:span><text:span text:style-name="T21"> “Задание фрагментов графа программы, для которых нужно вычислить характеристики потребления ресурсов”.</text:span></text:p>
            <text:p text:style-name="P16"/>
          </table:table-cell>
        </table:table-row>
      </table:table>
      <text:p text:style-name="P16"/>
      <text:p text:style-name="P16"/>
      <text:p text:style-name="P22">Работа в режиме диалога с пользователем.</text:p>
      <text:p text:style-name="P16"/>
      <text:p text:style-name="P82">Программа переходит в режим диалога с пользователем, если ни указано никаких параметров в командной строке или указано только имя файла графа.</text:p>
      <text:p text:style-name="P16"/>
      <text:p text:style-name="P16">На экран выводится текущее состояние программы, включающее:</text:p>
      <text:list text:style-name="WW8Num11">
        <text:list-item>
          <text:p text:style-name="P144">информацию о том, был ли загружен граф, и если да, то из какого файла и сколько он содержит вершин;</text:p>
        </text:list-item>
        <text:list-item>
          <text:p text:style-name="P145">если был загружен граф, то выводится информация о том, была ли вычислена ФМ и был ли задан фрагмент для вычислений. </text:p>
        </text:list-item>
      </text:list>
      <text:p text:style-name="P16"/>
      <text:p text:style-name="P82">Управление программой производится посредством меню, содержащего следующие пункты:</text:p>
      <text:p text:style-name="P16"/>
      <text:p text:style-name="P16">1. Загрузить граф</text:p>
      <text:p text:style-name="P82"><text:tab/>У пользователя запрашивается имя файла с исходным описанием графа. Если до этого уже был загружен какой-либо граф и для него вычислена ФМ и(или) задан фрагмент, то они пропадают из памяти. <text:s/></text:p>
      <text:p text:style-name="P16"/>
      <text:p text:style-name="P16">2. Вычислить ФМ методом поуровневой детализации</text:p>
      <text:p text:style-name="P16"/>
      <text:p text:style-name="P94"><text:span text:style-name="T21"><text:tab/></text:span><text:span text:style-name="T18">Производит вычисление ФМ методом поуровневой детализации. Перед вычислением пользователю предоставляется возможность задания уровня подробности файла протокола вычисления ФМ (см. пункт</text:span><text:span text:style-name="T21"> “Уровни подробности файла протокола вычисления ФМ методом поуровневой детализации.”</text:span><text:span text:style-name="T18">). Операция может быть выполнена, если загружен граф.</text:span></text:p>
      <text:p text:style-name="P16"/>
      <text:p text:style-name="P16">3. Вычислить ФМ алгебраическим методом</text:p>
      <text:p text:style-name="P16"/>
      <text:p text:style-name="P16"><text:soft-page-break/><text:tab/>Производит вычисление ФМ алгебраическим методом. Операция может быть выполнена, если загружен граф.</text:p>
      <text:p text:style-name="P16"/>
      <text:p text:style-name="P16">4. Задать фрагмент</text:p>
      <text:p text:style-name="P16"/>
      <text:p text:style-name="P94"><text:span text:style-name="T18"><text:tab/>Предоставляет пользователю возможность задать фрагмент, для которого будет производиться вычисление средних и дисперсий (см. раздел “</text:span><text:span text:style-name="T21">Задание фрагментов графа программы, для которых нужно вычислить характеристики <text:s/>потребления ресурсов</text:span><text:span text:style-name="T18">”). Операция может быть выполнена, если загружен граф.</text:span></text:p>
      <text:p text:style-name="P80"/>
      <text:p text:style-name="P16">5. Вычисление средних и дисперсий по вычисленной ФМ</text:p>
      <text:p text:style-name="P98"/>
      <text:p text:style-name="P99"><text:tab/>Вычисляет средние значения и дисперсии потребления ресурсов по вычисленной ФМ. Если задан фрагмент, потребление ресурсов для врешин, не входящих в него, принимаются равными нулю. </text:p>
      <text:p text:style-name="P16"/>
      <text:list text:style-name="WW8Num16">
        <text:list-item>
          <text:p text:style-name="P146">Выход</text:p>
        </text:list-item>
      </text:list>
      <text:p text:style-name="P16"/>
      <text:p text:style-name="P74">Выход из программы.</text:p>
      <text:p text:style-name="P16"/>
      <text:p text:style-name="P22">Примеры использования программы.</text:p>
      <text:p text:style-name="P34"/>
      <text:p text:style-name="Text_20_body_20_indent">В качестве примера произведем анализ программы, состоящий из конструкции цикла, телом которого является конструкция ветвления.</text:p>
      <text:p text:style-name="P76">Предположим, что исходное описание программы находится в файле test.graph:</text:p>
      <text:p text:style-name="P77"/>
      <text:p text:style-name="P78">tops {</text:p>
      <text:p text:style-name="P78"><text:s text:c="4"/>LS(2), LC(1),</text:p>
      <text:p text:style-name="P78"><text:s text:c="8"/>CS(5), A(5), B(10), CE(1),</text:p>
      <text:p text:style-name="P78"><text:s text:c="4"/>LE(1)</text:p>
      <text:p text:style-name="P78">}</text:p>
      <text:p text:style-name="P78">links {</text:p>
      <text:p text:style-name="P78"><text:s text:c="4"/>LS-&gt;LC(1),</text:p>
      <text:p text:style-name="P78"><text:s text:c="4"/>LC-&gt;CS(0.8),</text:p>
      <text:p text:style-name="P78"><text:s text:c="4"/>LC-&gt;LE(0.2),</text:p>
      <text:p text:style-name="P78"><text:s text:c="4"/>CE-&gt;LC(1),</text:p>
      <text:p text:style-name="P78"><text:s text:c="4"/>CS-&gt;A(0.2),</text:p>
      <text:p text:style-name="P75"><text:span text:style-name="T37"><text:s text:c="4"/></text:span><text:span text:style-name="T36">CS-&gt;B(0.8),</text:span></text:p>
      <text:p text:style-name="P77"><text:s text:c="4"/>A-&gt;CE(1),</text:p>
      <text:p text:style-name="P77"><text:s text:c="4"/>B-&gt;CE(1)</text:p>
      <text:p text:style-name="P75"><text:span text:style-name="T36">}</text:span><text:span text:style-name="T41"> </text:span></text:p>
      <text:p text:style-name="P35"/>
      <text:p text:style-name="P36">Вычисление <text:s/>алгебраическим методом:</text:p>
      <text:p text:style-name="P37">Командная строка:</text:p>
      <text:p text:style-name="P31"><text:soft-page-break/>fm test.graph /i</text:p>
      <text:p text:style-name="P35"/>
      <text:p text:style-name="Standard"><text:span text:style-name="T42">Получаемый файл </text:span><text:span text:style-name="T36">test.inv.log</text:span><text:span text:style-name="T41">:</text:span></text:p>
      <text:p text:style-name="P32"/>
      <text:p text:style-name="P32">Результат:</text:p>
      <text:p text:style-name="P32">*******************************************************************************************</text:p>
      <text:p text:style-name="P32"><text:s text:c="8"/>LS ¦ <text:s text:c="9"/>1 <text:s text:c="9"/>5 <text:s text:c="9"/>4 <text:s text:c="7"/>0.8 <text:s text:c="7"/>3.2 <text:s text:c="9"/>4 <text:s text:c="9"/>1 ¦</text:p>
      <text:p text:style-name="P32"><text:s text:c="8"/>LC ¦ <text:s text:c="9"/>0 <text:s text:c="9"/>5 <text:s text:c="9"/>4 <text:s text:c="7"/>0.8 <text:s text:c="7"/>3.2 <text:s text:c="9"/>4 <text:s text:c="9"/>1 ¦</text:p>
      <text:p text:style-name="P32"><text:s text:c="8"/>CS ¦ <text:s text:c="9"/>0 <text:s text:c="9"/>5 <text:s text:c="9"/>5 <text:s text:c="9"/>1 <text:s text:c="9"/>4 <text:s text:c="9"/>5 <text:s text:c="9"/>1 ¦</text:p>
      <text:p text:style-name="P32"><text:s text:c="9"/>A ¦ <text:s text:c="9"/>0 <text:s text:c="9"/>5 <text:s text:c="9"/>4 <text:s text:c="7"/>1.8 <text:s text:c="7"/>3.2 <text:s text:c="9"/>5 <text:s text:c="9"/>1 ¦</text:p>
      <text:p text:style-name="P32"><text:s text:c="9"/>B ¦ <text:s text:c="9"/>0 <text:s text:c="9"/>5 <text:s text:c="9"/>4 <text:s text:c="7"/>0.8 <text:s text:c="7"/>4.2 <text:s text:c="9"/>5 <text:s text:c="9"/>1 ¦</text:p>
      <text:p text:style-name="P32"><text:s text:c="8"/>CE ¦ <text:s text:c="9"/>0 <text:s text:c="9"/>5 <text:s text:c="9"/>4 <text:s text:c="7"/>0.8 <text:s text:c="7"/>3.2 <text:s text:c="9"/>5 <text:s text:c="9"/>1 ¦</text:p>
      <text:p text:style-name="P32"><text:s text:c="8"/>LE ¦ <text:s text:c="9"/>0 <text:s text:c="9"/>0 <text:s text:c="9"/>0 <text:s text:c="9"/>0 <text:s text:c="9"/>0 <text:s text:c="9"/>0 <text:s text:c="9"/>1 ¦</text:p>
      <text:p text:style-name="P32">*******************************************************************************************</text:p>
      <text:p text:style-name="P35"><text:s/></text:p>
      <text:p text:style-name="Standard"><text:span text:style-name="T42">Получаемый файл </text:span><text:span text:style-name="T36">test.stat</text:span><text:span text:style-name="T41">:</text:span></text:p>
      <text:p text:style-name="P35"/>
      <text:p text:style-name="P32">Фундаментальная матрица:</text:p>
      <text:p text:style-name="P32">*******************************************************************************************</text:p>
      <text:p text:style-name="P32"><text:s text:c="8"/>LS ¦ <text:s text:c="9"/>1 <text:s text:c="9"/>5 <text:s text:c="9"/>4 <text:s text:c="7"/>0.8 <text:s text:c="7"/>3.2 <text:s text:c="9"/>4 <text:s text:c="9"/>1 ¦</text:p>
      <text:p text:style-name="P32"><text:s text:c="8"/>LC ¦ <text:s text:c="9"/>0 <text:s text:c="9"/>5 <text:s text:c="9"/>4 <text:s text:c="7"/>0.8 <text:s text:c="7"/>3.2 <text:s text:c="9"/>4 <text:s text:c="9"/>1 ¦</text:p>
      <text:p text:style-name="P32"><text:s text:c="8"/>CS ¦ <text:s text:c="9"/>0 <text:s text:c="9"/>5 <text:s text:c="9"/>5 <text:s text:c="9"/>1 <text:s text:c="9"/>4 <text:s text:c="9"/>5 <text:s text:c="9"/>1 ¦</text:p>
      <text:p text:style-name="P32"><text:s text:c="9"/>A ¦ <text:s text:c="9"/>0 <text:s text:c="9"/>5 <text:s text:c="9"/>4 <text:s text:c="7"/>1.8 <text:s text:c="7"/>3.2 <text:s text:c="9"/>5 <text:s text:c="9"/>1 ¦</text:p>
      <text:p text:style-name="P32"><text:s text:c="9"/>B ¦ <text:s text:c="9"/>0 <text:s text:c="9"/>5 <text:s text:c="9"/>4 <text:s text:c="7"/>0.8 <text:s text:c="7"/>4.2 <text:s text:c="9"/>5 <text:s text:c="9"/>1 ¦</text:p>
      <text:p text:style-name="P32"><text:s text:c="8"/>CE ¦ <text:s text:c="9"/>0 <text:s text:c="9"/>5 <text:s text:c="9"/>4 <text:s text:c="7"/>0.8 <text:s text:c="7"/>3.2 <text:s text:c="9"/>5 <text:s text:c="9"/>1 ¦</text:p>
      <text:p text:style-name="P32"><text:s text:c="8"/>LE ¦ <text:s text:c="9"/>0 <text:s text:c="9"/>0 <text:s text:c="9"/>0 <text:s text:c="9"/>0 <text:s text:c="9"/>0 <text:s text:c="9"/>0 <text:s text:c="9"/>1 ¦</text:p>
      <text:p text:style-name="P32">*******************************************************************************************</text:p>
      <text:p text:style-name="P32">Потребление ресурсов:</text:p>
      <text:p text:style-name="P33">*************************</text:p>
      <text:p text:style-name="P33"><text:s text:c="8"/>LS ¦ <text:s text:c="9"/>2 ¦</text:p>
      <text:p text:style-name="P33"><text:s text:c="8"/>LC ¦ <text:s text:c="9"/>1 ¦</text:p>
      <text:p text:style-name="P33"><text:s text:c="8"/>CS ¦ <text:s text:c="9"/>5 ¦</text:p>
      <text:p text:style-name="P33"><text:s text:c="9"/>A ¦ <text:s text:c="9"/>5 ¦</text:p>
      <text:p text:style-name="P33"><text:s text:c="9"/>B ¦ <text:s text:c="8"/>10 ¦</text:p>
      <text:p text:style-name="P33"><text:s text:c="8"/>CE ¦ <text:s text:c="9"/>1 ¦</text:p>
      <text:p text:style-name="Standard"><text:span text:style-name="T39"><text:s text:c="8"/></text:span><text:span text:style-name="T38">LE ¦ <text:s text:c="9"/>1 ¦</text:span></text:p>
      <text:p text:style-name="P32">*************************</text:p>
      <text:p text:style-name="P32">Средние значения потребления ресурсов:</text:p>
      <text:p text:style-name="P33">*****************************</text:p>
      <text:p text:style-name="P33"><text:s text:c="8"/>LS ¦ <text:s text:c="12"/>68 ¦</text:p>
      <text:p text:style-name="P33"><text:s text:c="8"/>LC ¦ <text:s text:c="12"/>66 ¦</text:p>
      <text:p text:style-name="P33"><text:s text:c="8"/>CS ¦ <text:s text:c="12"/>81 ¦</text:p>
      <text:p text:style-name="P33"><text:s text:c="9"/>A ¦ <text:s text:c="12"/>72 ¦</text:p>
      <text:p text:style-name="P33"><text:s text:c="9"/>B ¦ <text:s text:c="12"/>77 ¦</text:p>
      <text:p text:style-name="P33"><text:s text:c="8"/>CE ¦ <text:s text:c="12"/>67 ¦</text:p>
      <text:p text:style-name="Standard"><text:span text:style-name="T39"><text:s text:c="8"/></text:span><text:span text:style-name="T38">LE ¦ <text:s text:c="13"/>1 ¦</text:span></text:p>
      <text:p text:style-name="P32">*****************************</text:p>
      <text:p text:style-name="P32">Дисперсии потребления ресурсов:</text:p>
      <text:p text:style-name="P32">*****************************</text:p>
      <text:p text:style-name="P32"><text:s text:c="8"/>LS ¦ <text:s text:c="10"/>5136 ¦</text:p>
      <text:p text:style-name="Standard"><text:span text:style-name="T38"><text:s text:c="8"/></text:span><text:span text:style-name="T39">LC ¦ <text:s text:c="10"/>5136 ¦</text:span></text:p>
      <text:p text:style-name="P33"><text:s text:c="8"/>CS ¦ <text:s text:c="10"/>5140 ¦</text:p>
      <text:p text:style-name="P33"><text:s text:c="9"/>A ¦ <text:s text:c="10"/>5136 ¦</text:p>
      <text:p text:style-name="P33"><text:s text:c="9"/>B ¦ <text:s text:c="10"/>5136 ¦</text:p>
      <text:p text:style-name="P33"><text:s text:c="8"/>CE ¦ <text:s text:c="10"/>5136 ¦</text:p>
      <text:p text:style-name="P33"><text:s text:c="8"/>LE ¦ <text:s text:c="13"/>0 ¦</text:p>
      <text:p text:style-name="P32">*****************************</text:p>
      <text:p text:style-name="P36">Вычисление <text:s/>методом поуровневой детализации:</text:p>
      <text:p text:style-name="P35"/>
      <text:h text:style-name="Heading_20_1" text:outline-level="1">1. Задание 0-го уровня подробности файла протокола.</text:h>
      <text:p text:style-name="P35"/>
      <text:p text:style-name="P37">Командная строка:</text:p>
      <text:p text:style-name="P35"/>
      <text:p text:style-name="P31">fm test.graph /d0</text:p>
      <text:p text:style-name="P35"/>
      <text:p text:style-name="Standard"><text:span text:style-name="T42">Получаемый файл </text:span><text:span text:style-name="T36">test.det.log</text:span><text:span text:style-name="T41">:</text:span></text:p>
      <text:p text:style-name="P35"/>
      <text:p text:style-name="P32">Результат:</text:p>
      <text:p text:style-name="P32">*******************************************************************************************</text:p>
      <text:p text:style-name="P32"><text:soft-page-break/><text:s text:c="8"/>LS ¦ <text:s text:c="9"/>1 <text:s text:c="9"/>5 <text:s text:c="9"/>4 <text:s text:c="7"/>3.2 <text:s text:c="7"/>0.8 <text:s text:c="9"/>4 <text:s text:c="9"/>1 ¦</text:p>
      <text:p text:style-name="P32"><text:s text:c="8"/>LC ¦ <text:s text:c="9"/>0 <text:s text:c="9"/>5 <text:s text:c="9"/>4 <text:s text:c="7"/>3.2 <text:s text:c="7"/>0.8 <text:s text:c="9"/>4 <text:s text:c="9"/>1 ¦</text:p>
      <text:p text:style-name="P32"><text:s text:c="8"/>CS ¦ <text:s text:c="9"/>0 <text:s text:c="9"/>5 <text:s text:c="9"/>5 <text:s text:c="9"/>4 <text:s text:c="9"/>1 <text:s text:c="9"/>5 <text:s text:c="9"/>1 ¦</text:p>
      <text:p text:style-name="P32"><text:s text:c="9"/>B ¦ <text:s text:c="9"/>0 <text:s text:c="9"/>5 <text:s text:c="9"/>4 <text:s text:c="7"/>4.2 <text:s text:c="7"/>0.8 <text:s text:c="9"/>5 <text:s text:c="9"/>1 ¦</text:p>
      <text:p text:style-name="Standard"><text:span text:style-name="T38"><text:s text:c="9"/></text:span><text:span text:style-name="T39">A ¦ <text:s text:c="9"/>0 <text:s text:c="9"/>5 <text:s text:c="9"/>4 <text:s text:c="7"/>3.2 <text:s text:c="7"/>1.8 <text:s text:c="9"/>5 <text:s text:c="9"/>1 ¦</text:span></text:p>
      <text:p text:style-name="P33"><text:s text:c="8"/>CE ¦ <text:s text:c="9"/>0 <text:s text:c="9"/>5 <text:s text:c="9"/>4 <text:s text:c="7"/>3.2 <text:s text:c="7"/>0.8 <text:s text:c="9"/>5 <text:s text:c="9"/>1 ¦</text:p>
      <text:p text:style-name="P33"><text:s text:c="8"/>LE ¦ <text:s text:c="9"/>0 <text:s text:c="9"/>0 <text:s text:c="9"/>0 <text:s text:c="9"/>0 <text:s text:c="9"/>0 <text:s text:c="9"/>0 <text:s text:c="9"/>1 ¦</text:p>
      <text:p text:style-name="P33">*******************************************************************************************</text:p>
      <text:p text:style-name="P38"/>
      <text:p text:style-name="P39"/>
      <text:p text:style-name="Standard"><text:span text:style-name="T42">Получаемый</text:span><text:span text:style-name="T43"> </text:span><text:span text:style-name="T42">файл</text:span><text:span text:style-name="T43"> </text:span><text:span text:style-name="T37">test.stat</text:span><text:span text:style-name="T44">:</text:span></text:p>
      <text:p text:style-name="P38"/>
      <text:p text:style-name="P32">Фундаментальная матрица:</text:p>
      <text:p text:style-name="P32">*******************************************************************************************</text:p>
      <text:p text:style-name="P32"><text:s text:c="8"/>LS ¦ <text:s text:c="9"/>1 <text:s text:c="9"/>5 <text:s text:c="9"/>4 <text:s text:c="7"/>3.2 <text:s text:c="7"/>0.8 <text:s text:c="9"/>4 <text:s text:c="9"/>1 ¦</text:p>
      <text:p text:style-name="P32"><text:s text:c="8"/>LC ¦ <text:s text:c="9"/>0 <text:s text:c="9"/>5 <text:s text:c="9"/>4 <text:s text:c="7"/>3.2 <text:s text:c="7"/>0.8 <text:s text:c="9"/>4 <text:s text:c="9"/>1 ¦</text:p>
      <text:p text:style-name="P32"><text:s text:c="8"/>CS ¦ <text:s text:c="9"/>0 <text:s text:c="9"/>5 <text:s text:c="9"/>5 <text:s text:c="9"/>4 <text:s text:c="9"/>1 <text:s text:c="9"/>5 <text:s text:c="9"/>1 ¦</text:p>
      <text:p text:style-name="P32"><text:s text:c="9"/>B ¦ <text:s text:c="9"/>0 <text:s text:c="9"/>5 <text:s text:c="9"/>4 <text:s text:c="7"/>4.2 <text:s text:c="7"/>0.8 <text:s text:c="9"/>5 <text:s text:c="9"/>1 ¦</text:p>
      <text:p text:style-name="P32"><text:s text:c="9"/>A ¦ <text:s text:c="9"/>0 <text:s text:c="9"/>5 <text:s text:c="9"/>4 <text:s text:c="7"/>3.2 <text:s text:c="7"/>1.8 <text:s text:c="9"/>5 <text:s text:c="9"/>1 ¦</text:p>
      <text:p text:style-name="P32"><text:s text:c="8"/>CE ¦ <text:s text:c="9"/>0 <text:s text:c="9"/>5 <text:s text:c="9"/>4 <text:s text:c="7"/>3.2 <text:s text:c="7"/>0.8 <text:s text:c="9"/>5 <text:s text:c="9"/>1 ¦</text:p>
      <text:p text:style-name="P32"><text:s text:c="8"/>LE ¦ <text:s text:c="9"/>0 <text:s text:c="9"/>0 <text:s text:c="9"/>0 <text:s text:c="9"/>0 <text:s text:c="9"/>0 <text:s text:c="9"/>0 <text:s text:c="9"/>1 ¦</text:p>
      <text:p text:style-name="P32">*******************************************************************************************</text:p>
      <text:p text:style-name="P32">Потребление ресурсов:</text:p>
      <text:p text:style-name="P33">*************************</text:p>
      <text:p text:style-name="P33"><text:s text:c="8"/>LS ¦ <text:s text:c="9"/>2 ¦</text:p>
      <text:p text:style-name="P33"><text:s text:c="8"/>LC ¦ <text:s text:c="9"/>1 ¦</text:p>
      <text:p text:style-name="P33"><text:s text:c="8"/>CS ¦ <text:s text:c="9"/>5 ¦</text:p>
      <text:p text:style-name="P33"><text:s text:c="9"/>B ¦ <text:s text:c="8"/>10 ¦</text:p>
      <text:p text:style-name="P33"><text:s text:c="9"/>A ¦ <text:s text:c="9"/>5 ¦</text:p>
      <text:p text:style-name="P33"><text:s text:c="8"/>CE ¦ <text:s text:c="9"/>1 ¦</text:p>
      <text:p text:style-name="Standard"><text:span text:style-name="T39"><text:s text:c="8"/></text:span><text:span text:style-name="T38">LE ¦ <text:s text:c="9"/>1 ¦</text:span></text:p>
      <text:p text:style-name="P32">*************************</text:p>
      <text:p text:style-name="P32">Средние значения потребления ресурсов:</text:p>
      <text:p text:style-name="P33">*****************************</text:p>
      <text:p text:style-name="P33"><text:s text:c="8"/>LS ¦ <text:s text:c="12"/>68 ¦</text:p>
      <text:p text:style-name="P33"><text:s text:c="8"/>LC ¦ <text:s text:c="12"/>66 ¦</text:p>
      <text:p text:style-name="P33"><text:s text:c="8"/>CS ¦ <text:s text:c="12"/>81 ¦</text:p>
      <text:p text:style-name="P33"><text:s text:c="9"/>B ¦ <text:s text:c="12"/>77 ¦</text:p>
      <text:p text:style-name="P33"><text:s text:c="9"/>A ¦ <text:s text:c="12"/>72 ¦</text:p>
      <text:p text:style-name="P33"><text:s text:c="8"/>CE ¦ <text:s text:c="12"/>67 ¦</text:p>
      <text:p text:style-name="Standard"><text:span text:style-name="T39"><text:s text:c="8"/></text:span><text:span text:style-name="T38">LE ¦ <text:s text:c="13"/>1 ¦</text:span></text:p>
      <text:p text:style-name="P32">*****************************</text:p>
      <text:p text:style-name="P32">Дисперсии потребления ресурсов:</text:p>
      <text:p text:style-name="P32">*****************************</text:p>
      <text:p text:style-name="P32"><text:s text:c="8"/>LS ¦ <text:s text:c="10"/>5136 ¦</text:p>
      <text:p text:style-name="Standard"><text:span text:style-name="T38"><text:s text:c="8"/></text:span><text:span text:style-name="T39">LC ¦ <text:s text:c="10"/>5136 ¦</text:span></text:p>
      <text:p text:style-name="P33"><text:s text:c="8"/>CS ¦ <text:s text:c="10"/>5140 ¦</text:p>
      <text:p text:style-name="P33"><text:s text:c="9"/>B ¦ <text:s text:c="10"/>5136 ¦</text:p>
      <text:p text:style-name="P33"><text:s text:c="9"/>A ¦ <text:s text:c="10"/>5136 ¦</text:p>
      <text:p text:style-name="P33"><text:s text:c="8"/>CE ¦ <text:s text:c="10"/>5136 ¦</text:p>
      <text:p text:style-name="P33"><text:s text:c="8"/>LE ¦ <text:s text:c="13"/>0 ¦</text:p>
      <text:p text:style-name="P32">*****************************</text:p>
      <text:p text:style-name="P35"/>
      <text:h text:style-name="Heading_20_1" text:outline-level="1"/>
      <text:h text:style-name="Heading_20_1" text:outline-level="1">2. Задание 1-го уровня подробности файла протокола.</text:h>
      <text:p text:style-name="P35"/>
      <text:p text:style-name="P37">Командная строка:</text:p>
      <text:p text:style-name="P35"/>
      <text:p text:style-name="P31">fm test.graph /d1</text:p>
      <text:p text:style-name="P35"/>
      <text:p text:style-name="Standard"><text:span text:style-name="T42">Получаемый файл </text:span><text:span text:style-name="T36">test.det.log</text:span><text:span text:style-name="T41">:</text:span></text:p>
      <text:p text:style-name="P35"/>
      <text:p text:style-name="P32">Вызвано распознавание шаблона для подграфа @ROOT:</text:p>
      <text:p text:style-name="P32">начальная вершина LS, конечная вершина LE</text:p>
      <text:p text:style-name="P32">Конструкция ЦИКЛ</text:p>
      <text:p text:style-name="P32"/>
      <text:p text:style-name="P32">Вершина проверки условия: LC</text:p>
      <text:p text:style-name="P32">Дуга, входящая в тело цикла: LC-&gt;CS</text:p>
      <text:p text:style-name="P32">Дуга, выходящая из тела цикла: CE-&gt;LC</text:p>
      <text:p text:style-name="P32">Вероятность повторения тела цикла: 0.8</text:p>
      <text:p text:style-name="P32"><text:soft-page-break/>Вероятность выхода из цикла: 0.2</text:p>
      <text:p text:style-name="P32">Матрица для подстановки:</text:p>
      <text:p text:style-name="P32"/>
      <text:p text:style-name="P32">**********************************************************</text:p>
      <text:p text:style-name="P32"><text:s text:c="8"/>LS ¦ <text:s text:c="9"/>1 <text:s text:c="9"/>5 <text:s text:c="9"/>4 <text:s text:c="9"/>1 ¦</text:p>
      <text:p text:style-name="P32"><text:s text:c="8"/>LC ¦ <text:s text:c="9"/>0 <text:s text:c="9"/>5 <text:s text:c="9"/>4 <text:s text:c="9"/>1 ¦</text:p>
      <text:p text:style-name="P32"><text:s text:c="5"/>@TMP0 ¦ <text:s text:c="9"/>0 <text:s text:c="9"/>5 <text:s text:c="9"/>5 <text:s text:c="9"/>1 ¦</text:p>
      <text:p text:style-name="P32"><text:s text:c="8"/>LE ¦ <text:s text:c="9"/>0 <text:s text:c="9"/>0 <text:s text:c="9"/>0 <text:s text:c="9"/>1 ¦</text:p>
      <text:p text:style-name="P32">**********************************************************</text:p>
      <text:p text:style-name="P32"/>
      <text:p text:style-name="P32"/>
      <text:p text:style-name="P32"/>
      <text:p text:style-name="P32">Вызвано распознавание шаблона для подграфа @TMP0:</text:p>
      <text:p text:style-name="P32">начальная вершина CS, конечная вершина CE</text:p>
      <text:p text:style-name="P32">Конструкция ВЕТВЛЕНИЕ</text:p>
      <text:p text:style-name="P32"/>
      <text:p text:style-name="P32"/>
      <text:p text:style-name="P32"/>
      <text:p text:style-name="P32">Матрица для подстановки:</text:p>
      <text:p text:style-name="P32">**********************************************************</text:p>
      <text:p text:style-name="P32"><text:s text:c="8"/>CS ¦ <text:s text:c="9"/>1 <text:s text:c="7"/>0.8 <text:s text:c="7"/>0.2 <text:s text:c="9"/>1 ¦</text:p>
      <text:p text:style-name="P32"><text:s text:c="5"/>@TMP1 ¦ <text:s text:c="9"/>0 <text:s text:c="9"/>1 <text:s text:c="9"/>0 <text:s text:c="9"/>1 ¦</text:p>
      <text:p text:style-name="P32"><text:s text:c="5"/>@TMP2 ¦ <text:s text:c="9"/>0 <text:s text:c="9"/>0 <text:s text:c="9"/>1 <text:s text:c="9"/>1 ¦</text:p>
      <text:p text:style-name="P32"><text:s text:c="8"/>CE ¦ <text:s text:c="9"/>0 <text:s text:c="9"/>0 <text:s text:c="9"/>0 <text:s text:c="9"/>1 ¦</text:p>
      <text:p text:style-name="P32">**********************************************************</text:p>
      <text:p text:style-name="P32"/>
      <text:p text:style-name="P32">Вызвано распознавание шаблона для подграфа @TMP1:</text:p>
      <text:p text:style-name="P32">начальная вершина B, конечная вершина B</text:p>
      <text:p text:style-name="P32">Шаблон распознан как атомарная операция</text:p>
      <text:p text:style-name="P32"/>
      <text:p text:style-name="P32">Вызвано распознавание шаблона для подграфа @TMP2:</text:p>
      <text:p text:style-name="P32">начальная вершина A, конечная вершина A</text:p>
      <text:p text:style-name="P32">Шаблон распознан как атомарная операция</text:p>
      <text:p text:style-name="P32"/>
      <text:p text:style-name="P32">Результат:</text:p>
      <text:p text:style-name="P33">*******************************************************************************************</text:p>
      <text:p text:style-name="P33"><text:s text:c="8"/>LS ¦ <text:s text:c="9"/>1 <text:s text:c="9"/>5 <text:s text:c="9"/>4 <text:s text:c="7"/>3.2 <text:s text:c="7"/>0.8 <text:s text:c="9"/>4 <text:s text:c="9"/>1 ¦</text:p>
      <text:p text:style-name="P33"><text:s text:c="8"/>LC ¦ <text:s text:c="9"/>0 <text:s text:c="9"/>5 <text:s text:c="9"/>4 <text:s text:c="7"/>3.2 <text:s text:c="7"/>0.8 <text:s text:c="9"/>4 <text:s text:c="9"/>1 ¦</text:p>
      <text:p text:style-name="P33"><text:s text:c="8"/>CS ¦ <text:s text:c="9"/>0 <text:s text:c="9"/>5 <text:s text:c="9"/>5 <text:s text:c="9"/>4 <text:s text:c="9"/>1 <text:s text:c="9"/>5 <text:s text:c="9"/>1 ¦</text:p>
      <text:p text:style-name="P33"><text:s text:c="9"/>B ¦ <text:s text:c="9"/>0 <text:s text:c="9"/>5 <text:s text:c="9"/>4 <text:s text:c="7"/>4.2 <text:s text:c="7"/>0.8 <text:s text:c="9"/>5 <text:s text:c="9"/>1 ¦</text:p>
      <text:p text:style-name="P33"><text:s text:c="9"/>A ¦ <text:s text:c="9"/>0 <text:s text:c="9"/>5 <text:s text:c="9"/>4 <text:s text:c="7"/>3.2 <text:s text:c="7"/>1.8 <text:s text:c="9"/>5 <text:s text:c="9"/>1 ¦</text:p>
      <text:p text:style-name="P33"><text:s text:c="8"/>CE ¦ <text:s text:c="9"/>0 <text:s text:c="9"/>5 <text:s text:c="9"/>4 <text:s text:c="7"/>3.2 <text:s text:c="7"/>0.8 <text:s text:c="9"/>5 <text:s text:c="9"/>1 ¦</text:p>
      <text:p text:style-name="Standard"><text:span text:style-name="T39"><text:s text:c="8"/></text:span><text:span text:style-name="T38">LE ¦ <text:s text:c="9"/>0 <text:s text:c="9"/>0 <text:s text:c="9"/>0 <text:s text:c="9"/>0 <text:s text:c="9"/>0 <text:s text:c="9"/>0 <text:s text:c="9"/>1 ¦</text:span></text:p>
      <text:p text:style-name="P32">*******************************************************************************************</text:p>
      <text:p text:style-name="P35"/>
      <text:p text:style-name="Standard"><text:span text:style-name="T42">Получаемый файл </text:span><text:span text:style-name="T36">test.stat</text:span><text:span text:style-name="T41">: тот же, что и в пункте 1.</text:span></text:p>
      <text:p text:style-name="P35"/>
      <text:h text:style-name="Heading_20_1" text:outline-level="1">3. Задание 2-го уровня подробности файла протокола.</text:h>
      <text:p text:style-name="P35"/>
      <text:p text:style-name="P37">Командная строка:</text:p>
      <text:p text:style-name="P35"/>
      <text:p text:style-name="P31">fm test.graph /d2</text:p>
      <text:p text:style-name="P35"/>
      <text:p text:style-name="Standard"><text:span text:style-name="T42">Получаемый файл </text:span><text:span text:style-name="T36">test.det.log</text:span><text:span text:style-name="T41">:</text:span></text:p>
      <text:p text:style-name="P35"/>
      <text:p text:style-name="P32">Вызвано распознавание шаблона для подграфа @ROOT:</text:p>
      <text:p text:style-name="P32">начальная вершина LS, конечная вершина LE</text:p>
      <text:p text:style-name="P32">Текущее состояние фундаментальной матрицы:</text:p>
      <text:p text:style-name="P32">*************************</text:p>
      <text:p text:style-name="P32"><text:s text:c="5"/>@ROOT ¦ <text:s text:c="9"/>1 ¦</text:p>
      <text:p text:style-name="P32">*************************</text:p>
      <text:p text:style-name="P32">Конструкция ЦИКЛ</text:p>
      <text:p text:style-name="P32"/>
      <text:p text:style-name="P32">Вершина проверки условия: LC</text:p>
      <text:p text:style-name="P32">Дуга, входящая в тело цикла: LC-&gt;CS</text:p>
      <text:p text:style-name="P32">Дуга, выходящая из тела цикла: CE-&gt;LC</text:p>
      <text:p text:style-name="P32">Вероятность повторения тела цикла: 0.8</text:p>
      <text:p text:style-name="P32">Вероятность выхода из цикла: 0.2</text:p>
      <text:p text:style-name="P32">Матрица для подстановки:</text:p>
      <text:p text:style-name="P32">**********************************************************</text:p>
      <text:p text:style-name="P32"><text:s text:c="8"/>LS ¦ <text:s text:c="9"/>1 <text:s text:c="9"/>5 <text:s text:c="9"/>4 <text:s text:c="9"/>1 ¦</text:p>
      <text:p text:style-name="P32"><text:s text:c="8"/>LC ¦ <text:s text:c="9"/>0 <text:s text:c="9"/>5 <text:s text:c="9"/>4 <text:s text:c="9"/>1 ¦</text:p>
      <text:p text:style-name="P32"><text:soft-page-break/><text:s text:c="5"/>@TMP0 ¦ <text:s text:c="9"/>0 <text:s text:c="9"/>5 <text:s text:c="9"/>5 <text:s text:c="9"/>1 ¦</text:p>
      <text:p text:style-name="P32"><text:s text:c="8"/>LE ¦ <text:s text:c="9"/>0 <text:s text:c="9"/>0 <text:s text:c="9"/>0 <text:s text:c="9"/>1 ¦</text:p>
      <text:p text:style-name="P32">**********************************************************</text:p>
      <text:p text:style-name="P32"/>
      <text:p text:style-name="P32">Вызвано распознавание шаблона для подграфа @TMP0:</text:p>
      <text:p text:style-name="P32">начальная вершина CS, конечная вершина CE</text:p>
      <text:p text:style-name="P32">Текущее состояние фундаментальной матрицы:</text:p>
      <text:p text:style-name="P32">**********************************************************</text:p>
      <text:p text:style-name="P32"><text:s text:c="8"/>LS ¦ <text:s text:c="9"/>1 <text:s text:c="9"/>5 <text:s text:c="9"/>4 <text:s text:c="9"/>1 ¦</text:p>
      <text:p text:style-name="P32"><text:s text:c="8"/>LC ¦ <text:s text:c="9"/>0 <text:s text:c="9"/>5 <text:s text:c="9"/>4 <text:s text:c="9"/>1 ¦</text:p>
      <text:p text:style-name="P32"><text:s text:c="5"/>@TMP0 ¦ <text:s text:c="9"/>0 <text:s text:c="9"/>5 <text:s text:c="9"/>5 <text:s text:c="9"/>1 ¦</text:p>
      <text:p text:style-name="P32"><text:s text:c="8"/>LE ¦ <text:s text:c="9"/>0 <text:s text:c="9"/>0 <text:s text:c="9"/>0 <text:s text:c="9"/>1 ¦</text:p>
      <text:p text:style-name="P32">**********************************************************</text:p>
      <text:p text:style-name="P32"/>
      <text:p text:style-name="P32">Конструкция ВЕТВЛЕНИЕ</text:p>
      <text:p text:style-name="P32"/>
      <text:p text:style-name="P32">Матрица для подстановки:</text:p>
      <text:p text:style-name="P32">**********************************************************</text:p>
      <text:p text:style-name="P32"><text:s text:c="8"/>CS ¦ <text:s text:c="9"/>1 <text:s text:c="7"/>0.8 <text:s text:c="7"/>0.2 <text:s text:c="9"/>1 ¦</text:p>
      <text:p text:style-name="P32"><text:s text:c="5"/>@TMP1 ¦ <text:s text:c="9"/>0 <text:s text:c="9"/>1 <text:s text:c="9"/>0 <text:s text:c="9"/>1 ¦</text:p>
      <text:p text:style-name="P32"><text:s text:c="5"/>@TMP2 ¦ <text:s text:c="9"/>0 <text:s text:c="9"/>0 <text:s text:c="9"/>1 <text:s text:c="9"/>1 ¦</text:p>
      <text:p text:style-name="P32"><text:s text:c="8"/>CE ¦ <text:s text:c="9"/>0 <text:s text:c="9"/>0 <text:s text:c="9"/>0 <text:s text:c="9"/>1 ¦</text:p>
      <text:p text:style-name="P32">**********************************************************</text:p>
      <text:p text:style-name="P32"/>
      <text:p text:style-name="P32">Вызвано распознавание шаблона для подграфа @TMP1:</text:p>
      <text:p text:style-name="P32">начальная вершина B, конечная вершина B</text:p>
      <text:p text:style-name="P32">Текущее состояние фундаментальной матрицы:</text:p>
      <text:p text:style-name="P32">*******************************************************************************************</text:p>
      <text:p text:style-name="P32"><text:s text:c="8"/>LS ¦ <text:s text:c="9"/>1 <text:s text:c="9"/>5 <text:s text:c="9"/>4 <text:s text:c="7"/>3.2 <text:s text:c="7"/>0.8 <text:s text:c="9"/>4 <text:s text:c="9"/>1 ¦</text:p>
      <text:p text:style-name="Standard"><text:span text:style-name="T38"><text:s text:c="8"/></text:span><text:span text:style-name="T39">LC ¦ <text:s text:c="9"/>0 <text:s text:c="9"/>5 <text:s text:c="9"/>4 <text:s text:c="7"/>3.2 <text:s text:c="7"/>0.8 <text:s text:c="9"/>4 <text:s text:c="9"/>1 ¦</text:span></text:p>
      <text:p text:style-name="P33"><text:s text:c="8"/>CS ¦ <text:s text:c="9"/>0 <text:s text:c="9"/>5 <text:s text:c="9"/>5 <text:s text:c="9"/>4 <text:s text:c="9"/>1 <text:s text:c="9"/>5 <text:s text:c="9"/>1 ¦</text:p>
      <text:p text:style-name="P33"><text:s text:c="5"/>@TMP1 ¦ <text:s text:c="9"/>0 <text:s text:c="9"/>5 <text:s text:c="9"/>4 <text:s text:c="7"/>4.2 <text:s text:c="7"/>0.8 <text:s text:c="9"/>5 <text:s text:c="9"/>1 ¦</text:p>
      <text:p text:style-name="P33"><text:s text:c="5"/>@TMP2 ¦ <text:s text:c="9"/>0 <text:s text:c="9"/>5 <text:s text:c="9"/>4 <text:s text:c="7"/>3.2 <text:s text:c="7"/>1.8 <text:s text:c="9"/>5 <text:s text:c="9"/>1 ¦</text:p>
      <text:p text:style-name="P33"><text:s text:c="8"/>CE ¦ <text:s text:c="9"/>0 <text:s text:c="9"/>5 <text:s text:c="9"/>4 <text:s text:c="7"/>3.2 <text:s text:c="7"/>0.8 <text:s text:c="9"/>5 <text:s text:c="9"/>1 ¦</text:p>
      <text:p text:style-name="Standard"><text:span text:style-name="T39"><text:s text:c="8"/></text:span><text:span text:style-name="T38">LE ¦ <text:s text:c="9"/>0 <text:s text:c="9"/>0 <text:s text:c="9"/>0 <text:s text:c="9"/>0 <text:s text:c="9"/>0 <text:s text:c="9"/>0 <text:s text:c="9"/>1 ¦</text:span></text:p>
      <text:p text:style-name="P32">*******************************************************************************************</text:p>
      <text:p text:style-name="P32">Шаблон распознан как атомарная операция</text:p>
      <text:p text:style-name="P32"/>
      <text:p text:style-name="P32">Вызвано распознавание шаблона для подграфа @TMP2:</text:p>
      <text:p text:style-name="P32">начальная вершина A, конечная вершина A</text:p>
      <text:p text:style-name="P32">Текущее состояние фундаментальной матрицы:</text:p>
      <text:p text:style-name="P32">*******************************************************************************************</text:p>
      <text:p text:style-name="P32"><text:s text:c="8"/>LS ¦ <text:s text:c="9"/>1 <text:s text:c="9"/>5 <text:s text:c="9"/>4 <text:s text:c="7"/>3.2 <text:s text:c="7"/>0.8 <text:s text:c="9"/>4 <text:s text:c="9"/>1 ¦</text:p>
      <text:p text:style-name="Standard"><text:span text:style-name="T38"><text:s text:c="8"/></text:span><text:span text:style-name="T39">LC ¦ <text:s text:c="9"/>0 <text:s text:c="9"/>5 <text:s text:c="9"/>4 <text:s text:c="7"/>3.2 <text:s text:c="7"/>0.8 <text:s text:c="9"/>4 <text:s text:c="9"/>1 ¦</text:span></text:p>
      <text:p text:style-name="P33"><text:s text:c="8"/>CS ¦ <text:s text:c="9"/>0 <text:s text:c="9"/>5 <text:s text:c="9"/>5 <text:s text:c="9"/>4 <text:s text:c="9"/>1 <text:s text:c="9"/>5 <text:s text:c="9"/>1 ¦</text:p>
      <text:p text:style-name="P33"><text:s text:c="9"/>B ¦ <text:s text:c="9"/>0 <text:s text:c="9"/>5 <text:s text:c="9"/>4 <text:s text:c="7"/>4.2 <text:s text:c="7"/>0.8 <text:s text:c="9"/>5 <text:s text:c="9"/>1 ¦</text:p>
      <text:p text:style-name="P33"><text:s text:c="5"/>@TMP2 ¦ <text:s text:c="9"/>0 <text:s text:c="9"/>5 <text:s text:c="9"/>4 <text:s text:c="7"/>3.2 <text:s text:c="7"/>1.8 <text:s text:c="9"/>5 <text:s text:c="9"/>1 ¦</text:p>
      <text:p text:style-name="P33"><text:s text:c="8"/>CE ¦ <text:s text:c="9"/>0 <text:s text:c="9"/>5 <text:s text:c="9"/>4 <text:s text:c="7"/>3.2 <text:s text:c="7"/>0.8 <text:s text:c="9"/>5 <text:s text:c="9"/>1 ¦</text:p>
      <text:p text:style-name="Standard"><text:span text:style-name="T39"><text:s text:c="8"/></text:span><text:span text:style-name="T38">LE ¦ <text:s text:c="9"/>0 <text:s text:c="9"/>0 <text:s text:c="9"/>0 <text:s text:c="9"/>0 <text:s text:c="9"/>0 <text:s text:c="9"/>0 <text:s text:c="9"/>1 ¦</text:span></text:p>
      <text:p text:style-name="P32">*******************************************************************************************</text:p>
      <text:p text:style-name="P32">Шаблон распознан как атомарная операция</text:p>
      <text:p text:style-name="P32"/>
      <text:p text:style-name="P32">Результат:</text:p>
      <text:p text:style-name="P32">*******************************************************************************************</text:p>
      <text:p text:style-name="P32"><text:s text:c="8"/>LS ¦ <text:s text:c="9"/>1 <text:s text:c="9"/>5 <text:s text:c="9"/>4 <text:s text:c="7"/>3.2 <text:s text:c="7"/>0.8 <text:s text:c="9"/>4 <text:s text:c="9"/>1 ¦</text:p>
      <text:p text:style-name="P32"><text:s text:c="8"/>LC ¦ <text:s text:c="9"/>0 <text:s text:c="9"/>5 <text:s text:c="9"/>4 <text:s text:c="7"/>3.2 <text:s text:c="7"/>0.8 <text:s text:c="9"/>4 <text:s text:c="9"/>1 ¦</text:p>
      <text:p text:style-name="P32"><text:s text:c="8"/>CS ¦ <text:s text:c="9"/>0 <text:s text:c="9"/>5 <text:s text:c="9"/>5 <text:s text:c="9"/>4 <text:s text:c="9"/>1 <text:s text:c="9"/>5 <text:s text:c="9"/>1 ¦</text:p>
      <text:p text:style-name="P32"><text:s text:c="9"/>B ¦ <text:s text:c="9"/>0 <text:s text:c="9"/>5 <text:s text:c="9"/>4 <text:s text:c="7"/>4.2 <text:s text:c="7"/>0.8 <text:s text:c="9"/>5 <text:s text:c="9"/>1 ¦</text:p>
      <text:p text:style-name="P32"><text:s text:c="9"/>A ¦ <text:s text:c="9"/>0 <text:s text:c="9"/>5 <text:s text:c="9"/>4 <text:s text:c="7"/>3.2 <text:s text:c="7"/>1.8 <text:s text:c="9"/>5 <text:s text:c="9"/>1 ¦</text:p>
      <text:p text:style-name="P32"><text:s text:c="8"/>CE ¦ <text:s text:c="9"/>0 <text:s text:c="9"/>5 <text:s text:c="9"/>4 <text:s text:c="7"/>3.2 <text:s text:c="7"/>0.8 <text:s text:c="9"/>5 <text:s text:c="9"/>1 ¦</text:p>
      <text:p text:style-name="P32"><text:s text:c="8"/>LE ¦ <text:s text:c="9"/>0 <text:s text:c="9"/>0 <text:s text:c="9"/>0 <text:s text:c="9"/>0 <text:s text:c="9"/>0 <text:s text:c="9"/>0 <text:s text:c="9"/>1 ¦</text:p>
      <text:p text:style-name="P32">*******************************************************************************************</text:p>
      <text:p text:style-name="Standard"><text:span text:style-name="T42">Получаемый файл </text:span><text:span text:style-name="T36">test.stat</text:span><text:span text:style-name="T41">: тот же, что и в пункте 1.</text:span></text:p>
      <text:p text:style-name="P89"/>
      <text:p text:style-name="P89"/>
      <text:p text:style-name="P89">Задание на выполнение лабораторной работы 1-2</text:p>
      <text:p text:style-name="P85"/>
      <text:p text:style-name="P91">Задание 1</text:p>
      <text:p text:style-name="P91">Построение операционных графовых моделей (ОГМ) последовательных программ</text:p>
      <text:p text:style-name="P91"/>
      <text:p text:style-name="P60">Для рассматривавшегося в лабораторных работах курса «Метрология <text:s/>программного обеспечения» (или курса "Качество и надежность программного обеспечения") <text:s/>индивидуального задания <text:s/>разработать операционную модель <text:soft-page-break/>управляющего графа программы <text:s/>на основе схемы алгоритма и <text:s/>ассемблерного <text:s/>представления программы. При выполнении работы рекомендуется для упрощения обработки графа и ПЦМ исключить <text:s/>диалог при выполнении операций <text:s/>ввода-вывода данных, а также привести программу <text:s/>к структурированному виду.</text:p>
      <text:p text:style-name="P61"><text:span text:style-name="T45">Выбрать вариант графа с нагруженными вершинами, каждая из которых должна представлять фрагмент программы, соответствующий линейному участку или <text:s/>ветвлению. При расчете вероятностей ветвлений, зависящих от распределения данных, принять равномерное распределение обрабатываемых данных в ограниченном диапазоне (например, <text:s/>[0,100] - для положительных чисел или [-100,100] - для произвольных чисел). В случае ветвлений, <text:s/>вызванных проверкой выхода из цикла, вероятности рассчитываются <text:s/>исходя априорных сведений о <text:s/>числе повторений цикла. </text:span><text:span text:style-name="T46">Сложные случаи оценки вероятностей ветвлений согласовать с преподавателем. <text:s/></text:span></text:p>
      <text:p text:style-name="P61"><text:span text:style-name="T45">В качестве параметров, характеризующих потребление ресурсов, использовать времена выполнения команд соответствующих <text:s/>участков <text:s/>программы, задаваемые в тактах процессора. <text:s/>Выполнить оценку времен выполнения <text:s/>каждого линейного участка <text:s/>и каждого ветвления в графе программы. <text:s/>Оценку времен выполнения участков производить либо с использованием монитора (например, </text:span><text:span text:style-name="T47">Sampler</text:span><text:span text:style-name="T45"> или </text:span><text:span text:style-name="T47">Vtune</text:span><text:span text:style-name="T45">), либо прямым подсчетом по тексту программы. В последнем случае времена исполнения команд процессора (в тактах) следует выбирать <text:s/>из <text:s/>файла InstrX86.tim в соответствии с типом и параметрами компьютера, выбираемыми по номеру в списке группы из <text:s/>табл.1. </text:span></text:p>
      <text:p text:style-name="P60"><text:tab/><text:tab/><text:tab/><text:tab/><text:tab/><text:tab/><text:tab/><text:tab/>Таблица 1</text:p>
      <table:table table:name="Таблица6" table:style-name="Таблица6">
        <table:table-column table:style-name="Таблица6.A"/>
        <table:table-column table:style-name="Таблица6.B" table:number-columns-repeated="2"/>
        <table:table-column table:style-name="Таблица6.D"/>
        <table:table-column table:style-name="Таблица6.B"/>
        <table:table-column table:style-name="Таблица6.F"/>
        <table:table-row table:style-name="Таблица6.1">
          <table:table-cell table:style-name="Таблица6.A1" office:value-type="string">
            <text:p text:style-name="P12">Тип компьютера</text:p>
          </table:table-cell>
          <table:table-cell table:style-name="Таблица6.A1" office:value-type="string">
            <text:h text:style-name="P128" text:outline-level="1"><text:span text:style-name="T1">Pentium</text:span><text:span text:style-name="T2">200 </text:span><text:span text:style-name="T1">Мгц</text:span></text:h>
          </table:table-cell>
          <table:table-cell table:style-name="Таблица6.A1" office:value-type="string">
            <text:p text:style-name="P14">i486</text:p>
            <text:p text:style-name="P13">100 Мгц</text:p>
          </table:table-cell>
          <table:table-cell table:style-name="Таблица6.A1" office:value-type="string">
            <text:p text:style-name="P14">i386 </text:p>
            <text:p text:style-name="P13">66 Мгц</text:p>
          </table:table-cell>
          <table:table-cell table:style-name="Таблица6.A1" office:value-type="string">
            <text:p text:style-name="P14">i286</text:p>
            <text:p text:style-name="P13">20 Мгц</text:p>
          </table:table-cell>
          <table:table-cell table:style-name="Таблица6.F1" office:value-type="string">
            <text:p text:style-name="P14">i8086 </text:p>
            <text:p text:style-name="P13">1 Мгц</text:p>
          </table:table-cell>
        </table:table-row>
        <table:table-row table:style-name="Таблица6.2">
          <table:table-cell table:style-name="Таблица6.A1" office:value-type="string">
            <text:h text:style-name="P125" text:outline-level="1">Но</text:h>
            <text:h text:style-name="P124" text:outline-level="1">Мер</text:h>
            <text:p text:style-name="P11">по</text:p>
            <text:p text:style-name="P11">жур</text:p>
            <text:p text:style-name="P11">на</text:p>
            <text:p text:style-name="P11">лу</text:p>
          </table:table-cell>
          <table:table-cell table:number-columns-spanned="5">
            <table:table table:is-sub-table="true">
              <table:table-column table:style-name="Таблица6.B" table:number-columns-repeated="2"/>
              <table:table-column table:style-name="Таблица6.D"/>
              <table:table-column table:style-name="Таблица6.B"/>
              <table:table-column table:style-name="Таблица6.F"/>
              <table:table-row table:style-name="Таблица6.B2.1">
                <table:table-cell table:style-name="Таблица6.A1" office:value-type="string">
                  <text:p text:style-name="P30">1</text:p>
                </table:table-cell>
                <table:table-cell table:style-name="Таблица6.A1" office:value-type="string">
                  <text:p text:style-name="P30">2</text:p>
                </table:table-cell>
                <table:table-cell table:style-name="Таблица6.A1" office:value-type="string">
                  <text:p text:style-name="P30">3</text:p>
                </table:table-cell>
                <table:table-cell table:style-name="Таблица6.A1" office:value-type="string">
                  <text:p text:style-name="P30">4</text:p>
                </table:table-cell>
                <table:table-cell table:style-name="Таблица6.F1" office:value-type="string">
                  <text:p text:style-name="P30">5</text:p>
                </table:table-cell>
              </table:table-row>
              <table:table-row table:style-name="Таблица6.B2.1">
                <table:table-cell table:style-name="Таблица6.A1" office:value-type="string">
                  <text:p text:style-name="P30">6</text:p>
                </table:table-cell>
                <table:table-cell table:style-name="Таблица6.A1" office:value-type="string">
                  <text:p text:style-name="P30">7</text:p>
                </table:table-cell>
                <table:table-cell table:style-name="Таблица6.A1" office:value-type="string">
                  <text:p text:style-name="P30">8</text:p>
                </table:table-cell>
                <table:table-cell table:style-name="Таблица6.A1" office:value-type="string">
                  <text:p text:style-name="P30">9</text:p>
                </table:table-cell>
                <table:table-cell table:style-name="Таблица6.F1" office:value-type="string">
                  <text:p text:style-name="P30">10</text:p>
                </table:table-cell>
              </table:table-row>
              <table:table-row table:style-name="Таблица6.B2.1">
                <table:table-cell table:style-name="Таблица6.A1" office:value-type="string">
                  <text:p text:style-name="P30">11</text:p>
                </table:table-cell>
                <table:table-cell table:style-name="Таблица6.A1" office:value-type="string">
                  <text:p text:style-name="P30">12</text:p>
                </table:table-cell>
                <table:table-cell table:style-name="Таблица6.A1" office:value-type="string">
                  <text:p text:style-name="P30">13</text:p>
                </table:table-cell>
                <table:table-cell table:style-name="Таблица6.A1" office:value-type="string">
                  <text:p text:style-name="P30">14</text:p>
                </table:table-cell>
                <table:table-cell table:style-name="Таблица6.F1" office:value-type="string">
                  <text:p text:style-name="P30">15</text:p>
                </table:table-cell>
              </table:table-row>
              <table:table-row table:style-name="Таблица6.B2.1">
                <table:table-cell table:style-name="Таблица6.A1" office:value-type="string">
                  <text:p text:style-name="P30">16</text:p>
                </table:table-cell>
                <table:table-cell table:style-name="Таблица6.A1" office:value-type="string">
                  <text:p text:style-name="P30">17</text:p>
                </table:table-cell>
                <table:table-cell table:style-name="Таблица6.A1" office:value-type="string">
                  <text:p text:style-name="P30">18</text:p>
                </table:table-cell>
                <table:table-cell table:style-name="Таблица6.A1" office:value-type="string">
                  <text:p text:style-name="P30">19</text:p>
                </table:table-cell>
                <table:table-cell table:style-name="Таблица6.F1" office:value-type="string">
                  <text:p text:style-name="P30">20</text:p>
                </table:table-cell>
              </table:table-row>
              <table:table-row table:style-name="Таблица6.B2.1">
                <table:table-cell table:style-name="Таблица6.A1" office:value-type="string">
                  <text:p text:style-name="P30">21</text:p>
                </table:table-cell>
                <table:table-cell table:style-name="Таблица6.A1" office:value-type="string">
                  <text:p text:style-name="P30">22</text:p>
                </table:table-cell>
                <table:table-cell table:style-name="Таблица6.A1" office:value-type="string">
                  <text:p text:style-name="P30">23</text:p>
                </table:table-cell>
                <table:table-cell table:style-name="Таблица6.A1" office:value-type="string">
                  <text:p text:style-name="P30">24</text:p>
                </table:table-cell>
                <table:table-cell table:style-name="Таблица6.F1" office:value-type="string">
                  <text:p text:style-name="P30">25</text:p>
                </table:table-cell>
              </table:table-row>
            </table:table>
          </table:table-cell>
          <table:covered-table-cell/>
          <table:covered-table-cell/>
          <table:covered-table-cell/>
          <table:covered-table-cell/>
        </table:table-row>
      </table:table>
      <text:p text:style-name="P92"/>
      <text:p text:style-name="P92">Примечание: <text:s/>Можно заменять вариант используемого компьютера на более современный при измерении времен с помощью монитора.</text:p>
      <text:p text:style-name="P91"/>
      <text:p text:style-name="P91"/>
      <text:p text:style-name="P91"/>
      <text:p text:style-name="P91"/>
      <text:p text:style-name="P91">Задание 2</text:p>
      <text:p text:style-name="P91">Анализ ОГМ последовательных программ </text:p>
      <text:p text:style-name="P91">на основе аппарата поглощающих цепей Маркова</text:p>
      <text:p text:style-name="P91"/>
      <text:p text:style-name="P61"><text:span text:style-name="T45">Для полученного графа построить соответствующую ему поглощающую цепь Маркова (ПЦМ), определить ее фундаментальную матрицу(ФМ) и вектор нагрузочных парметров </text:span><text:span text:style-name="T47">L</text:span><text:span text:style-name="T45">. <text:s/>Вычислить оценки средних времен, дисперсии и СКО времен выполнения как всей программы, так и ее основных фрагментов, на которые она может быть разбита (при затруднении с выбором – согласовать с <text:s/>преподавателем). Определение ФМ ПЦМ <text:s/>требуется <text:s/>выполнить двумя способами:</text:span></text:p>
      <text:list text:style-name="WW8Num4">
        <text:list-item>
          <text:p text:style-name="P132">путем непосредственного обращения матрицы (I-Q), <text:s/>полученной по переходной матрице ПЦМ, соответствующей <text:s/>графу всей программы;</text:p>
        </text:list-item>
        <text:list-item>
          <text:p text:style-name="P132">путем <text:s/>структурной <text:s/>детализации фундаментальных матриц, соответствующих подграфам элементарных вычислительных процессов.</text:p>
        </text:list-item>
      </text:list>
      <text:p text:style-name="P93"><text:span text:style-name="T45">При выполнении расчетов следует использовать программу <text:s/></text:span><text:span text:style-name="T47">FM</text:span><text:span text:style-name="T45">.</text:span><text:span text:style-name="T47">EXE</text:span><text:span text:style-name="T45">, способы использования которой <text:s/>для анализа характеристик программ описаны выше. </text:span></text:p>
      <text:p text:style-name="P60"><text:soft-page-break/>Оценки времен выполнения следует определить как в тактах, <text:s/>так и в абсолютных единицах времени (сек, мсек или мксек). Результаты <text:s/>расчетов <text:s/>представить в виде таблиц как для всей программы, так и для ее фрагментов.</text:p>
      <text:p text:style-name="P90"/>
      <text:p text:style-name="P92">Примечание. Если сведения по программе, разработанной в качестве индивидуального задания по курсу «Метрология <text:s/>программного обеспечения» или по курсу "Качество и надежность программного обеспечения" утеряны, следует обратиться к преподавателю. <text:s/></text:p>
      <text:p text:style-name="P60"/>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charset="x-symbol"/>
    <style:font-face style:name="Arial4" svg:font-family="Arial" style:font-family-generic="roman" style:font-charset="x-symbol"/>
    <style:font-face style:name="Symbol1" svg:font-family="Symbol" style:font-family-generic="roman"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Academy" svg:font-family="Academy, 'Times New 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_35_" draw:display-name="5" svg:viewBox="0 0 1 1" svg:d=""/>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text-properties fo:font-size="12pt" fo:font-weight="bold" style:font-size-asian="12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2"/>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4pt" style:font-size-asian="14pt"/>
    </style:style>
    <style:style style:name="Heading_20_3" style:display-name="Heading 3" style:family="paragraph" style:parent-style-name="Standard" style:next-style-name="Standard" style:class="text" style:default-outline-level="3">
      <style:paragraph-properties fo:margin-left="0cm" fo:margin-right="0cm" fo:text-align="center" style:justify-single-word="false" fo:text-indent="1cm" style:auto-text-indent="false" fo:keep-with-next="always"/>
      <style:text-properties fo:font-size="14pt" fo:font-weight="bold" style:font-size-asian="14pt" style:font-weight-asian="bold"/>
    </style:style>
    <style:style style:name="Heading_20_4" style:display-name="Heading 4" style:family="paragraph" style:parent-style-name="Standard" style:next-style-name="Standard" style:class="text" style:default-outline-level="4">
      <style:paragraph-properties fo:margin-left="1cm" fo:margin-right="0cm" fo:text-align="center" style:justify-single-word="false" fo:text-indent="0cm" style:auto-text-indent="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margin-left="5.251cm" fo:margin-right="0cm" fo:text-align="justify" style:justify-single-word="false" fo:text-indent="1cm" style:auto-text-indent="false" fo:keep-with-next="always"/>
      <style:text-properties fo:font-size="14pt" style:font-size-asian="14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cademy" fo:font-size="14pt" style:font-size-asian="14pt"/>
    </style:style>
    <style:style style:name="Text_20_body_20_indent" style:display-name="Text body indent" style:family="paragraph" style:parent-style-name="Standard" style:class="text">
      <style:paragraph-properties fo:margin-left="0cm" fo:margin-right="0cm" fo:text-align="justify" style:justify-single-word="false" fo:text-indent="1cm" style:auto-text-indent="false"/>
      <style:text-properties fo:font-size="14pt" style:font-size-asian="14pt"/>
    </style:style>
    <style:style style:name="Основной_20_текст_20_2" style:display-name="Основной текст 2" style:family="paragraph" style:parent-style-name="Standard">
      <style:text-properties fo:font-size="14pt" style:font-size-asian="14pt"/>
    </style:style>
    <style:style style:name="Основной_20_текст_20_3" style:display-name="Основной текст 3" style:family="paragraph" style:parent-style-name="Standard">
      <style:text-properties fo:font-size="14pt" fo:font-weight="bold" style:font-size-asian="14pt" style:font-weight-asian="bold"/>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501cm" style:auto-text-indent="false"/>
      <style:text-properties fo:font-size="14pt" style:font-size-asian="14pt"/>
    </style:style>
    <style:style style:name="Диплом" style:family="paragraph" style:parent-style-name="Standard">
      <style:paragraph-properties fo:line-height="150%" fo:text-align="justify" style:justify-single-word="false"/>
      <style:text-properties fo:font-size="13pt" style:font-size-asian="13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Text" style:family="paragraph" style:parent-style-name="Standard" style:class="extra">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8z0" style:family="text">
      <style:text-properties fo:font-style="italic" style:font-style-asian="italic"/>
    </style:style>
    <style:style style:name="WW8Num9z0" style:family="text">
      <style:text-properties style:font-name="Times New Roman"/>
    </style:style>
    <style:style style:name="WW8Num17z0" style:family="text">
      <style:text-properties style:use-window-font-color="true" style:font-name="Symbol"/>
    </style:style>
    <style:style style:name="WW8Num21z0" style:family="text">
      <style:text-properties style:font-name="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WW8Num8z0" style:num-suffix=")" style:num-format="1">
        <style:list-level-properties text:min-label-width="0.74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794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text:start-value="2">
        <style:list-level-properties text:min-label-width="1.005cm"/>
      </text:list-level-style-number>
      <text:list-level-style-number text:level="2" style:num-suffix="." style:num-format="1" text:start-value="4"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text:start-value="2">
        <style:list-level-properties text:min-label-width="1.00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text:start-value="0">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margin-left="0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cm" fo:margin-bottom="2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pm1">
      <style:header>
        <text:p text:style-name="P1"><draw:frame draw:style-name="fr1" draw:name="Врезка1" text:anchor-type="paragraph" svg:y="0.002cm" fo:min-width="0.041cm" draw:z-index="21">
      <draw:text-box fo:min-height="0.37cm">
       <text:p text:style-name="Header"><text:span text:style-name="Page_20_Number"/></text:p>
      </draw:text-box>
     </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dc:title>1</dc:title>
    <meta:initial-creator>Anton Katilin</meta:initial-creator>
    <meta:creation-date>2001-09-22T14:52:00</meta:creation-date>
    <dc:date>2007-12-02T20:33:10</dc:date>
    <meta:print-date>2000-02-04T11:36:00</meta:print-date>
    <meta:editing-cycles>7</meta:editing-cycles>
    <meta:editing-duration>PT1H30M44S</meta:editing-duration>
    <meta:user-defined meta:name="Info 1"/>
    <meta:user-defined meta:name="Info 2"/>
    <meta:user-defined meta:name="Info 3"/>
    <meta:user-defined meta:name="Info 4"/>
    <meta:document-statistic meta:table-count="6" meta:image-count="0" meta:object-count="0" meta:page-count="22" meta:paragraph-count="649" meta:word-count="4841" meta:character-count="41073"/>
  </office:meta>
</office:document-meta>
</file>